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776cm"/>
    </style:style>
    <style:style style:name="co21" style:family="table-column">
      <style:table-column-properties fo:break-before="auto" style:column-width="2.976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3.785cm"/>
    </style:style>
    <style:style style:name="co26" style:family="table-column">
      <style:table-column-properties fo:break-before="auto" style:column-width="1.143cm"/>
    </style:style>
    <style:style style:name="co27" style:family="table-column">
      <style:table-column-properties fo:break-before="auto" style:column-width="1.96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942cm"/>
    </style:style>
    <style:style style:name="co3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533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0.826cm"/>
    </style:style>
    <style:style style:name="co35" style:family="table-column">
      <style:table-column-properties fo:break-before="auto" style:column-width="2.94cm"/>
    </style:style>
    <style:style style:name="co36" style:family="table-column">
      <style:table-column-properties fo:break-before="auto" style:column-width="2.914cm"/>
    </style:style>
    <style:style style:name="co37" style:family="table-column">
      <style:table-column-properties fo:break-before="auto" style:column-width="2.505cm"/>
    </style:style>
    <style:style style:name="co38" style:family="table-column">
      <style:table-column-properties fo:break-before="auto" style:column-width="2.813cm"/>
    </style:style>
    <style:style style:name="co39" style:family="table-column">
      <style:table-column-properties fo:break-before="auto" style:column-width="2.886cm"/>
    </style:style>
    <style:style style:name="co40" style:family="table-column">
      <style:table-column-properties fo:break-before="auto" style:column-width="2.75cm"/>
    </style:style>
    <style:style style:name="co41" style:family="table-column">
      <style:table-column-properties fo:break-before="auto" style:column-width="2.805cm"/>
    </style:style>
    <style:style style:name="co42" style:family="table-column">
      <style:table-column-properties fo:break-before="auto" style:column-width="3.457cm"/>
    </style:style>
    <style:style style:name="co43" style:family="table-column">
      <style:table-column-properties fo:break-before="auto" style:column-width="2.831cm"/>
    </style:style>
    <style:style style:name="co44" style:family="table-column">
      <style:table-column-properties fo:break-before="auto" style:column-width="2.967cm"/>
    </style:style>
    <style:style style:name="co45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7" style:family="table-cell" style:parent-style-name="Default">
      <style:text-properties style:font-name="Liberation Sans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35" table:default-cell-style-name="ce21"/>
        <table:table-column table:style-name="co2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8" table:default-cell-style-name="ce21"/>
        <table:table-column table:style-name="co38" table:default-cell-style-name="ce21"/>
        <table:table-column table:style-name="co8" table:default-cell-style-name="ce21"/>
        <table:table-column table:style-name="co9" table:default-cell-style-name="ce21"/>
        <table:table-column table:style-name="co41" table:default-cell-style-name="ce21"/>
        <table:table-column table:style-name="co40" table:default-cell-style-name="ce21"/>
        <table:table-column table:style-name="co42" table:default-cell-style-name="ce21"/>
        <table:table-column table:style-name="co40" table:default-cell-style-name="ce21"/>
        <table:table-column table:style-name="co43" table:default-cell-style-name="ce21"/>
        <table:table-column table:style-name="co9" table:default-cell-style-name="ce21"/>
        <table:table-column table:style-name="co8" table:number-columns-repeated="6" table:default-cell-style-name="ce21"/>
        <table:table-column table:style-name="co44" table:default-cell-style-name="ce21"/>
        <table:table-column table:style-name="co45" table:default-cell-style-name="ce21"/>
        <table:table-column table:style-name="co8" table:number-columns-repeated="999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Silver tempest</text:p>
          </table:table-cell>
          <table:table-cell table:style-name="ce1" table:number-columns-repeated="10"/>
          <table:table-cell/>
          <table:table-cell table:style-name="ce1" office:value-type="float" office:value="8424" calcext:value-type="float">
            <text:p>8424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[.C4]/5.8" office:value-type="float" office:value="223.448275862069" calcext:value-type="float">
            <text:p>223.448275862069</text:p>
          </table:table-cell>
          <table:table-cell office:value-type="float" office:value="1296" calcext:value-type="float">
            <text:p>1296</text:p>
          </table:table-cell>
          <table:table-cell table:number-columns-repeated="4"/>
          <table:table-cell table:formula="of:=182-[.H14]"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table:formula="of:=3+5+1+3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];[.D4];[.F4];[.H4];[.J4];[.L4];[.N4];[.P4];[.R4])/SUM([.C4];[.E4];[.G4];[.I4];[.K4];[.M4];[.O4];[.Q4];[.S4]))" office:value-type="float" office:value="5.90015015015015" calcext:value-type="float">
            <text:p>5.90015015015015</text:p>
          </table:table-cell>
          <table:table-cell table:formula="of:=(SUM([.B4];[.D4];[.F4];[.H4];[.J4];[.L4];[.N4];[.P4];[.R4])/SUM([.C4];[.E4];[.G4];[.I4];[.K4];[.M4];[.O4];[.Q4];[.S4]))*100" office:value-type="float" office:value="16.94872121135" calcext:value-type="float">
            <text:p>16.94872121135</text:p>
          </table:table-cell>
          <table:table-cell office:value-type="float" office:value="23" calcext:value-type="float">
            <text:p>23</text:p>
          </table:table-cell>
          <table:table-cell table:formula="of:=[.U4]/[.V4]" office:value-type="float" office:value="0.736900922232611" calcext:value-type="float">
            <text:p>0.736900922232611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;[.S4])" office:value-type="float" office:value="2168" calcext:value-type="float">
            <text:p>2168</text:p>
          </table:table-cell>
          <table:table-cell table:formula="of:=1/(SUM([.B4];[.D4];[.F4];[.H4];[.J4];[.L4];[.N4];[.P4];[.R4])/SUM([.C4];[.E4];[.G4];[.I4];[.K4];[.M4];[.O4];[.Q4];[.S4])+([.AB4]/100))" office:value-type="float" office:value="5.39722680565335" calcext:value-type="float">
            <text:p>5.39722680565335</text:p>
          </table:table-cell>
          <table:table-cell table:formula="of:=1/(SUM([.B4];[.D4];[.F4];[.H4];[.J4];[.L4];[.N4];[.P4];[.R4])/SUM([.C4];[.E4];[.G4];[.I4];[.K4];[.M4];[.O4];[.Q4];[.S4])-([.AB4]/100))" office:value-type="float" office:value="6.50643116032797" calcext:value-type="float">
            <text:p>6.50643116032797</text:p>
          </table:table-cell>
          <table:table-cell table:formula="of:=1.96*SQRT((([.U4]/100)*(1-([.U4]/100)))/[.Y4])*100" office:value-type="float" office:value="1.57931246239783" calcext:value-type="float">
            <text:p>1.57931246239783</text:p>
          </table:table-cell>
          <table:table-cell table:style-name="Default" table:formula="of:=[.AB4]/[.U4]*100" office:value-type="float" office:value="9.31818066215053" calcext:value-type="float">
            <text:p>9.3181806621505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5]/41.2" office:value-type="float" office:value="31.4563106796116" calcext:value-type="float">
            <text:p>31.4563106796116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+2+6+5+5+5+4+7+2+5+57+4+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1+1+1+3+3+1+2+1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5]*0.021" office:value-type="float" office:value="176.904" calcext:value-type="float">
            <text:p>176.904</text:p>
          </table:table-cell>
          <table:table-cell table:formula="of:=[.$M$2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5];[.D5];[.F5];[.H5];[.J5];[.L5];[.N5];[.P5];[.R5])/SUM([.C5];[.E5];[.G5];[.I5];[.K5];[.M5];[.O5];[.Q5];[.S5]))" office:value-type="float" office:value="39.017895889804" calcext:value-type="float">
            <text:p>39.017895889804</text:p>
          </table:table-cell>
          <table:table-cell table:formula="of:=(SUM([.B5];[.D5];[.F5];[.H5];[.J5];[.L5];[.N5];[.P5];[.R5])/SUM([.C5];[.E5];[.G5];[.I5];[.K5];[.M5];[.O5];[.Q5];[.S5]))*100" office:value-type="float" office:value="2.56292651665339" calcext:value-type="float">
            <text:p>2.56292651665339</text:p>
          </table:table-cell>
          <table:table-cell office:value-type="float" office:value="14" calcext:value-type="float">
            <text:p>14</text:p>
          </table:table-cell>
          <table:table-cell table:formula="of:=[.U5]/[.V5]" office:value-type="float" office:value="0.183066179760956" calcext:value-type="float">
            <text:p>0.183066179760956</text:p>
          </table:table-cell>
          <table:table-cell office:value-type="string" calcext:value-type="string">
            <text:p>FA mon</text:p>
          </table:table-cell>
          <table:table-cell table:style-name="Default" table:formula="of:=SUM([.Q5];[.O5];[.M5];[.K5];[.I5];[.G5];[.E5];[.C5];[.S5])" office:value-type="float" office:value="12968" calcext:value-type="float">
            <text:p>12968</text:p>
          </table:table-cell>
          <table:table-cell table:formula="of:=1/(SUM([.B5];[.D5];[.F5];[.H5];[.J5];[.L5];[.N5];[.P5];[.R5])/SUM([.C5];[.E5];[.G5];[.I5];[.K5];[.M5];[.O5];[.Q5];[.S5])+([.AB5]/100))" office:value-type="float" office:value="35.2744320770954" calcext:value-type="float">
            <text:p>35.2744320770954</text:p>
          </table:table-cell>
          <table:table-cell table:formula="of:=1/(SUM([.B5];[.D5];[.F5];[.H5];[.J5];[.L5];[.N5];[.P5];[.R5])/SUM([.C5];[.E5];[.G5];[.I5];[.K5];[.M5];[.O5];[.Q5];[.S5])-([.AB5]/100))" office:value-type="float" office:value="43.6502332188319" calcext:value-type="float">
            <text:p>43.6502332188319</text:p>
          </table:table-cell>
          <table:table-cell table:formula="of:=1.96*SQRT((([.U5]/100)*(1-([.U5]/100)))/[.Y5])*100" office:value-type="float" office:value="0.271988012415177" calcext:value-type="float">
            <text:p>0.271988012415177</text:p>
          </table:table-cell>
          <table:table-cell table:style-name="Default" table:formula="of:=[.AB5]/[.U5]*100" office:value-type="float" office:value="10.6123999516901" calcext:value-type="float">
            <text:p>10.612399951690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6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0+3+5+1+6+5+1+4" office:value-type="float" office:value="25" calcext:value-type="float">
            <text:p>25</text:p>
          </table:table-cell>
          <table:table-cell office:value-type="float" office:value="2376" calcext:value-type="float">
            <text:p>2376</text:p>
          </table:table-cell>
          <table:table-cell table:formula="of:=1+1+1+2+2+1+1"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6]*0.0101" office:value-type="float" office:value="85.0824" calcext:value-type="float">
            <text:p>85.0824</text:p>
          </table:table-cell>
          <table:table-cell table:formula="of:=[.$M$2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6];[.D6];[.F6];[.H6];[.J6];[.L6];[.N6];[.P6];[.R6])/SUM([.C6];[.E6];[.G6];[.I6];[.K6];[.M6];[.O6];[.Q6];[.S6]))" office:value-type="float" office:value="100.462960093708" calcext:value-type="float">
            <text:p>100.462960093708</text:p>
          </table:table-cell>
          <table:table-cell table:formula="of:=(SUM([.B6];[.D6];[.F6];[.H6];[.J6];[.L6];[.N6];[.P6];[.R6])/SUM([.C6];[.E6];[.G6];[.I6];[.K6];[.M6];[.O6];[.Q6];[.S6]))*100" office:value-type="float" office:value="0.995391733497841" calcext:value-type="float">
            <text:p>0.995391733497841</text:p>
          </table:table-cell>
          <table:table-cell office:value-type="float" office:value="8" calcext:value-type="float">
            <text:p>8</text:p>
          </table:table-cell>
          <table:table-cell table:formula="of:=[.U6]/[.V6]" office:value-type="float" office:value="0.12442396668723" calcext:value-type="float">
            <text:p>0.12442396668723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;[.S6])" office:value-type="float" office:value="12968" calcext:value-type="float">
            <text:p>12968</text:p>
          </table:table-cell>
          <table:table-cell table:formula="of:=1/(SUM([.B6];[.D6];[.F6];[.H6];[.J6];[.L6];[.N6];[.P6];[.R6])/SUM([.C6];[.E6];[.G6];[.I6];[.K6];[.M6];[.O6];[.Q6];[.S6])+([.AB6]/100))" office:value-type="float" office:value="85.744668982225" calcext:value-type="float">
            <text:p>85.744668982225</text:p>
          </table:table-cell>
          <table:table-cell table:formula="of:=1/(SUM([.B6];[.D6];[.F6];[.H6];[.J6];[.L6];[.N6];[.P6];[.R6])/SUM([.C6];[.E6];[.G6];[.I6];[.K6];[.M6];[.O6];[.Q6];[.S6])-([.AB6]/100))" office:value-type="float" office:value="121.281184771747" calcext:value-type="float">
            <text:p>121.281184771747</text:p>
          </table:table-cell>
          <table:table-cell table:formula="of:=1.96*SQRT((([.U6]/100)*(1-([.U6]/100)))/[.Y6])*100" office:value-type="float" office:value="0.170861529672726" calcext:value-type="float">
            <text:p>0.170861529672726</text:p>
          </table:table-cell>
          <table:table-cell table:style-name="Default" table:formula="of:=[.AB6]/[.U6]*100" office:value-type="float" office:value="17.1652550370609" calcext:value-type="float">
            <text:p>17.165255037060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5]+[.B6]" office:value-type="float" office:value="40.4563106796117" calcext:value-type="float">
            <text:p>40.456310679611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[.F5]+[.F6]" office:value-type="float" office:value="131" calcext:value-type="float">
            <text:p>131</text:p>
          </table:table-cell>
          <table:table-cell office:value-type="float" office:value="2376" calcext:value-type="float">
            <text:p>2376</text:p>
          </table:table-cell>
          <table:table-cell table:formula="of:=[.H6]+[.H5]" office:value-type="float" office:value="25" calcext:value-type="float">
            <text:p>2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L5]+[.L6]" office:value-type="float" office:value="261.9864" calcext:value-type="float">
            <text:p>261.9864</text:p>
          </table:table-cell>
          <table:table-cell table:formula="of:=[.$M$2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7];[.D7];[.F7];[.H7];[.J7];[.L7];[.N7];[.P7];[.R7])/SUM([.C7];[.E7];[.G7];[.I7];[.K7];[.M7];[.O7];[.Q7];[.S7]))" office:value-type="float" office:value="28.1031636211151" calcext:value-type="float">
            <text:p>28.1031636211151</text:p>
          </table:table-cell>
          <table:table-cell table:formula="of:=(SUM([.B7];[.D7];[.F7];[.H7];[.J7];[.L7];[.N7];[.P7];[.R7])/SUM([.C7];[.E7];[.G7];[.I7];[.K7];[.M7];[.O7];[.Q7];[.S7]))*100" office:value-type="float" office:value="3.55831825015123" calcext:value-type="float">
            <text:p>3.55831825015123</text:p>
          </table:table-cell>
          <table:table-cell office:value-type="float" office:value="22" calcext:value-type="float">
            <text:p>22</text:p>
          </table:table-cell>
          <table:table-cell table:formula="of:=[.U7]/[.V7]" office:value-type="float" office:value="0.161741738643238" calcext:value-type="float">
            <text:p>0.161741738643238</text:p>
          </table:table-cell>
          <table:table-cell office:value-type="string" calcext:value-type="string">
            <text:p>Combined FA</text:p>
          </table:table-cell>
          <table:table-cell table:style-name="Default" table:formula="of:=SUM([.Q7];[.O7];[.M7];[.K7];[.I7];[.G7];[.E7];[.C7];[.S7])" office:value-type="float" office:value="12968" calcext:value-type="float">
            <text:p>12968</text:p>
          </table:table-cell>
          <table:table-cell table:formula="of:=1/(SUM([.B7];[.D7];[.F7];[.H7];[.J7];[.L7];[.N7];[.P7];[.R7])/SUM([.C7];[.E7];[.G7];[.I7];[.K7];[.M7];[.O7];[.Q7];[.S7])+([.AB7]/100))" office:value-type="float" office:value="25.7920786745045" calcext:value-type="float">
            <text:p>25.7920786745045</text:p>
          </table:table-cell>
          <table:table-cell table:formula="of:=1/(SUM([.B7];[.D7];[.F7];[.H7];[.J7];[.L7];[.N7];[.P7];[.R7])/SUM([.C7];[.E7];[.G7];[.I7];[.K7];[.M7];[.O7];[.Q7];[.S7])-([.AB7]/100))" office:value-type="float" office:value="30.8691793677033" calcext:value-type="float">
            <text:p>30.8691793677033</text:p>
          </table:table-cell>
          <table:table-cell table:formula="of:=1.96*SQRT((([.U7]/100)*(1-([.U7]/100)))/[.Y7])*100" office:value-type="float" office:value="0.318841139054962" calcext:value-type="float">
            <text:p>0.318841139054962</text:p>
          </table:table-cell>
          <table:table-cell table:style-name="Default" table:formula="of:=[.AB7]/[.U7]*100" office:value-type="float" office:value="8.9604447000043" calcext:value-type="float">
            <text:p>8.960444700004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[.C8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11+11+6+9" office:value-type="float" office:value="37" calcext:value-type="float">
            <text:p>37</text:p>
          </table:table-cell>
          <table:table-cell office:value-type="float" office:value="4962" calcext:value-type="float">
            <text:p>4962</text:p>
          </table:table-cell>
          <table:table-cell table:formula="of:=2+2+3+2" office:value-type="float" office:value="9" calcext:value-type="float">
            <text:p>9</text:p>
          </table:table-cell>
          <table:table-cell office:value-type="float" office:value="2376" calcext:value-type="float">
            <text:p>2376</text:p>
          </table:table-cell>
          <table:table-cell table:formula="of:=2+1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8]*0.006" office:value-type="float" office:value="50.544" calcext:value-type="float">
            <text:p>50.544</text:p>
          </table:table-cell>
          <table:table-cell table:formula="of:=[.$M$2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8];[.D8];[.F8];[.H8];[.J8];[.L8];[.N8];[.P8];[.R8])/SUM([.C8];[.E8];[.G8];[.I8];[.K8];[.M8];[.O8];[.Q8];[.S8]))" office:value-type="float" office:value="160.743742379689" calcext:value-type="float">
            <text:p>160.743742379689</text:p>
          </table:table-cell>
          <table:table-cell table:formula="of:=(SUM([.B8];[.D8];[.F8];[.H8];[.J8];[.L8];[.N8];[.P8];[.R8])/SUM([.C8];[.E8];[.G8];[.I8];[.K8];[.M8];[.O8];[.Q8];[.S8]))*100" office:value-type="float" office:value="0.622108198549916" calcext:value-type="float">
            <text:p>0.622108198549916</text:p>
          </table:table-cell>
          <table:table-cell office:value-type="float" office:value="4" calcext:value-type="float">
            <text:p>4</text:p>
          </table:table-cell>
          <table:table-cell table:formula="of:=[.U8]/[.V8]" office:value-type="float" office:value="0.155527049637479" calcext:value-type="float">
            <text:p>0.155527049637479</text:p>
          </table:table-cell>
          <table:table-cell office:value-type="string" calcext:value-type="string">
            <text:p>Alt art V</text:p>
          </table:table-cell>
          <table:table-cell table:style-name="Default" table:formula="of:=SUM([.Q8];[.O8];[.M8];[.K8];[.I8];[.G8];[.E8];[.C8];[.S8])" office:value-type="float" office:value="17930" calcext:value-type="float">
            <text:p>17930</text:p>
          </table:table-cell>
          <table:table-cell table:formula="of:=1/(SUM([.B8];[.D8];[.F8];[.H8];[.J8];[.L8];[.N8];[.P8];[.R8])/SUM([.C8];[.E8];[.G8];[.I8];[.K8];[.M8];[.O8];[.Q8];[.S8])+([.AB8]/100))" office:value-type="float" office:value="135.64842905249" calcext:value-type="float">
            <text:p>135.64842905249</text:p>
          </table:table-cell>
          <table:table-cell table:formula="of:=1/(SUM([.B8];[.D8];[.F8];[.H8];[.J8];[.L8];[.N8];[.P8];[.R8])/SUM([.C8];[.E8];[.G8];[.I8];[.K8];[.M8];[.O8];[.Q8];[.S8])-([.AB8]/100))" office:value-type="float" office:value="197.232217208644" calcext:value-type="float">
            <text:p>197.232217208644</text:p>
          </table:table-cell>
          <table:table-cell table:formula="of:=1.96*SQRT((([.U8]/100)*(1-([.U8]/100)))/[.Y8])*100" office:value-type="float" office:value="0.115091640021782" calcext:value-type="float">
            <text:p>0.115091640021782</text:p>
          </table:table-cell>
          <table:table-cell table:style-name="Default" table:formula="of:=[.AB8]/[.U8]*100" office:value-type="float" office:value="18.5002609337172" calcext:value-type="float">
            <text:p>18.500260933717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+1+3+2+3+2+1+3+3+1+3+0+3" office:value-type="float" office:value="28" calcext:value-type="float">
            <text:p>28</text:p>
          </table:table-cell>
          <table:table-cell office:value-type="float" office:value="2376" calcext:value-type="float">
            <text:p>2376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9]*0.0126" office:value-type="float" office:value="106.1424" calcext:value-type="float">
            <text:p>106.1424</text:p>
          </table:table-cell>
          <table:table-cell table:formula="of:=[.$M$2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9];[.D9];[.F9];[.H9];[.J9];[.L9];[.N9];[.P9];[.R9])/SUM([.C9];[.E9];[.G9];[.I9];[.K9];[.M9];[.O9];[.Q9];[.S9]))" office:value-type="float" office:value="83.0523932000533" calcext:value-type="float">
            <text:p>83.0523932000533</text:p>
          </table:table-cell>
          <table:table-cell table:formula="of:=(SUM([.B9];[.D9];[.F9];[.H9];[.J9];[.L9];[.N9];[.P9];[.R9])/SUM([.C9];[.E9];[.G9];[.I9];[.K9];[.M9];[.O9];[.Q9];[.S9]))*100" office:value-type="float" office:value="1.20405922270204" calcext:value-type="float">
            <text:p>1.20405922270204</text:p>
          </table:table-cell>
          <table:table-cell office:value-type="float" office:value="14" calcext:value-type="float">
            <text:p>14</text:p>
          </table:table-cell>
          <table:table-cell table:formula="of:=[.U9]/[.V9]" office:value-type="float" office:value="0.0860042301930026" calcext:value-type="float">
            <text:p>0.0860042301930026</text:p>
          </table:table-cell>
          <table:table-cell office:value-type="string" calcext:value-type="string">
            <text:p>rainbow</text:p>
          </table:table-cell>
          <table:table-cell table:style-name="Default" table:formula="of:=SUM([.Q9];[.O9];[.M9];[.K9];[.I9];[.G9];[.E9];[.C9];[.S9])" office:value-type="float" office:value="12968" calcext:value-type="float">
            <text:p>12968</text:p>
          </table:table-cell>
          <table:table-cell table:formula="of:=1/(SUM([.B9];[.D9];[.F9];[.H9];[.J9];[.L9];[.N9];[.P9];[.R9])/SUM([.C9];[.E9];[.G9];[.I9];[.K9];[.M9];[.O9];[.Q9];[.S9])+([.AB9]/100))" office:value-type="float" office:value="71.8504204793149" calcext:value-type="float">
            <text:p>71.8504204793149</text:p>
          </table:table-cell>
          <table:table-cell table:formula="of:=1/(SUM([.B9];[.D9];[.F9];[.H9];[.J9];[.L9];[.N9];[.P9];[.R9])/SUM([.C9];[.E9];[.G9];[.I9];[.K9];[.M9];[.O9];[.Q9];[.S9])-([.AB9]/100))" office:value-type="float" office:value="98.3924501578584" calcext:value-type="float">
            <text:p>98.3924501578584</text:p>
          </table:table-cell>
          <table:table-cell table:formula="of:=1.96*SQRT((([.U9]/100)*(1-([.U9]/100)))/[.Y9])*100" office:value-type="float" office:value="0.187721080501466" calcext:value-type="float">
            <text:p>0.187721080501466</text:p>
          </table:table-cell>
          <table:table-cell table:style-name="Default" table:formula="of:=[.AB9]/[.U9]*100" office:value-type="float" office:value="15.5906849897466" calcext:value-type="float">
            <text:p>15.590684989746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[.C10]/108" office:value-type="float" office:value="12" calcext:value-type="float">
            <text:p>1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7+1+4+5+2+5" office:value-type="float" office:value="24" calcext:value-type="float">
            <text:p>24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10]*0.0094" office:value-type="float" office:value="79.1856" calcext:value-type="float">
            <text:p>79.1856</text:p>
          </table:table-cell>
          <table:table-cell table:formula="of:=[.$M$2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10];[.D10];[.F10];[.H10];[.J10];[.L10];[.N10];[.P10];[.R10])/SUM([.C10];[.E10];[.G10];[.I10];[.K10];[.M10];[.O10];[.Q10];[.S10]))" office:value-type="float" office:value="101.165809576115" calcext:value-type="float">
            <text:p>101.165809576115</text:p>
          </table:table-cell>
          <table:table-cell table:formula="of:=(SUM([.B10];[.D10];[.F10];[.H10];[.J10];[.L10];[.N10];[.P10];[.R10])/SUM([.C10];[.E10];[.G10];[.I10];[.K10];[.M10];[.O10];[.Q10];[.S10]))*100" office:value-type="float" office:value="0.988476249228871" calcext:value-type="float">
            <text:p>0.988476249228871</text:p>
          </table:table-cell>
          <table:table-cell office:value-type="float" office:value="6" calcext:value-type="float">
            <text:p>6</text:p>
          </table:table-cell>
          <table:table-cell table:formula="of:=[.U10]/[.V10]" office:value-type="float" office:value="0.164746041538145" calcext:value-type="float">
            <text:p>0.164746041538145</text:p>
          </table:table-cell>
          <table:table-cell office:value-type="string" calcext:value-type="string">
            <text:p>gold</text:p>
          </table:table-cell>
          <table:table-cell table:style-name="Default" table:formula="of:=SUM([.Q10];[.O10];[.M10];[.K10];[.I10];[.G10];[.E10];[.C10];[.S10])" office:value-type="float" office:value="12968" calcext:value-type="float">
            <text:p>12968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86.2999546378294" calcext:value-type="float">
            <text:p>86.2999546378294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122.21900764536" calcext:value-type="float">
            <text:p>122.21900764536</text:p>
          </table:table-cell>
          <table:table-cell table:formula="of:=1.96*SQRT((([.U10]/100)*(1-([.U10]/100)))/[.Y10])*100" office:value-type="float" office:value="0.17027291141281" calcext:value-type="float">
            <text:p>0.17027291141281</text:p>
          </table:table-cell>
          <table:table-cell table:style-name="Default" table:formula="of:=[.AB10]/[.U10]*100" office:value-type="float" office:value="17.225796931959" calcext:value-type="float">
            <text:p>17.225796931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table:formula="of:=[.C11]/8" office:value-type="float" office:value="162" calcext:value-type="float">
            <text:p>1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2+19+16+19+18+14+20+24+19+25+22+13+15+23+26" office:value-type="float" office:value="295" calcext:value-type="float">
            <text:p>295</text:p>
          </table:table-cell>
          <table:table-cell office:value-type="float" office:value="2376" calcext:value-type="float">
            <text:p>2376</text:p>
          </table:table-cell>
          <table:table-cell table:formula="of:=93-[.H15]"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table:formula="of:=4+1+3"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M11]*0.1155" office:value-type="float" office:value="972.972" calcext:value-type="float">
            <text:p>972.972</text:p>
          </table:table-cell>
          <table:table-cell table:formula="of:=[.$M$2]" office:value-type="float" office:value="8424" calcext:value-type="float">
            <text:p>842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11];[.D11];[.F11];[.H11];[.J11];[.L11];[.N11];[.P11];[.R11])/SUM([.C11];[.E11];[.G11];[.I11];[.K11];[.M11];[.O11];[.Q11];[.S11]))" office:value-type="float" office:value="8.43736906072459" calcext:value-type="float">
            <text:p>8.43736906072459</text:p>
          </table:table-cell>
          <table:table-cell table:formula="of:=(SUM([.B11];[.D11];[.F11];[.H11];[.J11];[.L11];[.N11];[.P11];[.R11])/SUM([.C11];[.E11];[.G11];[.I11];[.K11];[.M11];[.O11];[.Q11];[.S11]))*100" office:value-type="float" office:value="11.8520357803825" calcext:value-type="float">
            <text:p>11.8520357803825</text:p>
          </table:table-cell>
          <table:table-cell office:value-type="float" office:value="15" calcext:value-type="float">
            <text:p>15</text:p>
          </table:table-cell>
          <table:table-cell table:formula="of:=[.U11]/[.V11]" office:value-type="float" office:value="0.790135718692165" calcext:value-type="float">
            <text:p>0.790135718692165</text:p>
          </table:table-cell>
          <table:table-cell office:value-type="string" calcext:value-type="string">
            <text:p>V</text:p>
          </table:table-cell>
          <table:table-cell table:style-name="Default" table:formula="of:=SUM([.Q11];[.O11];[.M11];[.K11];[.I11];[.G11];[.E11];[.C11];[.S11])" office:value-type="float" office:value="12968" calcext:value-type="float">
            <text:p>12968</text:p>
          </table:table-cell>
          <table:table-cell table:formula="of:=1/(SUM([.B11];[.D11];[.F11];[.H11];[.J11];[.L11];[.N11];[.P11];[.R11])/SUM([.C11];[.E11];[.G11];[.I11];[.K11];[.M11];[.O11];[.Q11];[.S11])+([.AB11]/100))" office:value-type="float" office:value="8.05908755348966" calcext:value-type="float">
            <text:p>8.05908755348966</text:p>
          </table:table-cell>
          <table:table-cell table:formula="of:=1/(SUM([.B11];[.D11];[.F11];[.H11];[.J11];[.L11];[.N11];[.P11];[.R11])/SUM([.C11];[.E11];[.G11];[.I11];[.K11];[.M11];[.O11];[.Q11];[.S11])-([.AB11]/100))" office:value-type="float" office:value="8.85291147465452" calcext:value-type="float">
            <text:p>8.85291147465452</text:p>
          </table:table-cell>
          <table:table-cell table:formula="of:=1.96*SQRT((([.U11]/100)*(1-([.U11]/100)))/[.Y11])*100" office:value-type="float" office:value="0.556316819869272" calcext:value-type="float">
            <text:p>0.556316819869272</text:p>
          </table:table-cell>
          <table:table-cell table:style-name="Default" table:formula="of:=[.AB11]/[.U11]*100" office:value-type="float" office:value="4.69385032392569" calcext:value-type="float">
            <text:p>4.6938503239256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table:formula="of:=[.C12]/259.2"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12-[.H16]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12];[.D12];[.F12];[.H12];[.J12];[.L12];[.N12];[.P12];[.R12])/SUM([.C12];[.E12];[.G12];[.I12];[.K12];[.M12];[.O12];[.Q12];[.S12]))" office:value-type="float" office:value="142" calcext:value-type="float">
            <text:p>142</text:p>
          </table:table-cell>
          <table:table-cell table:formula="of:=(SUM([.B12];[.D12];[.F12];[.H12];[.J12];[.L12];[.N12];[.P12];[.R12])/SUM([.C12];[.E12];[.G12];[.I12];[.K12];[.M12];[.O12];[.Q12];[.S12]))*100" office:value-type="float" office:value="0.704225352112676" calcext:value-type="float">
            <text:p>0.704225352112676</text:p>
          </table:table-cell>
          <table:table-cell office:value-type="float" office:value="1" calcext:value-type="float">
            <text:p>1</text:p>
          </table:table-cell>
          <table:table-cell table:formula="of:=[.U12]/[.V12]" office:value-type="float" office:value="0.704225352112676" calcext:value-type="float">
            <text:p>0.704225352112676</text:p>
          </table:table-cell>
          <table:table-cell office:value-type="string" calcext:value-type="string">
            <text:p>Vmax</text:p>
          </table:table-cell>
          <table:table-cell table:style-name="Default" table:formula="of:=SUM([.Q12];[.O12];[.M12];[.K12];[.I12];[.G12];[.E12];[.C12];[.S12])" office:value-type="float" office:value="4544" calcext:value-type="float">
            <text:p>4544</text:p>
          </table:table-cell>
          <table:table-cell table:formula="of:=1/(SUM([.B12];[.D12];[.F12];[.H12];[.J12];[.L12];[.N12];[.P12];[.R12])/SUM([.C12];[.E12];[.G12];[.I12];[.K12];[.M12];[.O12];[.Q12];[.S12])+([.AB12]/100))" office:value-type="float" office:value="105.55579085501" calcext:value-type="float">
            <text:p>105.55579085501</text:p>
          </table:table-cell>
          <table:table-cell table:formula="of:=1/(SUM([.B12];[.D12];[.F12];[.H12];[.J12];[.L12];[.N12];[.P12];[.R12])/SUM([.C12];[.E12];[.G12];[.I12];[.K12];[.M12];[.O12];[.Q12];[.S12])-([.AB12]/100))" office:value-type="float" office:value="216.880035596673" calcext:value-type="float">
            <text:p>216.880035596673</text:p>
          </table:table-cell>
          <table:table-cell table:formula="of:=1.96*SQRT((([.U12]/100)*(1-([.U12]/100)))/[.Y12])*100" office:value-type="float" office:value="0.243140957115768" calcext:value-type="float">
            <text:p>0.243140957115768</text:p>
          </table:table-cell>
          <table:table-cell table:style-name="Default" table:formula="of:=[.AB12]/[.U12]*100" office:value-type="float" office:value="34.526015910439" calcext:value-type="float">
            <text:p>34.5260159104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table:formula="of:=[.C13]/32.4"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15+10+8+11+12+17" office:value-type="float" office:value="73" calcext:value-type="float">
            <text:p>73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13];[.D13];[.F13];[.H13];[.J13];[.L13];[.N13];[.P13];[.R13])/SUM([.C13];[.E13];[.G13];[.I13];[.K13];[.M13];[.O13];[.Q13];[.S13]))" office:value-type="float" office:value="33.1678832116788" calcext:value-type="float">
            <text:p>33.1678832116788</text:p>
          </table:table-cell>
          <table:table-cell table:formula="of:=(SUM([.B13];[.D13];[.F13];[.H13];[.J13];[.L13];[.N13];[.P13];[.R13])/SUM([.C13];[.E13];[.G13];[.I13];[.K13];[.M13];[.O13];[.Q13];[.S13]))*100" office:value-type="float" office:value="3.01496478873239" calcext:value-type="float">
            <text:p>3.01496478873239</text:p>
          </table:table-cell>
          <table:table-cell office:value-type="float" office:value="6" calcext:value-type="float">
            <text:p>6</text:p>
          </table:table-cell>
          <table:table-cell table:formula="of:=[.U13]/[.V13]" office:value-type="float" office:value="0.502494131455399" calcext:value-type="float">
            <text:p>0.502494131455399</text:p>
          </table:table-cell>
          <table:table-cell office:value-type="string" calcext:value-type="string">
            <text:p>Vstar</text:p>
          </table:table-cell>
          <table:table-cell table:style-name="Default" table:formula="of:=SUM([.Q13];[.O13];[.M13];[.K13];[.I13];[.G13];[.E13];[.C13];[.S13])" office:value-type="float" office:value="4544" calcext:value-type="float">
            <text:p>4544</text:p>
          </table:table-cell>
          <table:table-cell table:formula="of:=1/(SUM([.B13];[.D13];[.F13];[.H13];[.J13];[.L13];[.N13];[.P13];[.R13])/SUM([.C13];[.E13];[.G13];[.I13];[.K13];[.M13];[.O13];[.Q13];[.S13])+([.AB13]/100))" office:value-type="float" office:value="28.4724748438122" calcext:value-type="float">
            <text:p>28.4724748438122</text:p>
          </table:table-cell>
          <table:table-cell table:formula="of:=1/(SUM([.B13];[.D13];[.F13];[.H13];[.J13];[.L13];[.N13];[.P13];[.R13])/SUM([.C13];[.E13];[.G13];[.I13];[.K13];[.M13];[.O13];[.Q13];[.S13])-([.AB13]/100))" office:value-type="float" office:value="39.7177558182972" calcext:value-type="float">
            <text:p>39.7177558182972</text:p>
          </table:table-cell>
          <table:table-cell table:formula="of:=1.96*SQRT((([.U13]/100)*(1-([.U13]/100)))/[.Y13])*100" office:value-type="float" office:value="0.49719917132226" calcext:value-type="float">
            <text:p>0.49719917132226</text:p>
          </table:table-cell>
          <table:table-cell table:style-name="Default" table:formula="of:=[.AB13]/[.U13]*100" office:value-type="float" office:value="16.4910440473602" calcext:value-type="float">
            <text:p>16.49104404736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number-columns-repeated="4"/>
          <table:table-cell table:formula="of:=18+16+15+13+13+21+16+15+27+16+19" office:value-type="float" office:value="189" calcext:value-type="float">
            <text:p>189</text:p>
          </table:table-cell>
          <table:table-cell office:value-type="float" office:value="2376" calcext:value-type="float">
            <text:p>2376</text:p>
          </table:table-cell>
          <table:table-cell table:formula="of:=7+5+7+5+3+2+7+8+9+7+6" office:value-type="float" office:value="66" calcext:value-type="float">
            <text:p>66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M14]*0.0825" office:value-type="float" office:value="694.98" calcext:value-type="float">
            <text:p>694.98</text:p>
          </table:table-cell>
          <table:table-cell table:formula="of:=[.$M$2]" office:value-type="float" office:value="8424" calcext:value-type="float">
            <text:p>842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14];[.D14];[.F14];[.H14];[.J14];[.L14];[.N14];[.P14];[.R14])/SUM([.C14];[.E14];[.G14];[.I14];[.K14];[.M14];[.O14];[.Q14];[.S14]))" office:value-type="float" office:value="12.1207086336165" calcext:value-type="float">
            <text:p>12.1207086336165</text:p>
          </table:table-cell>
          <table:table-cell table:formula="of:=(SUM([.B14];[.D14];[.F14];[.H14];[.J14];[.L14];[.N14];[.P14];[.R14])/SUM([.C14];[.E14];[.G14];[.I14];[.K14];[.M14];[.O14];[.Q14];[.S14]))*100" office:value-type="float" office:value="8.25034270047978" calcext:value-type="float">
            <text:p>8.25034270047978</text:p>
          </table:table-cell>
          <table:table-cell office:value-type="float" office:value="11" calcext:value-type="float">
            <text:p>11</text:p>
          </table:table-cell>
          <table:table-cell table:formula="of:=[.U14]/[.V14]" office:value-type="float" office:value="0.750031154589071" calcext:value-type="float">
            <text:p>0.750031154589071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4];[.O14];[.M14];[.K14];[.I14];[.G14];[.E14];[.C14];[.S14])" office:value-type="float" office:value="11672" calcext:value-type="float">
            <text:p>11672</text:p>
          </table:table-cell>
          <table:table-cell table:formula="of:=1/(SUM([.B14];[.D14];[.F14];[.H14];[.J14];[.L14];[.N14];[.P14];[.R14])/SUM([.C14];[.E14];[.G14];[.I14];[.K14];[.M14];[.O14];[.Q14];[.S14])+([.AB14]/100))" office:value-type="float" office:value="11.4292482106692" calcext:value-type="float">
            <text:p>11.4292482106692</text:p>
          </table:table-cell>
          <table:table-cell table:formula="of:=1/(SUM([.B14];[.D14];[.F14];[.H14];[.J14];[.L14];[.N14];[.P14];[.R14])/SUM([.C14];[.E14];[.G14];[.I14];[.K14];[.M14];[.O14];[.Q14];[.S14])-([.AB14]/100))" office:value-type="float" office:value="12.9012223189218" calcext:value-type="float">
            <text:p>12.9012223189218</text:p>
          </table:table-cell>
          <table:table-cell table:formula="of:=1.96*SQRT((([.U14]/100)*(1-([.U14]/100)))/[.Y14])*100" office:value-type="float" office:value="0.499139168909471" calcext:value-type="float">
            <text:p>0.499139168909471</text:p>
          </table:table-cell>
          <table:table-cell table:style-name="Default" table:formula="of:=[.AB14]/[.U14]*100" office:value-type="float" office:value="6.04992043397718" calcext:value-type="float">
            <text:p>6.0499204339771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number-columns-repeated="4"/>
          <table:table-cell table:formula="of:=5+3+7+4+2+8+5" office:value-type="float" office:value="34" calcext:value-type="float">
            <text:p>34</text:p>
          </table:table-cell>
          <table:table-cell office:value-type="float" office:value="2376" calcext:value-type="float">
            <text:p>2376</text:p>
          </table:table-cell>
          <table:table-cell table:formula="of:=3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15];[.D15];[.F15];[.H15];[.J15];[.L15];[.N15];[.P15];[.R15])/SUM([.C15];[.E15];[.G15];[.I15];[.K15];[.M15];[.O15];[.Q15];[.S15]))" office:value-type="float" office:value="83.2820512820513" calcext:value-type="float">
            <text:p>83.2820512820513</text:p>
          </table:table-cell>
          <table:table-cell table:formula="of:=(SUM([.B15];[.D15];[.F15];[.H15];[.J15];[.L15];[.N15];[.P15];[.R15])/SUM([.C15];[.E15];[.G15];[.I15];[.K15];[.M15];[.O15];[.Q15];[.S15]))*100" office:value-type="float" office:value="1.20073891625616" calcext:value-type="float">
            <text:p>1.20073891625616</text:p>
          </table:table-cell>
          <table:table-cell office:value-type="float" office:value="7" calcext:value-type="float">
            <text:p>7</text:p>
          </table:table-cell>
          <table:table-cell table:formula="of:=[.U15]/[.V15]" office:value-type="float" office:value="0.171534130893737" calcext:value-type="float">
            <text:p>0.171534130893737</text:p>
          </table:table-cell>
          <table:table-cell office:value-type="string" calcext:value-type="string">
            <text:p>TG V</text:p>
          </table:table-cell>
          <table:table-cell table:style-name="Default" table:formula="of:=SUM([.Q15];[.O15];[.M15];[.K15];[.I15];[.G15];[.E15];[.C15];[.S15])" office:value-type="float" office:value="3248" calcext:value-type="float">
            <text:p>3248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63.479049333145" calcext:value-type="float">
            <text:p>63.479049333145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121.042671178314" calcext:value-type="float">
            <text:p>121.042671178314</text:p>
          </table:table-cell>
          <table:table-cell table:formula="of:=1.96*SQRT((([.U15]/100)*(1-([.U15]/100)))/[.Y15])*100" office:value-type="float" office:value="0.374583982409024" calcext:value-type="float">
            <text:p>0.374583982409024</text:p>
          </table:table-cell>
          <table:table-cell table:style-name="Default" table:formula="of:=[.AB15]/[.U15]*100" office:value-type="float" office:value="31.1961224324233" calcext:value-type="float">
            <text:p>31.196122432423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number-columns-repeated="4"/>
          <table:table-cell table:formula="of:=4+3+3+2" office:value-type="float" office:value="12" calcext:value-type="float">
            <text:p>12</text:p>
          </table:table-cell>
          <table:table-cell office:value-type="float" office:value="2376" calcext:value-type="float">
            <text:p>2376</text:p>
          </table:table-cell>
          <table:table-cell table:formula="of:=1+1+3+2" office:value-type="float" office:value="7" calcext:value-type="float">
            <text:p>7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16];[.D16];[.F16];[.H16];[.J16];[.L16];[.N16];[.P16];[.R16])/SUM([.C16];[.E16];[.G16];[.I16];[.K16];[.M16];[.O16];[.Q16];[.S16]))" office:value-type="float" office:value="154.666666666667" calcext:value-type="float">
            <text:p>154.666666666667</text:p>
          </table:table-cell>
          <table:table-cell table:formula="of:=(SUM([.B16];[.D16];[.F16];[.H16];[.J16];[.L16];[.N16];[.P16];[.R16])/SUM([.C16];[.E16];[.G16];[.I16];[.K16];[.M16];[.O16];[.Q16];[.S16]))*100" office:value-type="float" office:value="0.646551724137931" calcext:value-type="float">
            <text:p>0.646551724137931</text:p>
          </table:table-cell>
          <table:table-cell office:value-type="float" office:value="4" calcext:value-type="float">
            <text:p>4</text:p>
          </table:table-cell>
          <table:table-cell table:formula="of:=[.U16]/[.V16]" office:value-type="float" office:value="0.161637931034483" calcext:value-type="float">
            <text:p>0.161637931034483</text:p>
          </table:table-cell>
          <table:table-cell office:value-type="string" calcext:value-type="string">
            <text:p>TG Vmax</text:p>
          </table:table-cell>
          <table:table-cell table:style-name="Default" table:formula="of:=SUM([.Q16];[.O16];[.M16];[.K16];[.I16];[.G16];[.E16];[.C16];[.S16])" office:value-type="float" office:value="3248" calcext:value-type="float">
            <text:p>3248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108.437400889451" calcext:value-type="float">
            <text:p>108.437400889451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269.605435162282" calcext:value-type="float">
            <text:p>269.605435162282</text:p>
          </table:table-cell>
          <table:table-cell table:formula="of:=1.96*SQRT((([.U16]/100)*(1-([.U16]/100)))/[.Y16])*100" office:value-type="float" office:value="0.27563932046251" calcext:value-type="float">
            <text:p>0.27563932046251</text:p>
          </table:table-cell>
          <table:table-cell table:style-name="Default" table:formula="of:=[.AB16]/[.U16]*100" office:value-type="float" office:value="42.6322148982015" calcext:value-type="float">
            <text:p>42.632214898201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number-columns-repeated="4"/>
          <table:table-cell table:formula="of:=4+6+4+6+4+3"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table:formula="of:=3+3+2+4+1" office:value-type="float" office:value="13" calcext:value-type="float">
            <text:p>13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17];[.D17];[.F17];[.H17];[.J17];[.L17];[.N17];[.P17];[.R17])/SUM([.C17];[.E17];[.G17];[.I17];[.K17];[.M17];[.O17];[.Q17];[.S17]))" office:value-type="float" office:value="75.5348837209302" calcext:value-type="float">
            <text:p>75.5348837209302</text:p>
          </table:table-cell>
          <table:table-cell table:formula="of:=(SUM([.B17];[.D17];[.F17];[.H17];[.J17];[.L17];[.N17];[.P17];[.R17])/SUM([.C17];[.E17];[.G17];[.I17];[.K17];[.M17];[.O17];[.Q17];[.S17]))*100" office:value-type="float" office:value="1.32389162561576" calcext:value-type="float">
            <text:p>1.32389162561576</text:p>
          </table:table-cell>
          <table:table-cell office:value-type="float" office:value="6" calcext:value-type="float">
            <text:p>6</text:p>
          </table:table-cell>
          <table:table-cell table:formula="of:=[.U17]/[.V17]" office:value-type="float" office:value="0.220648604269294" calcext:value-type="float">
            <text:p>0.220648604269294</text:p>
          </table:table-cell>
          <table:table-cell office:value-type="string" calcext:value-type="string">
            <text:p>TG supporter</text:p>
          </table:table-cell>
          <table:table-cell table:style-name="Default" table:formula="of:=SUM([.Q17];[.O17];[.M17];[.K17];[.I17];[.G17];[.E17];[.C17];[.S17])" office:value-type="float" office:value="3248" calcext:value-type="float">
            <text:p>3248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58.2421010421947" calcext:value-type="float">
            <text:p>58.2421010421947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107.433053972653" calcext:value-type="float">
            <text:p>107.433053972653</text:p>
          </table:table-cell>
          <table:table-cell table:formula="of:=1.96*SQRT((([.U17]/100)*(1-([.U17]/100)))/[.Y17])*100" office:value-type="float" office:value="0.393079400679337" calcext:value-type="float">
            <text:p>0.393079400679337</text:p>
          </table:table-cell>
          <table:table-cell table:style-name="Default" table:formula="of:=[.AB17]/[.U17]*100" office:value-type="float" office:value="29.6912068234067" calcext:value-type="float">
            <text:p>29.691206823406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number-columns-repeated="4"/>
          <table:table-cell table:formula="of:=[.F16]+[.F17]" office:value-type="float" office:value="39" calcext:value-type="float">
            <text:p>39</text:p>
          </table:table-cell>
          <table:table-cell office:value-type="float" office:value="2376" calcext:value-type="float">
            <text:p>2376</text:p>
          </table:table-cell>
          <table:table-cell table:formula="of:=[.H16]+[.H17]"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2"/>
          <table:table-cell table:formula="of:=1/(SUM([.B18];[.D18];[.F18];[.H18];[.J18];[.L18];[.N18];[.P18];[.R18])/SUM([.C18];[.E18];[.G18];[.I18];[.K18];[.M18];[.O18];[.Q18];[.S18]))" office:value-type="float" office:value="50.75" calcext:value-type="float">
            <text:p>50.75</text:p>
          </table:table-cell>
          <table:table-cell table:formula="of:=(SUM([.B18];[.D18];[.F18];[.H18];[.J18];[.L18];[.N18];[.P18];[.R18])/SUM([.C18];[.E18];[.G18];[.I18];[.K18];[.M18];[.O18];[.Q18];[.S18]))*100" office:value-type="float" office:value="1.97044334975369" calcext:value-type="float">
            <text:p>1.97044334975369</text:p>
          </table:table-cell>
          <table:table-cell office:value-type="float" office:value="10" calcext:value-type="float">
            <text:p>10</text:p>
          </table:table-cell>
          <table:table-cell table:formula="of:=[.U18]/[.V18]" office:value-type="float" office:value="0.197044334975369" calcext:value-type="float">
            <text:p>0.19704433497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18];[.O18];[.M18];[.K18];[.I18];[.G18];[.E18];[.C18];[.S18])" office:value-type="float" office:value="3248" calcext:value-type="float">
            <text:p>3248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40.8426314459298" calcext:value-type="float">
            <text:p>40.8426314459298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67.0032626884957" calcext:value-type="float">
            <text:p>67.0032626884957</text:p>
          </table:table-cell>
          <table:table-cell table:formula="of:=1.96*SQRT((([.U18]/100)*(1-([.U18]/100)))/[.Y18])*100" office:value-type="float" office:value="0.477978714637204" calcext:value-type="float">
            <text:p>0.477978714637204</text:p>
          </table:table-cell>
          <table:table-cell table:style-name="Default" table:formula="of:=[.AB18]/[.U18]*100" office:value-type="float" office:value="24.2574197678381" calcext:value-type="float">
            <text:p>24.257419767838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number-columns-repeated="4"/>
          <table:table-cell table:formula="of:=10+9"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19]*0.009" office:value-type="float" office:value="75.816" calcext:value-type="float">
            <text:p>75.816</text:p>
          </table:table-cell>
          <table:table-cell table:formula="of:=[.$M$2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19];[.D19];[.F19];[.H19];[.J19];[.L19];[.N19];[.P19];[.R19])/SUM([.C19];[.E19];[.G19];[.I19];[.K19];[.M19];[.O19];[.Q19];[.S19]))" office:value-type="float" office:value="114.638170817946" calcext:value-type="float">
            <text:p>114.638170817946</text:p>
          </table:table-cell>
          <table:table-cell table:formula="of:=(SUM([.B19];[.D19];[.F19];[.H19];[.J19];[.L19];[.N19];[.P19];[.R19])/SUM([.C19];[.E19];[.G19];[.I19];[.K19];[.M19];[.O19];[.Q19];[.S19]))*100" office:value-type="float" office:value="0.872309801233722" calcext:value-type="float">
            <text:p>0.872309801233722</text:p>
          </table:table-cell>
          <table:table-cell office:value-type="float" office:value="2" calcext:value-type="float">
            <text:p>2</text:p>
          </table:table-cell>
          <table:table-cell table:formula="of:=[.U19]/[.V19]" office:value-type="float" office:value="0.436154900616861" calcext:value-type="float">
            <text:p>0.436154900616861</text:p>
          </table:table-cell>
          <table:table-cell office:value-type="string" calcext:value-type="string">
            <text:p>TG gold</text:p>
          </table:table-cell>
          <table:table-cell table:style-name="Default" table:formula="of:=SUM([.Q19];[.O19];[.M19];[.K19];[.I19];[.G19];[.E19];[.C19];[.S19])" office:value-type="float" office:value="11672" calcext:value-type="float">
            <text:p>11672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96.0605312300335" calcext:value-type="float">
            <text:p>96.0605312300335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42.124323894294" calcext:value-type="float">
            <text:p>142.124323894294</text:p>
          </table:table-cell>
          <table:table-cell table:formula="of:=1.96*SQRT((([.U19]/100)*(1-([.U19]/100)))/[.Y19])*100" office:value-type="float" office:value="0.168700473428749" calcext:value-type="float">
            <text:p>0.168700473428749</text:p>
          </table:table-cell>
          <table:table-cell table:style-name="Default" table:formula="of:=[.AB19]/[.U19]*100" office:value-type="float" office:value="19.3395136899934" calcext:value-type="float">
            <text:p>19.339513689993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61" calcext:value-type="float">
            <text:p>6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9+37+33" office:value-type="float" office:value="109" calcext:value-type="float">
            <text:p>109</text:p>
          </table:table-cell>
          <table:table-cell office:value-type="float" office:value="2376" calcext:value-type="float">
            <text:p>2376</text:p>
          </table:table-cell>
          <table:table-cell office:value-type="float" office:value="40" calcext:value-type="float">
            <text:p>4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20]*0.0455" office:value-type="float" office:value="383.292" calcext:value-type="float">
            <text:p>383.292</text:p>
          </table:table-cell>
          <table:table-cell table:formula="of:=[.$M$2]" office:value-type="float" office:value="8424" calcext:value-type="float">
            <text:p>842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0];[.D20];[.F20];[.H20];[.J20];[.L20];[.N20];[.P20];[.R20])/SUM([.C20];[.E20];[.G20];[.I20];[.K20];[.M20];[.O20];[.Q20];[.S20]))" office:value-type="float" office:value="21.6388671966254" calcext:value-type="float">
            <text:p>21.6388671966254</text:p>
          </table:table-cell>
          <table:table-cell table:formula="of:=(SUM([.B20];[.D20];[.F20];[.H20];[.J20];[.L20];[.N20];[.P20];[.R20])/SUM([.C20];[.E20];[.G20];[.I20];[.K20];[.M20];[.O20];[.Q20];[.S20]))*100" office:value-type="float" office:value="4.62131400370142" calcext:value-type="float">
            <text:p>4.62131400370142</text:p>
          </table:table-cell>
          <table:table-cell office:value-type="float" office:value="3" calcext:value-type="float">
            <text:p>3</text:p>
          </table:table-cell>
          <table:table-cell table:formula="of:=[.U20]/[.V20]" office:value-type="float" office:value="1.54043800123381" calcext:value-type="float">
            <text:p>1.54043800123381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;[.S20])" office:value-type="float" office:value="12968" calcext:value-type="float">
            <text:p>12968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0.0695855255703" calcext:value-type="float">
            <text:p>20.0695855255703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23.4743763829121" calcext:value-type="float">
            <text:p>23.4743763829121</text:p>
          </table:table-cell>
          <table:table-cell table:formula="of:=1.96*SQRT((([.U20]/100)*(1-([.U20]/100)))/[.Y20])*100" office:value-type="float" office:value="0.361349931863763" calcext:value-type="float">
            <text:p>0.361349931863763</text:p>
          </table:table-cell>
          <table:table-cell table:style-name="Default" table:formula="of:=[.AB20]/[.U20]*100" office:value-type="float" office:value="7.81920318710959" calcext:value-type="float">
            <text:p>7.81920318710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youtube.com/watch?v=gLKe7ZelQEs</text:p>
          </table:table-cell>
          <table:table-cell/>
          <table:table-cell office:value-type="string" calcext:value-type="string">
            <text:p>https://www.reddit.com/r/PokemonTCG/comments/ymkxwm/silver_tempest_early_alt_art_pull_rate_data_5000/</text:p>
          </table:table-cell>
          <table:table-cell/>
          <table:table-cell office:value-type="string" calcext:value-type="string">
            <text:p>https://www.youtube.com/watch?v=6D1LmfHXqrQ</text:p>
          </table:table-cell>
          <table:table-cell/>
          <table:table-cell office:value-type="string" calcext:value-type="string">
            <text:p>https://www.digitaltq.com/silver-tempest-pull-rates-pokemon-tcg</text:p>
          </table:table-cell>
          <table:table-cell/>
          <table:table-cell office:value-type="string" calcext:value-type="string">
            <text:p>https://www.codedyellow.com/what-is-the-silver-tempest-pull-rate/</text:p>
          </table:table-cell>
          <table:table-cell/>
          <table:table-cell office:value-type="string" calcext:value-type="string">
            <text:p>https://infinite.tcgplayer.com/article/Pok%C3%A9mon-TCG-Silver-Tempest-Pull-Rates/6490d591-e582-4930-8446-00e190876d30/</text:p>
          </table:table-cell>
          <table:table-cell table:number-columns-repeated="3"/>
          <table:table-cell table:style-name="ce1" table:number-columns-repeated="4"/>
          <table:table-cell/>
          <table:table-cell table:formula="of:=SUM([.U4];[.U7:.U13])" office:value-type="float" office:value="38.8929090532096" calcext:value-type="float">
            <text:p>38.892909053209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8"/>
          <table:table-cell table:style-name="Default" table:formula="of:=1/(SUM([.U26:.U27])/100)" office:value-type="float" office:value="29.287793047696" calcext:value-type="float">
            <text:p>29.287793047696</text:p>
          </table:table-cell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35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4"/>
          <table:table-cell table:formula="of:=1/(SUM([.B25];[.D25];[.F25];[.H25];[.J25];[.L25];[.N25];[.P25];[.R25])/SUM([.C25];[.E25];[.G25];[.I25];[.K25];[.M25];[.O25];[.Q25];[.S25]))" office:value-type="float" office:value="5.48630136986301" calcext:value-type="float">
            <text:p>5.48630136986301</text:p>
          </table:table-cell>
          <table:table-cell table:formula="of:=(SUM([.B25];[.D25];[.F25];[.H25];[.J25];[.L25];[.N25];[.P25];[.R25])/SUM([.C25];[.E25];[.G25];[.I25];[.K25];[.M25];[.O25];[.Q25];[.S25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U25]/[.V25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25];[.O25];[.M25];[.K25];[.I25];[.G25];[.E25];[.C25];[.S25])" office:value-type="float" office:value="801" calcext:value-type="float">
            <text:p>801</text:p>
          </table:table-cell>
          <table:table-cell table:formula="of:=1/(SUM([.B25];[.D25];[.F25];[.H25];[.J25];[.L25];[.N25];[.P25];[.R25])/SUM([.C25];[.E25];[.G25];[.I25];[.K25];[.M25];[.O25];[.Q25];[.S25])+([.AB25]/100))" office:value-type="float" office:value="4.78449100509173" calcext:value-type="float">
            <text:p>4.78449100509173</text:p>
          </table:table-cell>
          <table:table-cell table:formula="of:=1/(SUM([.B25];[.D25];[.F25];[.H25];[.J25];[.L25];[.N25];[.P25];[.R25])/SUM([.C25];[.E25];[.G25];[.I25];[.K25];[.M25];[.O25];[.Q25];[.S25])-([.AB25]/100))" office:value-type="float" office:value="6.42939330010191" calcext:value-type="float">
            <text:p>6.42939330010191</text:p>
          </table:table-cell>
          <table:table-cell table:formula="of:=1.96*SQRT((([.U25]/100)*(1-([.U25]/100)))/[.Y25])*100" office:value-type="float" office:value="2.67364889642239" calcext:value-type="float">
            <text:p>2.67364889642239</text:p>
          </table:table-cell>
          <table:table-cell table:style-name="Default" table:formula="of:=[.AB25]/[.U25]*100" office:value-type="float" office:value="14.6684436029749" calcext:value-type="float">
            <text:p>14.668443602974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26];[.D26];[.F26];[.H26];[.J26];[.L26];[.N26];[.P26];[.R26])/SUM([.C26];[.E26];[.G26];[.I26];[.K26];[.M26];[.O26];[.Q26];[.S26]))" office:value-type="float" office:value="47.6070959264126" calcext:value-type="float">
            <text:p>47.6070959264126</text:p>
          </table:table-cell>
          <table:table-cell table:formula="of:=(SUM([.B26];[.D26];[.F26];[.H26];[.J26];[.L26];[.N26];[.P26];[.R26])/SUM([.C26];[.E26];[.G26];[.I26];[.K26];[.M26];[.O26];[.Q26];[.S26]))*100" office:value-type="float" office:value="2.10052720196528" calcext:value-type="float">
            <text:p>2.10052720196528</text:p>
          </table:table-cell>
          <table:table-cell office:value-type="float" office:value="13" calcext:value-type="float">
            <text:p>13</text:p>
          </table:table-cell>
          <table:table-cell table:formula="of:=[.U26]/[.V26]" office:value-type="float" office:value="0.161579015535791" calcext:value-type="float">
            <text:p>0.161579015535791</text:p>
          </table:table-cell>
          <table:table-cell office:value-type="string" calcext:value-type="string">
            <text:p>FA mon</text:p>
          </table:table-cell>
          <table:table-cell table:style-name="Default" table:formula="of:=SUM([.Q26];[.O26];[.M26];[.K26];[.I26];[.G26];[.E26];[.C26];[.S26])" office:value-type="float" office:value="36229" calcext:value-type="float">
            <text:p>36229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44.4801514025871" calcext:value-type="float">
            <text:p>44.4801514025871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51.2069315652488" calcext:value-type="float">
            <text:p>51.2069315652488</text:p>
          </table:table-cell>
          <table:table-cell table:formula="of:=1.96*SQRT((([.U26]/100)*(1-([.U26]/100)))/[.Y26])*100" office:value-type="float" office:value="0.147666584402629" calcext:value-type="float">
            <text:p>0.147666584402629</text:p>
          </table:table-cell>
          <table:table-cell table:style-name="Default" table:formula="of:=[.AB26]/[.U26]*100" office:value-type="float" office:value="7.02997724878165" calcext:value-type="float">
            <text:p>7.0299772487816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27];[.D27];[.F27];[.H27];[.J27];[.L27];[.N27];[.P27];[.R27])/SUM([.C27];[.E27];[.G27];[.I27];[.K27];[.M27];[.O27];[.Q27];[.S27]))" office:value-type="float" office:value="76.1113445378151" calcext:value-type="float">
            <text:p>76.1113445378151</text:p>
          </table:table-cell>
          <table:table-cell table:formula="of:=(SUM([.B27];[.D27];[.F27];[.H27];[.J27];[.L27];[.N27];[.P27];[.R27])/SUM([.C27];[.E27];[.G27];[.I27];[.K27];[.M27];[.O27];[.Q27];[.S27]))*100" office:value-type="float" office:value="1.31386458362086" calcext:value-type="float">
            <text:p>1.31386458362086</text:p>
          </table:table-cell>
          <table:table-cell office:value-type="float" office:value="8" calcext:value-type="float">
            <text:p>8</text:p>
          </table:table-cell>
          <table:table-cell table:formula="of:=[.U27]/[.V27]" office:value-type="float" office:value="0.164233072952607" calcext:value-type="float">
            <text:p>0.164233072952607</text:p>
          </table:table-cell>
          <table:table-cell office:value-type="string" calcext:value-type="string">
            <text:p>FA Trainer</text:p>
          </table:table-cell>
          <table:table-cell table:style-name="Default" table:formula="of:=SUM([.Q27];[.O27];[.M27];[.K27];[.I27];[.G27];[.E27];[.C27];[.S27])" office:value-type="float" office:value="36229" calcext:value-type="float">
            <text:p>36229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69.875364023205" calcext:value-type="float">
            <text:p>69.875364023205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83.5694441502114" calcext:value-type="float">
            <text:p>83.5694441502114</text:p>
          </table:table-cell>
          <table:table-cell table:formula="of:=1.96*SQRT((([.U27]/100)*(1-([.U27]/100)))/[.Y27])*100" office:value-type="float" office:value="0.117254973291804" calcext:value-type="float">
            <text:p>0.117254973291804</text:p>
          </table:table-cell>
          <table:table-cell table:style-name="Default" table:formula="of:=[.AB27]/[.U27]*100" office:value-type="float" office:value="8.9244336709848" calcext:value-type="float">
            <text:p>8.92443367098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27]+[.B26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27]+[.D26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27]+[.F26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27]+[.H26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27]+[.L26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formula="of:=[.P27]+[.P26]" office:value-type="float" office:value="294" calcext:value-type="float">
            <text:p>29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28];[.D28];[.F28];[.H28];[.J28];[.L28];[.N28];[.P28];[.R28])/SUM([.C28];[.E28];[.G28];[.I28];[.K28];[.M28];[.O28];[.Q28];[.S28]))" office:value-type="float" office:value="29.2641357027464" calcext:value-type="float">
            <text:p>29.2641357027464</text:p>
          </table:table-cell>
          <table:table-cell table:formula="of:=(SUM([.B28];[.D28];[.F28];[.H28];[.J28];[.L28];[.N28];[.P28];[.R28])/SUM([.C28];[.E28];[.G28];[.I28];[.K28];[.M28];[.O28];[.Q28];[.S28]))*100" office:value-type="float" office:value="3.41715200529962" calcext:value-type="float">
            <text:p>3.41715200529962</text:p>
          </table:table-cell>
          <table:table-cell office:value-type="float" office:value="21" calcext:value-type="float">
            <text:p>21</text:p>
          </table:table-cell>
          <table:table-cell table:formula="of:=[.U28]/[.V28]" office:value-type="float" office:value="0.162721524061887" calcext:value-type="float">
            <text:p>0.162721524061887</text:p>
          </table:table-cell>
          <table:table-cell office:value-type="string" calcext:value-type="string">
            <text:p>Combined FA</text:p>
          </table:table-cell>
          <table:table-cell table:style-name="Default" table:formula="of:=SUM([.Q28];[.O28];[.M28];[.K28];[.I28];[.G28];[.E28];[.C28];[.S28])" office:value-type="float" office:value="36229" calcext:value-type="float">
            <text:p>36229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7.7452191588265" calcext:value-type="float">
            <text:p>27.7452191588265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30.9589906929863" calcext:value-type="float">
            <text:p>30.9589906929863</text:p>
          </table:table-cell>
          <table:table-cell table:formula="of:=1.96*SQRT((([.U28]/100)*(1-([.U28]/100)))/[.Y28])*100" office:value-type="float" office:value="0.187072543353381" calcext:value-type="float">
            <text:p>0.187072543353381</text:p>
          </table:table-cell>
          <table:table-cell table:style-name="Default" table:formula="of:=[.AB28]/[.U28]*100" office:value-type="float" office:value="5.47451629495124" calcext:value-type="float">
            <text:p>5.4745162949512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formula="of:=8+10+13+12" office:value-type="float" office:value="43" calcext:value-type="float">
            <text:p>4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29];[.D29];[.F29];[.H29];[.J29];[.L29];[.N29];[.P29];[.R29])/SUM([.C29];[.E29];[.G29];[.I29];[.K29];[.M29];[.O29];[.Q29];[.S29]))" office:value-type="float" office:value="251.590277777778" calcext:value-type="float">
            <text:p>251.590277777778</text:p>
          </table:table-cell>
          <table:table-cell table:formula="of:=(SUM([.B29];[.D29];[.F29];[.H29];[.J29];[.L29];[.N29];[.P29];[.R29])/SUM([.C29];[.E29];[.G29];[.I29];[.K29];[.M29];[.O29];[.Q29];[.S29]))*100" office:value-type="float" office:value="0.397471638742444" calcext:value-type="float">
            <text:p>0.397471638742444</text:p>
          </table:table-cell>
          <table:table-cell office:value-type="float" office:value="4" calcext:value-type="float">
            <text:p>4</text:p>
          </table:table-cell>
          <table:table-cell table:formula="of:=[.U29]/[.V29]" office:value-type="float" office:value="0.099367909685611" calcext:value-type="float">
            <text:p>0.099367909685611</text:p>
          </table:table-cell>
          <table:table-cell office:value-type="string" calcext:value-type="string">
            <text:p>Alt art V</text:p>
          </table:table-cell>
          <table:table-cell table:style-name="Default" table:formula="of:=SUM([.Q29];[.O29];[.M29];[.K29];[.I29];[.G29];[.E29];[.C29];[.S29])" office:value-type="float" office:value="36229" calcext:value-type="float">
            <text:p>36229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216.327135712653" calcext:value-type="float">
            <text:p>216.327135712653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300.588775650042" calcext:value-type="float">
            <text:p>300.588775650042</text:p>
          </table:table-cell>
          <table:table-cell table:formula="of:=1.96*SQRT((([.U29]/100)*(1-([.U29]/100)))/[.Y29])*100" office:value-type="float" office:value="0.0647912191767309" calcext:value-type="float">
            <text:p>0.0647912191767309</text:p>
          </table:table-cell>
          <table:table-cell table:style-name="Default" table:formula="of:=[.AB29]/[.U29]*100" office:value-type="float" office:value="16.3008408302346" calcext:value-type="float">
            <text:p>16.30084083023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0];[.D30];[.F30];[.H30];[.J30];[.L30];[.N30];[.P30];[.R30])/SUM([.C30];[.E30];[.G30];[.I30];[.K30];[.M30];[.O30];[.Q30];[.S30]))" office:value-type="float" office:value="71.4575936883629" calcext:value-type="float">
            <text:p>71.4575936883629</text:p>
          </table:table-cell>
          <table:table-cell table:formula="of:=(SUM([.B30];[.D30];[.F30];[.H30];[.J30];[.L30];[.N30];[.P30];[.R30])/SUM([.C30];[.E30];[.G30];[.I30];[.K30];[.M30];[.O30];[.Q30];[.S30]))*100" office:value-type="float" office:value="1.39943139473902" calcext:value-type="float">
            <text:p>1.39943139473902</text:p>
          </table:table-cell>
          <table:table-cell office:value-type="float" office:value="15" calcext:value-type="float">
            <text:p>15</text:p>
          </table:table-cell>
          <table:table-cell table:formula="of:=[.U30]/[.V30]" office:value-type="float" office:value="0.0932954263159347" calcext:value-type="float">
            <text:p>0.0932954263159347</text:p>
          </table:table-cell>
          <table:table-cell office:value-type="string" calcext:value-type="string">
            <text:p>rainbow</text:p>
          </table:table-cell>
          <table:table-cell table:style-name="Default" table:formula="of:=SUM([.Q30];[.O30];[.M30];[.K30];[.I30];[.G30];[.E30];[.C30];[.S30])" office:value-type="float" office:value="36229" calcext:value-type="float">
            <text:p>36229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65.7725177731839" calcext:value-type="float">
            <text:p>65.772517773183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78.2184380890011" calcext:value-type="float">
            <text:p>78.2184380890011</text:p>
          </table:table-cell>
          <table:table-cell table:formula="of:=1.96*SQRT((([.U30]/100)*(1-([.U30]/100)))/[.Y30])*100" office:value-type="float" office:value="0.120960455620873" calcext:value-type="float">
            <text:p>0.120960455620873</text:p>
          </table:table-cell>
          <table:table-cell table:style-name="Default" table:formula="of:=[.AB30]/[.U30]*100" office:value-type="float" office:value="8.64354309011556" calcext:value-type="float">
            <text:p>8.643543090115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1];[.D31];[.F31];[.H31];[.J31];[.L31];[.N31];[.P31];[.R31])/SUM([.C31];[.E31];[.G31];[.I31];[.K31];[.M31];[.O31];[.Q31];[.S31]))" office:value-type="float" office:value="118.395424836601" calcext:value-type="float">
            <text:p>118.395424836601</text:p>
          </table:table-cell>
          <table:table-cell table:formula="of:=(SUM([.B31];[.D31];[.F31];[.H31];[.J31];[.L31];[.N31];[.P31];[.R31])/SUM([.C31];[.E31];[.G31];[.I31];[.K31];[.M31];[.O31];[.Q31];[.S31]))*100" office:value-type="float" office:value="0.844627232327693" calcext:value-type="float">
            <text:p>0.844627232327693</text:p>
          </table:table-cell>
          <table:table-cell office:value-type="float" office:value="6" calcext:value-type="float">
            <text:p>6</text:p>
          </table:table-cell>
          <table:table-cell table:formula="of:=[.U31]/[.V31]" office:value-type="float" office:value="0.140771205387949" calcext:value-type="float">
            <text:p>0.140771205387949</text:p>
          </table:table-cell>
          <table:table-cell office:value-type="string" calcext:value-type="string">
            <text:p>gold</text:p>
          </table:table-cell>
          <table:table-cell table:style-name="Default" table:formula="of:=SUM([.Q31];[.O31];[.M31];[.K31];[.I31];[.G31];[.E31];[.C31];[.S31])" office:value-type="float" office:value="36229" calcext:value-type="float">
            <text:p>36229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106.511743990874" calcext:value-type="float">
            <text:p>106.511743990874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133.263883469156" calcext:value-type="float">
            <text:p>133.263883469156</text:p>
          </table:table-cell>
          <table:table-cell table:formula="of:=1.96*SQRT((([.U31]/100)*(1-([.U31]/100)))/[.Y31])*100" office:value-type="float" office:value="0.0942363732533751" calcext:value-type="float">
            <text:p>0.0942363732533751</text:p>
          </table:table-cell>
          <table:table-cell table:style-name="Default" table:formula="of:=[.AB31]/[.U31]*100" office:value-type="float" office:value="11.1571554463939" calcext:value-type="float">
            <text:p>11.15715544639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36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2];[.D32];[.F32];[.H32];[.J32];[.L32];[.N32];[.P32];[.R32])/SUM([.C32];[.E32];[.G32];[.I32];[.K32];[.M32];[.O32];[.Q32];[.S32]))" office:value-type="float" office:value="8.50246421027928" calcext:value-type="float">
            <text:p>8.50246421027928</text:p>
          </table:table-cell>
          <table:table-cell table:formula="of:=(SUM([.B32];[.D32];[.F32];[.H32];[.J32];[.L32];[.N32];[.P32];[.R32])/SUM([.C32];[.E32];[.G32];[.I32];[.K32];[.M32];[.O32];[.Q32];[.S32]))*100" office:value-type="float" office:value="11.7612961991775" calcext:value-type="float">
            <text:p>11.7612961991775</text:p>
          </table:table-cell>
          <table:table-cell office:value-type="float" office:value="12" calcext:value-type="float">
            <text:p>12</text:p>
          </table:table-cell>
          <table:table-cell table:formula="of:=[.U32]/[.V32]" office:value-type="float" office:value="0.980108016598121" calcext:value-type="float">
            <text:p>0.980108016598121</text:p>
          </table:table-cell>
          <table:table-cell office:value-type="string" calcext:value-type="string">
            <text:p>V</text:p>
          </table:table-cell>
          <table:table-cell table:style-name="Default" table:formula="of:=SUM([.Q32];[.O32];[.M32];[.K32];[.I32];[.G32];[.E32];[.C32];[.S32])" office:value-type="float" office:value="36229" calcext:value-type="float">
            <text:p>36229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8.26922859832524" calcext:value-type="float">
            <text:p>8.26922859832524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8.74923862217399" calcext:value-type="float">
            <text:p>8.74923862217399</text:p>
          </table:table-cell>
          <table:table-cell table:formula="of:=1.96*SQRT((([.U32]/100)*(1-([.U32]/100)))/[.Y32])*100" office:value-type="float" office:value="0.331730231395873" calcext:value-type="float">
            <text:p>0.331730231395873</text:p>
          </table:table-cell>
          <table:table-cell table:style-name="Default" table:formula="of:=[.AB32]/[.U32]*100" office:value-type="float" office:value="2.82052441991108" calcext:value-type="float">
            <text:p>2.8205244199110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3];[.D33];[.F33];[.H33];[.J33];[.L33];[.N33];[.P33];[.R33])/SUM([.C33];[.E33];[.G33];[.I33];[.K33];[.M33];[.O33];[.Q33];[.S33]))" office:value-type="float" office:value="158.557471264368" calcext:value-type="float">
            <text:p>158.557471264368</text:p>
          </table:table-cell>
          <table:table-cell table:formula="of:=(SUM([.B33];[.D33];[.F33];[.H33];[.J33];[.L33];[.N33];[.P33];[.R33])/SUM([.C33];[.E33];[.G33];[.I33];[.K33];[.M33];[.O33];[.Q33];[.S33]))*100" office:value-type="float" office:value="0.630686143028018" calcext:value-type="float">
            <text:p>0.630686143028018</text:p>
          </table:table-cell>
          <table:table-cell office:value-type="float" office:value="1" calcext:value-type="float">
            <text:p>1</text:p>
          </table:table-cell>
          <table:table-cell table:formula="of:=[.U33]/[.V33]" office:value-type="float" office:value="0.630686143028018" calcext:value-type="float">
            <text:p>0.630686143028018</text:p>
          </table:table-cell>
          <table:table-cell office:value-type="string" calcext:value-type="string">
            <text:p>Vmax</text:p>
          </table:table-cell>
          <table:table-cell table:style-name="Default" table:formula="of:=SUM([.Q33];[.O33];[.M33];[.K33];[.I33];[.G33];[.E33];[.C33];[.S33])" office:value-type="float" office:value="27589" calcext:value-type="float">
            <text:p>27589</text:p>
          </table:table-cell>
          <table:table-cell table:formula="of:=1/(SUM([.B33];[.D33];[.F33];[.H33];[.J33];[.L33];[.N33];[.P33];[.R33])/SUM([.C33];[.E33];[.G33];[.I33];[.K33];[.M33];[.O33];[.Q33];[.S33])+([.AB33]/100))" office:value-type="float" office:value="138.10207912017" calcext:value-type="float">
            <text:p>138.10207912017</text:p>
          </table:table-cell>
          <table:table-cell table:formula="of:=1/(SUM([.B33];[.D33];[.F33];[.H33];[.J33];[.L33];[.N33];[.P33];[.R33])/SUM([.C33];[.E33];[.G33];[.I33];[.K33];[.M33];[.O33];[.Q33];[.S33])-([.AB33]/100))" office:value-type="float" office:value="186.126078043474" calcext:value-type="float">
            <text:p>186.126078043474</text:p>
          </table:table-cell>
          <table:table-cell table:formula="of:=1.96*SQRT((([.U33]/100)*(1-([.U33]/100)))/[.Y33])*100" office:value-type="float" office:value="0.0934159171081289" calcext:value-type="float">
            <text:p>0.0934159171081289</text:p>
          </table:table-cell>
          <table:table-cell table:style-name="Default" table:formula="of:=[.AB33]/[.U33]*100" office:value-type="float" office:value="14.8117915925067" calcext:value-type="float">
            <text:p>14.811791592506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4];[.D34];[.F34];[.H34];[.J34];[.L34];[.N34];[.P34];[.R34])/SUM([.C34];[.E34];[.G34];[.I34];[.K34];[.M34];[.O34];[.Q34];[.S34]))" office:value-type="float" office:value="25.1724452554744" calcext:value-type="float">
            <text:p>25.1724452554744</text:p>
          </table:table-cell>
          <table:table-cell table:formula="of:=(SUM([.B34];[.D34];[.F34];[.H34];[.J34];[.L34];[.N34];[.P34];[.R34])/SUM([.C34];[.E34];[.G34];[.I34];[.K34];[.M34];[.O34];[.Q34];[.S34]))*100" office:value-type="float" office:value="3.97259777447533" calcext:value-type="float">
            <text:p>3.97259777447533</text:p>
          </table:table-cell>
          <table:table-cell office:value-type="float" office:value="6" calcext:value-type="float">
            <text:p>6</text:p>
          </table:table-cell>
          <table:table-cell table:formula="of:=[.U34]/[.V34]" office:value-type="float" office:value="0.662099629079222" calcext:value-type="float">
            <text:p>0.662099629079222</text:p>
          </table:table-cell>
          <table:table-cell office:value-type="string" calcext:value-type="string">
            <text:p>Vstar</text:p>
          </table:table-cell>
          <table:table-cell table:style-name="Default" table:formula="of:=SUM([.Q34];[.O34];[.M34];[.K34];[.I34];[.G34];[.E34];[.C34];[.S34])" office:value-type="float" office:value="27589" calcext:value-type="float">
            <text:p>27589</text:p>
          </table:table-cell>
          <table:table-cell table:formula="of:=1/(SUM([.B34];[.D34];[.F34];[.H34];[.J34];[.L34];[.N34];[.P34];[.R34])/SUM([.C34];[.E34];[.G34];[.I34];[.K34];[.M34];[.O34];[.Q34];[.S34])+([.AB34]/100))" office:value-type="float" office:value="23.7921197241554" calcext:value-type="float">
            <text:p>23.7921197241554</text:p>
          </table:table-cell>
          <table:table-cell table:formula="of:=1/(SUM([.B34];[.D34];[.F34];[.H34];[.J34];[.L34];[.N34];[.P34];[.R34])/SUM([.C34];[.E34];[.G34];[.I34];[.K34];[.M34];[.O34];[.Q34];[.S34])-([.AB34]/100))" office:value-type="float" office:value="26.7227972073485" calcext:value-type="float">
            <text:p>26.7227972073485</text:p>
          </table:table-cell>
          <table:table-cell table:formula="of:=1.96*SQRT((([.U34]/100)*(1-([.U34]/100)))/[.Y34])*100" office:value-type="float" office:value="0.230474551966992" calcext:value-type="float">
            <text:p>0.230474551966992</text:p>
          </table:table-cell>
          <table:table-cell table:style-name="Default" table:formula="of:=[.AB34]/[.U34]*100" office:value-type="float" office:value="5.80160804216911" calcext:value-type="float">
            <text:p>5.8016080421691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5];[.D35];[.F35];[.H35];[.J35];[.L35];[.N35];[.P35];[.R35])/SUM([.C35];[.E35];[.G35];[.I35];[.K35];[.M35];[.O35];[.Q35];[.S35]))" office:value-type="float" office:value="11.8819727891156" calcext:value-type="float">
            <text:p>11.8819727891156</text:p>
          </table:table-cell>
          <table:table-cell table:formula="of:=(SUM([.B35];[.D35];[.F35];[.H35];[.J35];[.L35];[.N35];[.P35];[.R35])/SUM([.C35];[.E35];[.G35];[.I35];[.K35];[.M35];[.O35];[.Q35];[.S35]))*100" office:value-type="float" office:value="8.4161108407523" calcext:value-type="float">
            <text:p>8.4161108407523</text:p>
          </table:table-cell>
          <table:table-cell office:value-type="float" office:value="11" calcext:value-type="float">
            <text:p>11</text:p>
          </table:table-cell>
          <table:table-cell table:formula="of:=[.U35]/[.V35]" office:value-type="float" office:value="0.765100985522936" calcext:value-type="float">
            <text:p>0.76510098552293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35];[.O35];[.M35];[.K35];[.I35];[.G35];[.E35];[.C35];[.S35])" office:value-type="float" office:value="34933" calcext:value-type="float">
            <text:p>34933</text:p>
          </table:table-cell>
          <table:table-cell table:formula="of:=1/(SUM([.B35];[.D35];[.F35];[.H35];[.J35];[.L35];[.N35];[.P35];[.R35])/SUM([.C35];[.E35];[.G35];[.I35];[.K35];[.M35];[.O35];[.Q35];[.S35])+([.AB35]/100))" office:value-type="float" office:value="11.484679855502" calcext:value-type="float">
            <text:p>11.484679855502</text:p>
          </table:table-cell>
          <table:table-cell table:formula="of:=1/(SUM([.B35];[.D35];[.F35];[.H35];[.J35];[.L35];[.N35];[.P35];[.R35])/SUM([.C35];[.E35];[.G35];[.I35];[.K35];[.M35];[.O35];[.Q35];[.S35])-([.AB35]/100))" office:value-type="float" office:value="12.3077380176373" calcext:value-type="float">
            <text:p>12.3077380176373</text:p>
          </table:table-cell>
          <table:table-cell table:formula="of:=1.96*SQRT((([.U35]/100)*(1-([.U35]/100)))/[.Y35])*100" office:value-type="float" office:value="0.291141016346107" calcext:value-type="float">
            <text:p>0.291141016346107</text:p>
          </table:table-cell>
          <table:table-cell table:style-name="Default" table:formula="of:=[.AB35]/[.U35]*100" office:value-type="float" office:value="3.45932963401992" calcext:value-type="float">
            <text:p>3.459329634019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6];[.D36];[.F36];[.H36];[.J36];[.L36];[.N36];[.P36];[.R36])/SUM([.C36];[.E36];[.G36];[.I36];[.K36];[.M36];[.O36];[.Q36];[.S36]))" office:value-type="float" office:value="73.2395543175488" calcext:value-type="float">
            <text:p>73.2395543175488</text:p>
          </table:table-cell>
          <table:table-cell table:formula="of:=(SUM([.B36];[.D36];[.F36];[.H36];[.J36];[.L36];[.N36];[.P36];[.R36])/SUM([.C36];[.E36];[.G36];[.I36];[.K36];[.M36];[.O36];[.Q36];[.S36]))*100" office:value-type="float" office:value="1.36538242117674" calcext:value-type="float">
            <text:p>1.36538242117674</text:p>
          </table:table-cell>
          <table:table-cell office:value-type="float" office:value="7" calcext:value-type="float">
            <text:p>7</text:p>
          </table:table-cell>
          <table:table-cell table:formula="of:=[.U36]/[.V36]" office:value-type="float" office:value="0.195054631596677" calcext:value-type="float">
            <text:p>0.195054631596677</text:p>
          </table:table-cell>
          <table:table-cell office:value-type="string" calcext:value-type="string">
            <text:p>TG V</text:p>
          </table:table-cell>
          <table:table-cell table:style-name="Default" table:formula="of:=SUM([.Q36];[.O36];[.M36];[.K36];[.I36];[.G36];[.E36];[.C36];[.S36])" office:value-type="float" office:value="26293" calcext:value-type="float">
            <text:p>26293</text:p>
          </table:table-cell>
          <table:table-cell table:formula="of:=1/(SUM([.B36];[.D36];[.F36];[.H36];[.J36];[.L36];[.N36];[.P36];[.R36])/SUM([.C36];[.E36];[.G36];[.I36];[.K36];[.M36];[.O36];[.Q36];[.S36])+([.AB36]/100))" office:value-type="float" office:value="66.4162052731314" calcext:value-type="float">
            <text:p>66.4162052731314</text:p>
          </table:table-cell>
          <table:table-cell table:formula="of:=1/(SUM([.B36];[.D36];[.F36];[.H36];[.J36];[.L36];[.N36];[.P36];[.R36])/SUM([.C36];[.E36];[.G36];[.I36];[.K36];[.M36];[.O36];[.Q36];[.S36])-([.AB36]/100))" office:value-type="float" office:value="81.6254427376007" calcext:value-type="float">
            <text:p>81.6254427376007</text:p>
          </table:table-cell>
          <table:table-cell table:formula="of:=1.96*SQRT((([.U36]/100)*(1-([.U36]/100)))/[.Y36])*100" office:value-type="float" office:value="0.1402742117001" calcext:value-type="float">
            <text:p>0.1402742117001</text:p>
          </table:table-cell>
          <table:table-cell table:style-name="Default" table:formula="of:=[.AB36]/[.U36]*100" office:value-type="float" office:value="10.2736207471608" calcext:value-type="float">
            <text:p>10.273620747160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7];[.D37];[.F37];[.H37];[.J37];[.L37];[.N37];[.P37];[.R37])/SUM([.C37];[.E37];[.G37];[.I37];[.K37];[.M37];[.O37];[.Q37];[.S37]))" office:value-type="float" office:value="143.677595628415" calcext:value-type="float">
            <text:p>143.677595628415</text:p>
          </table:table-cell>
          <table:table-cell table:formula="of:=(SUM([.B37];[.D37];[.F37];[.H37];[.J37];[.L37];[.N37];[.P37];[.R37])/SUM([.C37];[.E37];[.G37];[.I37];[.K37];[.M37];[.O37];[.Q37];[.S37]))*100" office:value-type="float" office:value="0.69600273837143" calcext:value-type="float">
            <text:p>0.69600273837143</text:p>
          </table:table-cell>
          <table:table-cell office:value-type="float" office:value="4" calcext:value-type="float">
            <text:p>4</text:p>
          </table:table-cell>
          <table:table-cell table:formula="of:=[.U37]/[.V37]" office:value-type="float" office:value="0.174000684592857" calcext:value-type="float">
            <text:p>0.174000684592857</text:p>
          </table:table-cell>
          <table:table-cell office:value-type="string" calcext:value-type="string">
            <text:p>TG Vmax</text:p>
          </table:table-cell>
          <table:table-cell table:style-name="Default" table:formula="of:=SUM([.Q37];[.O37];[.M37];[.K37];[.I37];[.G37];[.E37];[.C37];[.S37])" office:value-type="float" office:value="26293" calcext:value-type="float">
            <text:p>26293</text:p>
          </table:table-cell>
          <table:table-cell table:formula="of:=1/(SUM([.B37];[.D37];[.F37];[.H37];[.J37];[.L37];[.N37];[.P37];[.R37])/SUM([.C37];[.E37];[.G37];[.I37];[.K37];[.M37];[.O37];[.Q37];[.S37])+([.AB37]/100))" office:value-type="float" office:value="125.550350005164" calcext:value-type="float">
            <text:p>125.550350005164</text:p>
          </table:table-cell>
          <table:table-cell table:formula="of:=1/(SUM([.B37];[.D37];[.F37];[.H37];[.J37];[.L37];[.N37];[.P37];[.R37])/SUM([.C37];[.E37];[.G37];[.I37];[.K37];[.M37];[.O37];[.Q37];[.S37])-([.AB37]/100))" office:value-type="float" office:value="167.922650558638" calcext:value-type="float">
            <text:p>167.922650558638</text:p>
          </table:table-cell>
          <table:table-cell table:formula="of:=1.96*SQRT((([.U37]/100)*(1-([.U37]/100)))/[.Y37])*100" office:value-type="float" office:value="0.100490461335997" calcext:value-type="float">
            <text:p>0.100490461335997</text:p>
          </table:table-cell>
          <table:table-cell table:style-name="Default" table:formula="of:=[.AB37]/[.U37]*100" office:value-type="float" office:value="14.4382278683463" calcext:value-type="float">
            <text:p>14.438227868346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8];[.D38];[.F38];[.H38];[.J38];[.L38];[.N38];[.P38];[.R38])/SUM([.C38];[.E38];[.G38];[.I38];[.K38];[.M38];[.O38];[.Q38];[.S38]))" office:value-type="float" office:value="91.9335664335664" calcext:value-type="float">
            <text:p>91.9335664335664</text:p>
          </table:table-cell>
          <table:table-cell table:formula="of:=(SUM([.B38];[.D38];[.F38];[.H38];[.J38];[.L38];[.N38];[.P38];[.R38])/SUM([.C38];[.E38];[.G38];[.I38];[.K38];[.M38];[.O38];[.Q38];[.S38]))*100" office:value-type="float" office:value="1.08774198455863" calcext:value-type="float">
            <text:p>1.08774198455863</text:p>
          </table:table-cell>
          <table:table-cell office:value-type="float" office:value="6" calcext:value-type="float">
            <text:p>6</text:p>
          </table:table-cell>
          <table:table-cell table:formula="of:=[.U38]/[.V38]" office:value-type="float" office:value="0.181290330759771" calcext:value-type="float">
            <text:p>0.181290330759771</text:p>
          </table:table-cell>
          <table:table-cell office:value-type="string" calcext:value-type="string">
            <text:p>TG supporter</text:p>
          </table:table-cell>
          <table:table-cell table:style-name="Default" table:formula="of:=SUM([.Q38];[.O38];[.M38];[.K38];[.I38];[.G38];[.E38];[.C38];[.S38])" office:value-type="float" office:value="26293" calcext:value-type="float">
            <text:p>26293</text:p>
          </table:table-cell>
          <table:table-cell table:formula="of:=1/(SUM([.B38];[.D38];[.F38];[.H38];[.J38];[.L38];[.N38];[.P38];[.R38])/SUM([.C38];[.E38];[.G38];[.I38];[.K38];[.M38];[.O38];[.Q38];[.S38])+([.AB38]/100))" office:value-type="float" office:value="82.432024703588" calcext:value-type="float">
            <text:p>82.432024703588</text:p>
          </table:table-cell>
          <table:table-cell table:formula="of:=1/(SUM([.B38];[.D38];[.F38];[.H38];[.J38];[.L38];[.N38];[.P38];[.R38])/SUM([.C38];[.E38];[.G38];[.I38];[.K38];[.M38];[.O38];[.Q38];[.S38])-([.AB38]/100))" office:value-type="float" office:value="103.910871152231" calcext:value-type="float">
            <text:p>103.910871152231</text:p>
          </table:table-cell>
          <table:table-cell table:formula="of:=1.96*SQRT((([.U38]/100)*(1-([.U38]/100)))/[.Y38])*100" office:value-type="float" office:value="0.125378769900377" calcext:value-type="float">
            <text:p>0.125378769900377</text:p>
          </table:table-cell>
          <table:table-cell table:style-name="Default" table:formula="of:=[.AB38]/[.U38]*100" office:value-type="float" office:value="11.5265174719952" calcext:value-type="float">
            <text:p>11.526517471995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37]+[.B38]" office:value-type="float" office:value="92" calcext:value-type="float">
            <text:p>92</text:p>
          </table:table-cell>
          <table:table-cell table:formula="of:=[.C37]" office:value-type="float" office:value="5520" calcext:value-type="float">
            <text:p>5520</text:p>
          </table:table-cell>
          <table:table-cell table:formula="of:=[.D37]+[.D38]" office:value-type="float" office:value="56" calcext:value-type="float">
            <text:p>56</text:p>
          </table:table-cell>
          <table:table-cell table:formula="of:=[.E37]" office:value-type="float" office:value="2880" calcext:value-type="float">
            <text:p>2880</text:p>
          </table:table-cell>
          <table:table-cell table:formula="of:=[.F37]+[.F38]" office:value-type="float" office:value="26" calcext:value-type="float">
            <text:p>26</text:p>
          </table:table-cell>
          <table:table-cell table:formula="of:=[.G37]" office:value-type="float" office:value="1152" calcext:value-type="float">
            <text:p>1152</text:p>
          </table:table-cell>
          <table:table-cell table:formula="of:=[.H37]+[.H38]" office:value-type="float" office:value="14" calcext:value-type="float">
            <text:p>14</text:p>
          </table:table-cell>
          <table:table-cell table:formula="of:=[.I37]" office:value-type="float" office:value="718" calcext:value-type="float">
            <text:p>718</text:p>
          </table:table-cell>
          <table:table-cell table:formula="of:=[.J37]+[.J38]" office:value-type="float" office:value="1" calcext:value-type="float">
            <text:p>1</text:p>
          </table:table-cell>
          <table:table-cell table:formula="of:=[.K37]" office:value-type="float" office:value="83" calcext:value-type="float">
            <text:p>83</text:p>
          </table:table-cell>
          <table:table-cell table:formula="of:=[.L37]+[.L38]" office:value-type="float" office:value="0" calcext:value-type="float">
            <text:p>0</text:p>
          </table:table-cell>
          <table:table-cell table:formula="of:=[.M37]" office:value-type="float" office:value="0" calcext:value-type="float">
            <text:p>0</text:p>
          </table:table-cell>
          <table:table-cell table:formula="of:=[.N37]+[.N38]" office:value-type="float" office:value="16" calcext:value-type="float">
            <text:p>16</text:p>
          </table:table-cell>
          <table:table-cell table:formula="of:=[.O37]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9];[.D39];[.F39];[.H39];[.J39];[.L39];[.N39];[.P39];[.R39])/SUM([.C39];[.E39];[.G39];[.I39];[.K39];[.M39];[.O39];[.Q39];[.S39]))" office:value-type="float" office:value="56.0618336886994" calcext:value-type="float">
            <text:p>56.0618336886994</text:p>
          </table:table-cell>
          <table:table-cell table:formula="of:=(SUM([.B39];[.D39];[.F39];[.H39];[.J39];[.L39];[.N39];[.P39];[.R39])/SUM([.C39];[.E39];[.G39];[.I39];[.K39];[.M39];[.O39];[.Q39];[.S39]))*100" office:value-type="float" office:value="1.78374472293006" calcext:value-type="float">
            <text:p>1.78374472293006</text:p>
          </table:table-cell>
          <table:table-cell table:formula="of:=[.V38]+[.V37]" office:value-type="float" office:value="10" calcext:value-type="float">
            <text:p>10</text:p>
          </table:table-cell>
          <table:table-cell table:formula="of:=[.U39]/[.V39]" office:value-type="float" office:value="0.178374472293006" calcext:value-type="float">
            <text:p>0.178374472293006</text:p>
          </table:table-cell>
          <table:table-cell office:value-type="string" calcext:value-type="string">
            <text:p>TG sup+vmax</text:p>
          </table:table-cell>
          <table:table-cell table:style-name="Default" table:formula="of:=SUM([.Q39];[.O39];[.M39];[.K39];[.I39];[.G39];[.E39];[.C39];[.S39])" office:value-type="float" office:value="26293" calcext:value-type="float">
            <text:p>26293</text:p>
          </table:table-cell>
          <table:table-cell table:formula="of:=1/(SUM([.B39];[.D39];[.F39];[.H39];[.J39];[.L39];[.N39];[.P39];[.R39])/SUM([.C39];[.E39];[.G39];[.I39];[.K39];[.M39];[.O39];[.Q39];[.S39])+([.AB39]/100))" office:value-type="float" office:value="51.4473380042677" calcext:value-type="float">
            <text:p>51.4473380042677</text:p>
          </table:table-cell>
          <table:table-cell table:formula="of:=1/(SUM([.B39];[.D39];[.F39];[.H39];[.J39];[.L39];[.N39];[.P39];[.R39])/SUM([.C39];[.E39];[.G39];[.I39];[.K39];[.M39];[.O39];[.Q39];[.S39])-([.AB39]/100))" office:value-type="float" office:value="61.5856728751213" calcext:value-type="float">
            <text:p>61.5856728751213</text:p>
          </table:table-cell>
          <table:table-cell table:formula="of:=1.96*SQRT((([.U39]/100)*(1-([.U39]/100)))/[.Y39])*100" office:value-type="float" office:value="0.159990441593027" calcext:value-type="float">
            <text:p>0.159990441593027</text:p>
          </table:table-cell>
          <table:table-cell table:style-name="Default" table:formula="of:=[.AB39]/[.U39]*100" office:value-type="float" office:value="8.96935752836988" calcext:value-type="float">
            <text:p>8.9693575283698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0];[.D40];[.F40];[.H40];[.J40];[.L40];[.N40];[.P40];[.R40])/SUM([.C40];[.E40];[.G40];[.I40];[.K40];[.M40];[.O40];[.Q40];[.S40]))" office:value-type="float" office:value="112.324758842444" calcext:value-type="float">
            <text:p>112.324758842444</text:p>
          </table:table-cell>
          <table:table-cell table:formula="of:=(SUM([.B40];[.D40];[.F40];[.H40];[.J40];[.L40];[.N40];[.P40];[.R40])/SUM([.C40];[.E40];[.G40];[.I40];[.K40];[.M40];[.O40];[.Q40];[.S40]))*100" office:value-type="float" office:value="0.890275670569376" calcext:value-type="float">
            <text:p>0.890275670569376</text:p>
          </table:table-cell>
          <table:table-cell office:value-type="float" office:value="2" calcext:value-type="float">
            <text:p>2</text:p>
          </table:table-cell>
          <table:table-cell table:formula="of:=[.U40]/[.V40]" office:value-type="float" office:value="0.445137835284688" calcext:value-type="float">
            <text:p>0.445137835284688</text:p>
          </table:table-cell>
          <table:table-cell office:value-type="string" calcext:value-type="string">
            <text:p>TG gold</text:p>
          </table:table-cell>
          <table:table-cell table:style-name="Default" table:formula="of:=SUM([.Q40];[.O40];[.M40];[.K40];[.I40];[.G40];[.E40];[.C40];[.S40])" office:value-type="float" office:value="34933" calcext:value-type="float">
            <text:p>34933</text:p>
          </table:table-cell>
          <table:table-cell table:formula="of:=1/(SUM([.B40];[.D40];[.F40];[.H40];[.J40];[.L40];[.N40];[.P40];[.R40])/SUM([.C40];[.E40];[.G40];[.I40];[.K40];[.M40];[.O40];[.Q40];[.S40])+([.AB40]/100))" office:value-type="float" office:value="101.134657517419" calcext:value-type="float">
            <text:p>101.134657517419</text:p>
          </table:table-cell>
          <table:table-cell table:formula="of:=1/(SUM([.B40];[.D40];[.F40];[.H40];[.J40];[.L40];[.N40];[.P40];[.R40])/SUM([.C40];[.E40];[.G40];[.I40];[.K40];[.M40];[.O40];[.Q40];[.S40])-([.AB40]/100))" office:value-type="float" office:value="126.299205834737" calcext:value-type="float">
            <text:p>126.299205834737</text:p>
          </table:table-cell>
          <table:table-cell table:formula="of:=1.96*SQRT((([.U40]/100)*(1-([.U40]/100)))/[.Y40])*100" office:value-type="float" office:value="0.098505054601681" calcext:value-type="float">
            <text:p>0.098505054601681</text:p>
          </table:table-cell>
          <table:table-cell table:style-name="Default" table:formula="of:=[.AB40]/[.U40]*100" office:value-type="float" office:value="11.0645565028956" calcext:value-type="float">
            <text:p>11.06455650289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1];[.D41];[.F41];[.H41];[.J41];[.L41];[.N41];[.P41];[.R41])/SUM([.C41];[.E41];[.G41];[.I41];[.K41];[.M41];[.O41];[.Q41];[.S41]))" office:value-type="float" office:value="20.1384102279044" calcext:value-type="float">
            <text:p>20.1384102279044</text:p>
          </table:table-cell>
          <table:table-cell table:formula="of:=(SUM([.B41];[.D41];[.F41];[.H41];[.J41];[.L41];[.N41];[.P41];[.R41])/SUM([.C41];[.E41];[.G41];[.I41];[.K41];[.M41];[.O41];[.Q41];[.S41]))*100" office:value-type="float" office:value="4.96563526456706" calcext:value-type="float">
            <text:p>4.96563526456706</text:p>
          </table:table-cell>
          <table:table-cell office:value-type="float" office:value="3" calcext:value-type="float">
            <text:p>3</text:p>
          </table:table-cell>
          <table:table-cell table:formula="of:=[.U41]/[.V41]" office:value-type="float" office:value="1.65521175485569" calcext:value-type="float">
            <text:p>1.65521175485569</text:p>
          </table:table-cell>
          <table:table-cell office:value-type="string" calcext:value-type="string">
            <text:p>Radiant</text:p>
          </table:table-cell>
          <table:table-cell table:style-name="Default" table:formula="of:=SUM([.Q41];[.O41];[.M41];[.K41];[.I41];[.G41];[.E41];[.C41];[.S41])" office:value-type="float" office:value="36229" calcext:value-type="float">
            <text:p>36229</text:p>
          </table:table-cell>
          <table:table-cell table:formula="of:=1/(SUM([.B41];[.D41];[.F41];[.H41];[.J41];[.L41];[.N41];[.P41];[.R41])/SUM([.C41];[.E41];[.G41];[.I41];[.K41];[.M41];[.O41];[.Q41];[.S41])+([.AB41]/100))" office:value-type="float" office:value="19.2703106529735" calcext:value-type="float">
            <text:p>19.2703106529735</text:p>
          </table:table-cell>
          <table:table-cell table:formula="of:=1/(SUM([.B41];[.D41];[.F41];[.H41];[.J41];[.L41];[.N41];[.P41];[.R41])/SUM([.C41];[.E41];[.G41];[.I41];[.K41];[.M41];[.O41];[.Q41];[.S41])-([.AB41]/100))" office:value-type="float" office:value="21.0884126642685" calcext:value-type="float">
            <text:p>21.0884126642685</text:p>
          </table:table-cell>
          <table:table-cell table:formula="of:=1.96*SQRT((([.U41]/100)*(1-([.U41]/100)))/[.Y41])*100" office:value-type="float" office:value="0.223694674157593" calcext:value-type="float">
            <text:p>0.223694674157593</text:p>
          </table:table-cell>
          <table:table-cell table:style-name="Default" table:formula="of:=[.AB41]/[.U41]*100" office:value-type="float" office:value="4.504855113983" calcext:value-type="float">
            <text:p>4.50485511398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office:value-type="string" calcext:value-type="string">
            <text:p>https://infinite.tcgplayer.com/article/Pok%C3%A9mon-TCG-Lost-Origin-Pull-Rates/ba20ac4d-9448-45ce-b919-d856d107c744/</text:p>
          </table:table-cell>
          <table:table-cell table:style-name="ce1" table:number-columns-repeated="2"/>
          <table:table-cell table:style-name="ce1" office:value-type="string" calcext:value-type="string">
            <text:p>https://docs.google.com/spreadsheets/d/10NYiT_3sAhiN0MdcMD6r1zhJv8joqCiRkn5NYx69R6o/edit#gid=796645606</text:p>
          </table:table-cell>
          <table:table-cell/>
          <table:table-cell table:formula="of:=SUM([.U25];[.U28:.U34])" office:value-type="float" office:value="40.6504783678146" calcext:value-type="float">
            <text:p>40.650478367814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46];[.D46];[.F46];[.H46];[.J46];[.L46];[.N46];[.P46])/SUM([.C46];[.E46];[.G46];[.I46];[.K46];[.M46];[.O46];[.Q46]))" office:value-type="float" office:value="25.2432432432432" calcext:value-type="float">
            <text:p>25.2432432432432</text:p>
          </table:table-cell>
          <table:table-cell table:formula="of:=((SUM([.B46];[.D46];[.F46];[.H46];[.J46];[.L46];[.N46];[.P46])/[.Y46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U46]/[.V46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46];[.O46];[.M46];[.K46];[.I46];[.G46];[.E46];[.C46])" office:value-type="float" office:value="2802" calcext:value-type="float">
            <text:p>2802</text:p>
          </table:table-cell>
          <table:table-cell table:formula="of:=1/(SUM([.B46];[.D46];[.F46];[.H46];[.J46];[.L46];[.N46];[.P46])/SUM([.C46];[.E46];[.G46];[.I46];[.K46];[.M46];[.O46];[.Q46])+([.AB46]/100))" office:value-type="float" office:value="21.3507300373266" calcext:value-type="float">
            <text:p>21.3507300373266</text:p>
          </table:table-cell>
          <table:table-cell table:formula="of:=1/(SUM([.B46];[.D46];[.F46];[.H46];[.J46];[.L46];[.N46];[.P46])/SUM([.C46];[.E46];[.G46];[.I46];[.K46];[.M46];[.O46];[.Q46])-([.AB46]/100))" office:value-type="float" office:value="30.8715189505139" calcext:value-type="float">
            <text:p>30.8715189505139</text:p>
          </table:table-cell>
          <table:table-cell table:formula="of:=1.96*SQRT((([.U46]/100)*(1-([.U46]/100)))/[.Y46])*100" office:value-type="float" office:value="0.72222449385976" calcext:value-type="float">
            <text:p>0.72222449385976</text:p>
          </table:table-cell>
          <table:table-cell table:style-name="Default" table:formula="of:=[.AB46]/[.U46]*100" office:value-type="float" office:value="18.2312885747302" calcext:value-type="float">
            <text:p>18.23128857473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47];[.D47];[.F47];[.H47];[.J47];[.L47];[.N47];[.P47])/SUM([.C47];[.E47];[.G47];[.I47];[.K47];[.M47];[.O47];[.Q47]))" office:value-type="float" office:value="233.5" calcext:value-type="float">
            <text:p>233.5</text:p>
          </table:table-cell>
          <table:table-cell table:formula="of:=((SUM([.B47];[.D47];[.F47];[.H47];[.J47];[.L47];[.N47];[.P47])/[.Y47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U47]/[.V47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47];[.O47];[.M47];[.K47];[.I47];[.G47];[.E47];[.C47])" office:value-type="float" office:value="2802" calcext:value-type="float">
            <text:p>2802</text:p>
          </table:table-cell>
          <table:table-cell table:formula="of:=1/(SUM([.B47];[.D47];[.F47];[.H47];[.J47];[.L47];[.N47];[.P47])/SUM([.C47];[.E47];[.G47];[.I47];[.K47];[.M47];[.O47];[.Q47])+([.AB47]/100))" office:value-type="float" office:value="149.240338521475" calcext:value-type="float">
            <text:p>149.240338521475</text:p>
          </table:table-cell>
          <table:table-cell table:formula="of:=1/(SUM([.B47];[.D47];[.F47];[.H47];[.J47];[.L47];[.N47];[.P47])/SUM([.C47];[.E47];[.G47];[.I47];[.K47];[.M47];[.O47];[.Q47])-([.AB47]/100))" office:value-type="float" office:value="536.276638387916" calcext:value-type="float">
            <text:p>536.276638387916</text:p>
          </table:table-cell>
          <table:table-cell table:formula="of:=1.96*SQRT((([.U47]/100)*(1-([.U47]/100)))/[.Y47])*100" office:value-type="float" office:value="0.241794601147029" calcext:value-type="float">
            <text:p>0.241794601147029</text:p>
          </table:table-cell>
          <table:table-cell table:style-name="Default" table:formula="of:=[.AB47]/[.U47]*100" office:value-type="float" office:value="56.4590393678313" calcext:value-type="float">
            <text:p>56.459039367831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48];[.D48];[.F48];[.H48];[.J48];[.L48];[.N48];[.P48])/SUM([.C48];[.E48];[.G48];[.I48];[.K48];[.M48];[.O48];[.Q48]))" office:value-type="float" office:value="128.827586206897" calcext:value-type="float">
            <text:p>128.827586206897</text:p>
          </table:table-cell>
          <table:table-cell table:formula="of:=((SUM([.B48];[.D48];[.F48];[.H48];[.J48];[.L48];[.N48];[.P48])/[.Y48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U48]/[.V48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48];[.O48];[.M48];[.K48];[.I48];[.G48];[.E48];[.C48])" office:value-type="float" office:value="3736" calcext:value-type="float">
            <text:p>3736</text:p>
          </table:table-cell>
          <table:table-cell table:formula="of:=1/(SUM([.B48];[.D48];[.F48];[.H48];[.J48];[.L48];[.N48];[.P48])/SUM([.C48];[.E48];[.G48];[.I48];[.K48];[.M48];[.O48];[.Q48])+([.AB48]/100))" office:value-type="float" office:value="94.5490596636972" calcext:value-type="float">
            <text:p>94.5490596636972</text:p>
          </table:table-cell>
          <table:table-cell table:formula="of:=1/(SUM([.B48];[.D48];[.F48];[.H48];[.J48];[.L48];[.N48];[.P48])/SUM([.C48];[.E48];[.G48];[.I48];[.K48];[.M48];[.O48];[.Q48])-([.AB48]/100))" office:value-type="float" office:value="202.09755089197" calcext:value-type="float">
            <text:p>202.09755089197</text:p>
          </table:table-cell>
          <table:table-cell table:formula="of:=1.96*SQRT((([.U48]/100)*(1-([.U48]/100)))/[.Y48])*100" office:value-type="float" office:value="0.281420714919727" calcext:value-type="float">
            <text:p>0.281420714919727</text:p>
          </table:table-cell>
          <table:table-cell table:style-name="Default" table:formula="of:=[.AB48]/[.U48]*100" office:value-type="float" office:value="36.2547514117276" calcext:value-type="float">
            <text:p>36.254751411727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49];[.D49];[.F49];[.H49];[.J49];[.L49];[.N49];[.P49])/SUM([.C49];[.E49];[.G49];[.I49];[.K49];[.M49];[.O49];[.Q49]))" office:value-type="float" office:value="46.1234567901235" calcext:value-type="float">
            <text:p>46.1234567901235</text:p>
          </table:table-cell>
          <table:table-cell table:formula="of:=((SUM([.B49];[.D49];[.F49];[.H49];[.J49];[.L49];[.N49];[.P49])/[.Y49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U49]/[.V49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49];[.O49];[.M49];[.K49];[.I49];[.G49];[.E49];[.C49])" office:value-type="float" office:value="3736" calcext:value-type="float">
            <text:p>3736</text:p>
          </table:table-cell>
          <table:table-cell table:formula="of:=1/(SUM([.B49];[.D49];[.F49];[.H49];[.J49];[.L49];[.N49];[.P49])/SUM([.C49];[.E49];[.G49];[.I49];[.K49];[.M49];[.O49];[.Q49])+([.AB49]/100))" office:value-type="float" office:value="37.9490735218955" calcext:value-type="float">
            <text:p>37.9490735218955</text:p>
          </table:table-cell>
          <table:table-cell table:formula="of:=1/(SUM([.B49];[.D49];[.F49];[.H49];[.J49];[.L49];[.N49];[.P49])/SUM([.C49];[.E49];[.G49];[.I49];[.K49];[.M49];[.O49];[.Q49])-([.AB49]/100))" office:value-type="float" office:value="58.7862522800473" calcext:value-type="float">
            <text:p>58.7862522800473</text:p>
          </table:table-cell>
          <table:table-cell table:formula="of:=1.96*SQRT((([.U49]/100)*(1-([.U49]/100)))/[.Y49])*100" office:value-type="float" office:value="0.467016226172984" calcext:value-type="float">
            <text:p>0.467016226172984</text:p>
          </table:table-cell>
          <table:table-cell table:style-name="Default" table:formula="of:=[.AB49]/[.U49]*100" office:value-type="float" office:value="21.5404027281762" calcext:value-type="float">
            <text:p>21.5404027281762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0];[.D50];[.F50];[.H50];[.J50];[.L50];[.N50];[.P50])/SUM([.C50];[.E50];[.G50];[.I50];[.K50];[.M50];[.O50];[.Q50]))" office:value-type="float" office:value="88.952380952381" calcext:value-type="float">
            <text:p>88.952380952381</text:p>
          </table:table-cell>
          <table:table-cell table:formula="of:=((SUM([.B50];[.D50];[.F50];[.H50];[.J50];[.L50];[.N50];[.P50])/[.Y50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U50]/[.V50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50];[.O50];[.M50];[.K50];[.I50];[.G50];[.E50];[.C50])" office:value-type="float" office:value="3736" calcext:value-type="float">
            <text:p>3736</text:p>
          </table:table-cell>
          <table:table-cell table:formula="of:=1/(SUM([.B50];[.D50];[.F50];[.H50];[.J50];[.L50];[.N50];[.P50])/SUM([.C50];[.E50];[.G50];[.I50];[.K50];[.M50];[.O50];[.Q50])+([.AB50]/100))" office:value-type="float" office:value="68.3865182884837" calcext:value-type="float">
            <text:p>68.3865182884837</text:p>
          </table:table-cell>
          <table:table-cell table:formula="of:=1/(SUM([.B50];[.D50];[.F50];[.H50];[.J50];[.L50];[.N50];[.P50])/SUM([.C50];[.E50];[.G50];[.I50];[.K50];[.M50];[.O50];[.Q50])-([.AB50]/100))" office:value-type="float" office:value="127.2074493198" calcext:value-type="float">
            <text:p>127.2074493198</text:p>
          </table:table-cell>
          <table:table-cell table:formula="of:=1.96*SQRT((([.U50]/100)*(1-([.U50]/100)))/[.Y50])*100" office:value-type="float" office:value="0.338079518183293" calcext:value-type="float">
            <text:p>0.338079518183293</text:p>
          </table:table-cell>
          <table:table-cell table:style-name="Default" table:formula="of:=[.AB50]/[.U50]*100" office:value-type="float" office:value="30.0729780936377" calcext:value-type="float">
            <text:p>30.072978093637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1];[.D51];[.F51];[.H51];[.J51];[.L51];[.N51];[.P51])/SUM([.C51];[.E51];[.G51];[.I51];[.K51];[.M51];[.O51];[.Q51]))" office:value-type="float" office:value="6.24053452115813" calcext:value-type="float">
            <text:p>6.24053452115813</text:p>
          </table:table-cell>
          <table:table-cell table:formula="of:=((SUM([.B51];[.D51];[.F51];[.H51];[.J51];[.L51];[.N51];[.P51])/[.Y51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U51]/[.V51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51];[.O51];[.M51];[.K51];[.I51];[.G51];[.E51];[.C51])" office:value-type="float" office:value="2802" calcext:value-type="float">
            <text:p>2802</text:p>
          </table:table-cell>
          <table:table-cell table:formula="of:=1/(SUM([.B51];[.D51];[.F51];[.H51];[.J51];[.L51];[.N51];[.P51])/SUM([.C51];[.E51];[.G51];[.I51];[.K51];[.M51];[.O51];[.Q51])+([.AB51]/100))" office:value-type="float" office:value="5.75289774265237" calcext:value-type="float">
            <text:p>5.75289774265237</text:p>
          </table:table-cell>
          <table:table-cell table:formula="of:=1/(SUM([.B51];[.D51];[.F51];[.H51];[.J51];[.L51];[.N51];[.P51])/SUM([.C51];[.E51];[.G51];[.I51];[.K51];[.M51];[.O51];[.Q51])-([.AB51]/100))" office:value-type="float" office:value="6.81849526627093" calcext:value-type="float">
            <text:p>6.81849526627093</text:p>
          </table:table-cell>
          <table:table-cell table:formula="of:=1.96*SQRT((([.U51]/100)*(1-([.U51]/100)))/[.Y51])*100" office:value-type="float" office:value="1.35827594373334" calcext:value-type="float">
            <text:p>1.35827594373334</text:p>
          </table:table-cell>
          <table:table-cell table:style-name="Default" table:formula="of:=[.AB51]/[.U51]*100" office:value-type="float" office:value="8.47636791612657" calcext:value-type="float">
            <text:p>8.4763679161265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2];[.D52];[.F52];[.H52];[.J52];[.L52];[.N52];[.P52])/SUM([.C52];[.E52];[.G52];[.I52];[.K52];[.M52];[.O52];[.Q52]))" office:value-type="float" office:value="54.9411764705882" calcext:value-type="float">
            <text:p>54.9411764705882</text:p>
          </table:table-cell>
          <table:table-cell table:formula="of:=((SUM([.B52];[.D52];[.F52];[.H52];[.J52];[.L52];[.N52];[.P52])/[.Y52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U52]/[.V52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52];[.O52];[.M52];[.K52];[.I52];[.G52];[.E52];[.C52])" office:value-type="float" office:value="2802" calcext:value-type="float">
            <text:p>2802</text:p>
          </table:table-cell>
          <table:table-cell table:formula="of:=1/(SUM([.B52];[.D52];[.F52];[.H52];[.J52];[.L52];[.N52];[.P52])/SUM([.C52];[.E52];[.G52];[.I52];[.K52];[.M52];[.O52];[.Q52])+([.AB52]/100))" office:value-type="float" office:value="43.1945923588471" calcext:value-type="float">
            <text:p>43.1945923588471</text:p>
          </table:table-cell>
          <table:table-cell table:formula="of:=1/(SUM([.B52];[.D52];[.F52];[.H52];[.J52];[.L52];[.N52];[.P52])/SUM([.C52];[.E52];[.G52];[.I52];[.K52];[.M52];[.O52];[.Q52])-([.AB52]/100))" office:value-type="float" office:value="75.463021464354" calcext:value-type="float">
            <text:p>75.463021464354</text:p>
          </table:table-cell>
          <table:table-cell table:formula="of:=1.96*SQRT((([.U52]/100)*(1-([.U52]/100)))/[.Y52])*100" office:value-type="float" office:value="0.494976132726297" calcext:value-type="float">
            <text:p>0.494976132726297</text:p>
          </table:table-cell>
          <table:table-cell table:style-name="Default" table:formula="of:=[.AB52]/[.U52]*100" office:value-type="float" office:value="27.1945710568448" calcext:value-type="float">
            <text:p>27.194571056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3];[.D53];[.F53];[.H53];[.J53];[.L53];[.N53];[.P53])/SUM([.C53];[.E53];[.G53];[.I53];[.K53];[.M53];[.O53];[.Q53]))" office:value-type="float" office:value="30.7912087912088" calcext:value-type="float">
            <text:p>30.7912087912088</text:p>
          </table:table-cell>
          <table:table-cell table:formula="of:=((SUM([.B53];[.D53];[.F53];[.H53];[.J53];[.L53];[.N53];[.P53])/[.Y53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U53]/[.V53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53];[.O53];[.M53];[.K53];[.I53];[.G53];[.E53];[.C53])" office:value-type="float" office:value="2802" calcext:value-type="float">
            <text:p>2802</text:p>
          </table:table-cell>
          <table:table-cell table:formula="of:=1/(SUM([.B53];[.D53];[.F53];[.H53];[.J53];[.L53];[.N53];[.P53])/SUM([.C53];[.E53];[.G53];[.I53];[.K53];[.M53];[.O53];[.Q53])+([.AB53]/100))" office:value-type="float" office:value="25.6145176870489" calcext:value-type="float">
            <text:p>25.6145176870489</text:p>
          </table:table-cell>
          <table:table-cell table:formula="of:=1/(SUM([.B53];[.D53];[.F53];[.H53];[.J53];[.L53];[.N53];[.P53])/SUM([.C53];[.E53];[.G53];[.I53];[.K53];[.M53];[.O53];[.Q53])-([.AB53]/100))" office:value-type="float" office:value="38.5903050399865" calcext:value-type="float">
            <text:p>38.5903050399865</text:p>
          </table:table-cell>
          <table:table-cell table:formula="of:=1.96*SQRT((([.U53]/100)*(1-([.U53]/100)))/[.Y53])*100" office:value-type="float" office:value="0.656355803882952" calcext:value-type="float">
            <text:p>0.656355803882952</text:p>
          </table:table-cell>
          <table:table-cell table:style-name="Default" table:formula="of:=[.AB53]/[.U53]*100" office:value-type="float" office:value="20.2099885986817" calcext:value-type="float">
            <text:p>20.209988598681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4];[.D54];[.F54];[.H54];[.J54];[.L54];[.N54];[.P54])/SUM([.C54];[.E54];[.G54];[.I54];[.K54];[.M54];[.O54];[.Q54]))" office:value-type="float" office:value="30.2790697674419" calcext:value-type="float">
            <text:p>30.2790697674419</text:p>
          </table:table-cell>
          <table:table-cell table:formula="of:=((SUM([.B54];[.D54];[.F54];[.H54];[.J54];[.L54];[.N54];[.P54])/[.Y54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U54]/[.V54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54];[.O54];[.M54];[.K54];[.I54];[.G54];[.E54];[.C54])" office:value-type="float" office:value="1302" calcext:value-type="float">
            <text:p>1302</text:p>
          </table:table-cell>
          <table:table-cell table:formula="of:=1/(SUM([.B54];[.D54];[.F54];[.H54];[.J54];[.L54];[.N54];[.P54])/SUM([.C54];[.E54];[.G54];[.I54];[.K54];[.M54];[.O54];[.Q54])+([.AB54]/100))" office:value-type="float" office:value="23.4010360295665" calcext:value-type="float">
            <text:p>23.4010360295665</text:p>
          </table:table-cell>
          <table:table-cell table:formula="of:=1/(SUM([.B54];[.D54];[.F54];[.H54];[.J54];[.L54];[.N54];[.P54])/SUM([.C54];[.E54];[.G54];[.I54];[.K54];[.M54];[.O54];[.Q54])-([.AB54]/100))" office:value-type="float" office:value="42.883344688875" calcext:value-type="float">
            <text:p>42.883344688875</text:p>
          </table:table-cell>
          <table:table-cell table:formula="of:=1.96*SQRT((([.U54]/100)*(1-([.U54]/100)))/[.Y54])*100" office:value-type="float" office:value="0.97070370634416" calcext:value-type="float">
            <text:p>0.97070370634416</text:p>
          </table:table-cell>
          <table:table-cell table:style-name="Default" table:formula="of:=[.AB54]/[.U54]*100" office:value-type="float" office:value="29.3920052479092" calcext:value-type="float">
            <text:p>29.39200524790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5];[.D55];[.F55];[.H55];[.J55];[.L55];[.N55];[.P55])/SUM([.C55];[.E55];[.G55];[.I55];[.K55];[.M55];[.O55];[.Q55]))" office:value-type="float" office:value="19.6631578947368" calcext:value-type="float">
            <text:p>19.6631578947368</text:p>
          </table:table-cell>
          <table:table-cell table:formula="of:=((SUM([.B55];[.D55];[.F55];[.H55];[.J55];[.L55];[.N55];[.P55])/[.Y55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U55]/[.V55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55];[.O55];[.M55];[.K55];[.I55];[.G55];[.E55];[.C55])" office:value-type="float" office:value="3736" calcext:value-type="float">
            <text:p>3736</text:p>
          </table:table-cell>
          <table:table-cell table:formula="of:=1/(SUM([.B55];[.D55];[.F55];[.H55];[.J55];[.L55];[.N55];[.P55])/SUM([.C55];[.E55];[.G55];[.I55];[.K55];[.M55];[.O55];[.Q55])+([.AB55]/100))" office:value-type="float" office:value="17.2706475504977" calcext:value-type="float">
            <text:p>17.2706475504977</text:p>
          </table:table-cell>
          <table:table-cell table:formula="of:=1/(SUM([.B55];[.D55];[.F55];[.H55];[.J55];[.L55];[.N55];[.P55])/SUM([.C55];[.E55];[.G55];[.I55];[.K55];[.M55];[.O55];[.Q55])-([.AB55]/100))" office:value-type="float" office:value="22.825133618672" calcext:value-type="float">
            <text:p>22.825133618672</text:p>
          </table:table-cell>
          <table:table-cell table:formula="of:=1.96*SQRT((([.U55]/100)*(1-([.U55]/100)))/[.Y55])*100" office:value-type="float" office:value="0.704517744639782" calcext:value-type="float">
            <text:p>0.704517744639782</text:p>
          </table:table-cell>
          <table:table-cell table:style-name="Default" table:formula="of:=[.AB55]/[.U55]*100" office:value-type="float" office:value="13.8530436524959" calcext:value-type="float">
            <text:p>13.8530436524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6];[.D56];[.F56];[.H56];[.J56];[.L56];[.N56];[.P56])/SUM([.C56];[.E56];[.G56];[.I56];[.K56];[.M56];[.O56];[.Q56]))" office:value-type="float" office:value="49.1578947368421" calcext:value-type="float">
            <text:p>49.1578947368421</text:p>
          </table:table-cell>
          <table:table-cell table:formula="of:=((SUM([.B56];[.D56];[.F56];[.H56];[.J56];[.L56];[.N56];[.P56])/[.Y56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U56]/[.V56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56];[.O56];[.M56];[.K56];[.I56];[.G56];[.E56];[.C56])" office:value-type="float" office:value="3736" calcext:value-type="float">
            <text:p>3736</text:p>
          </table:table-cell>
          <table:table-cell table:formula="of:=1/(SUM([.B56];[.D56];[.F56];[.H56];[.J56];[.L56];[.N56];[.P56])/SUM([.C56];[.E56];[.G56];[.I56];[.K56];[.M56];[.O56];[.Q56])+([.AB56]/100))" office:value-type="float" office:value="40.2100068957616" calcext:value-type="float">
            <text:p>40.2100068957616</text:p>
          </table:table-cell>
          <table:table-cell table:formula="of:=1/(SUM([.B56];[.D56];[.F56];[.H56];[.J56];[.L56];[.N56];[.P56])/SUM([.C56];[.E56];[.G56];[.I56];[.K56];[.M56];[.O56];[.Q56])-([.AB56]/100))" office:value-type="float" office:value="63.2279367528532" calcext:value-type="float">
            <text:p>63.2279367528532</text:p>
          </table:table-cell>
          <table:table-cell table:formula="of:=1.96*SQRT((([.U56]/100)*(1-([.U56]/100)))/[.Y56])*100" office:value-type="float" office:value="0.452681877916403" calcext:value-type="float">
            <text:p>0.452681877916403</text:p>
          </table:table-cell>
          <table:table-cell table:style-name="Default" table:formula="of:=[.AB56]/[.U56]*100" office:value-type="float" office:value="22.2528881038906" calcext:value-type="float">
            <text:p>22.252888103890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7];[.D57];[.F57];[.H57];[.J57];[.L57];[.N57];[.P57])/SUM([.C57];[.E57];[.G57];[.I57];[.K57];[.M57];[.O57];[.Q57]))" office:value-type="float" office:value="100.972972972973" calcext:value-type="float">
            <text:p>100.972972972973</text:p>
          </table:table-cell>
          <table:table-cell table:formula="of:=((SUM([.B57];[.D57];[.F57];[.H57];[.J57];[.L57];[.N57];[.P57])/[.Y57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U57]/[.V57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57];[.O57];[.M57];[.K57];[.I57];[.G57];[.E57];[.C57])" office:value-type="float" office:value="3736" calcext:value-type="float">
            <text:p>3736</text:p>
          </table:table-cell>
          <table:table-cell table:formula="of:=1/(SUM([.B57];[.D57];[.F57];[.H57];[.J57];[.L57];[.N57];[.P57])/SUM([.C57];[.E57];[.G57];[.I57];[.K57];[.M57];[.O57];[.Q57])+([.AB57]/100))" office:value-type="float" office:value="76.4586216526925" calcext:value-type="float">
            <text:p>76.4586216526925</text:p>
          </table:table-cell>
          <table:table-cell table:formula="of:=1/(SUM([.B57];[.D57];[.F57];[.H57];[.J57];[.L57];[.N57];[.P57])/SUM([.C57];[.E57];[.G57];[.I57];[.K57];[.M57];[.O57];[.Q57])-([.AB57]/100))" office:value-type="float" office:value="148.625715373093" calcext:value-type="float">
            <text:p>148.625715373093</text:p>
          </table:table-cell>
          <table:table-cell table:formula="of:=1.96*SQRT((([.U57]/100)*(1-([.U57]/100)))/[.Y57])*100" office:value-type="float" office:value="0.317532949667324" calcext:value-type="float">
            <text:p>0.317532949667324</text:p>
          </table:table-cell>
          <table:table-cell table:style-name="Default" table:formula="of:=[.AB57]/[.U57]*100" office:value-type="float" office:value="32.0622459447871" calcext:value-type="float">
            <text:p>32.062245944787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8];[.D58];[.F58];[.H58];[.J58];[.L58];[.N58];[.P58])/SUM([.C58];[.E58];[.G58];[.I58];[.K58];[.M58];[.O58];[.Q58]))" office:value-type="float" office:value="48.5194805194805" calcext:value-type="float">
            <text:p>48.5194805194805</text:p>
          </table:table-cell>
          <table:table-cell table:formula="of:=((SUM([.B58];[.D58];[.F58];[.H58];[.J58];[.L58];[.N58];[.P58])/[.Y58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U58]/[.V58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58];[.O58];[.M58];[.K58];[.I58];[.G58];[.E58];[.C58])" office:value-type="float" office:value="3736" calcext:value-type="float">
            <text:p>3736</text:p>
          </table:table-cell>
          <table:table-cell table:formula="of:=1/(SUM([.B58];[.D58];[.F58];[.H58];[.J58];[.L58];[.N58];[.P58])/SUM([.C58];[.E58];[.G58];[.I58];[.K58];[.M58];[.O58];[.Q58])+([.AB58]/100))" office:value-type="float" office:value="39.7359008791539" calcext:value-type="float">
            <text:p>39.7359008791539</text:p>
          </table:table-cell>
          <table:table-cell table:formula="of:=1/(SUM([.B58];[.D58];[.F58];[.H58];[.J58];[.L58];[.N58];[.P58])/SUM([.C58];[.E58];[.G58];[.I58];[.K58];[.M58];[.O58];[.Q58])-([.AB58]/100))" office:value-type="float" office:value="62.2882288457136" calcext:value-type="float">
            <text:p>62.2882288457136</text:p>
          </table:table-cell>
          <table:table-cell table:formula="of:=1.96*SQRT((([.U58]/100)*(1-([.U58]/100)))/[.Y58])*100" office:value-type="float" office:value="0.455588063916091" calcext:value-type="float">
            <text:p>0.455588063916091</text:p>
          </table:table-cell>
          <table:table-cell table:style-name="Default" table:formula="of:=[.AB58]/[.U58]*100" office:value-type="float" office:value="22.1048961920846" calcext:value-type="float">
            <text:p>22.10489619208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9];[.D59];[.F59];[.H59];[.J59];[.L59];[.N59];[.P59])/SUM([.C59];[.E59];[.G59];[.I59];[.K59];[.M59];[.O59];[.Q59]))" office:value-type="float" office:value="24.4183006535948" calcext:value-type="float">
            <text:p>24.4183006535948</text:p>
          </table:table-cell>
          <table:table-cell table:formula="of:=((SUM([.B59];[.D59];[.F59];[.H59];[.J59];[.L59];[.N59];[.P59])/[.Y59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U59]/[.V59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59];[.O59];[.M59];[.K59];[.I59];[.G59];[.E59];[.C59])" office:value-type="float" office:value="3736" calcext:value-type="float">
            <text:p>3736</text:p>
          </table:table-cell>
          <table:table-cell table:formula="of:=1/(SUM([.B59];[.D59];[.F59];[.H59];[.J59];[.L59];[.N59];[.P59])/SUM([.C59];[.E59];[.G59];[.I59];[.K59];[.M59];[.O59];[.Q59])+([.AB59]/100))" office:value-type="float" office:value="21.1381270452433" calcext:value-type="float">
            <text:p>21.1381270452433</text:p>
          </table:table-cell>
          <table:table-cell table:formula="of:=1/(SUM([.B59];[.D59];[.F59];[.H59];[.J59];[.L59];[.N59];[.P59])/SUM([.C59];[.E59];[.G59];[.I59];[.K59];[.M59];[.O59];[.Q59])-([.AB59]/100))" office:value-type="float" office:value="28.9034879203085" calcext:value-type="float">
            <text:p>28.9034879203085</text:p>
          </table:table-cell>
          <table:table-cell table:formula="of:=1.96*SQRT((([.U59]/100)*(1-([.U59]/100)))/[.Y59])*100" office:value-type="float" office:value="0.63549902635675" calcext:value-type="float">
            <text:p>0.63549902635675</text:p>
          </table:table-cell>
          <table:table-cell table:style-name="Default" table:formula="of:=[.AB59]/[.U59]*100" office:value-type="float" office:value="15.5178062906459" calcext:value-type="float">
            <text:p>15.51780629064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 table:number-columns-repeated="3"/>
          <table:table-cell/>
          <table:table-cell table:formula="of:=SUM([.U46:.U53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4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formula="of:=1/(SUM([.B64];[.D64];[.F64];[.H64];[.J64];[.L64];[.N64];[.P64])/SUM([.C64];[.E64];[.G64];[.I64];[.K64];[.M64];[.O64];[.Q64]))" office:value-type="float" office:value="5.94814814814815" calcext:value-type="float">
            <text:p>5.94814814814815</text:p>
          </table:table-cell>
          <table:table-cell table:formula="of:=(SUM([.B64];[.D64];[.F64];[.H64];[.J64];[.L64];[.N64];[.P64])/SUM([.C64];[.E64];[.G64];[.I64];[.K64];[.M64];[.O64];[.Q64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U64]/[.V64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64];[.O64];[.M64];[.K64];[.I64];[.G64];[.E64];[.C64])" office:value-type="float" office:value="803" calcext:value-type="float">
            <text:p>803</text:p>
          </table:table-cell>
          <table:table-cell table:formula="of:=1/(SUM([.B64];[.D64];[.F64];[.H64];[.J64];[.L64];[.N64];[.P64])/SUM([.C64];[.E64];[.G64];[.I64];[.K64];[.M64];[.O64];[.Q64])+([.AB64]/100))" office:value-type="float" office:value="5.15500949535956" calcext:value-type="float">
            <text:p>5.15500949535956</text:p>
          </table:table-cell>
          <table:table-cell table:formula="of:=1/(SUM([.B64];[.D64];[.F64];[.H64];[.J64];[.L64];[.N64];[.P64])/SUM([.C64];[.E64];[.G64];[.I64];[.K64];[.M64];[.O64];[.Q64])-([.AB64]/100))" office:value-type="float" office:value="7.02972675950117" calcext:value-type="float">
            <text:p>7.02972675950117</text:p>
          </table:table-cell>
          <table:table-cell table:formula="of:=1.96*SQRT((([.U64]/100)*(1-([.U64]/100)))/[.Y64])*100" office:value-type="float" office:value="2.58665119526698" calcext:value-type="float">
            <text:p>2.58665119526698</text:p>
          </table:table-cell>
          <table:table-cell table:style-name="Default" table:formula="of:=[.AB64]/[.U64]*100" office:value-type="float" office:value="15.3857845170325" calcext:value-type="float">
            <text:p>15.385784517032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65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65];[.D65];[.F65];[.H65];[.J65];[.L65];[.N65];[.P65])/SUM([.C65];[.E65];[.G65];[.I65];[.K65];[.M65];[.O65];[.Q65]))" office:value-type="float" office:value="49.4625373580091" calcext:value-type="float">
            <text:p>49.4625373580091</text:p>
          </table:table-cell>
          <table:table-cell table:formula="of:=(SUM([.B65];[.D65];[.F65];[.H65];[.J65];[.L65];[.N65];[.P65])/SUM([.C65];[.E65];[.G65];[.I65];[.K65];[.M65];[.O65];[.Q65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U65]/[.V65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65];[.O65];[.M65];[.K65];[.I65];[.G65];[.E65];[.C65])" office:value-type="float" office:value="15581" calcext:value-type="float">
            <text:p>15581</text:p>
          </table:table-cell>
          <table:table-cell table:formula="of:=1/(SUM([.B65];[.D65];[.F65];[.H65];[.J65];[.L65];[.N65];[.P65])/SUM([.C65];[.E65];[.G65];[.I65];[.K65];[.M65];[.O65];[.Q65])+([.AB65]/100))" office:value-type="float" office:value="44.5885456184403" calcext:value-type="float">
            <text:p>44.5885456184403</text:p>
          </table:table-cell>
          <table:table-cell table:formula="of:=1/(SUM([.B65];[.D65];[.F65];[.H65];[.J65];[.L65];[.N65];[.P65])/SUM([.C65];[.E65];[.G65];[.I65];[.K65];[.M65];[.O65];[.Q65])-([.AB65]/100))" office:value-type="float" office:value="55.5328560436058" calcext:value-type="float">
            <text:p>55.5328560436058</text:p>
          </table:table-cell>
          <table:table-cell table:formula="of:=1.96*SQRT((([.U65]/100)*(1-([.U65]/100)))/[.Y65])*100" office:value-type="float" office:value="0.220996344806481" calcext:value-type="float">
            <text:p>0.220996344806481</text:p>
          </table:table-cell>
          <table:table-cell table:style-name="Default" table:formula="of:=[.AB65]/[.U65]*100" office:value-type="float" office:value="10.931039960974" calcext:value-type="float">
            <text:p>10.93103996097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66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66];[.D66];[.F66];[.H66];[.J66];[.L66];[.N66];[.P66])/SUM([.C66];[.E66];[.G66];[.I66];[.K66];[.M66];[.O66];[.Q66]))" office:value-type="float" office:value="77.5137107879425" calcext:value-type="float">
            <text:p>77.5137107879425</text:p>
          </table:table-cell>
          <table:table-cell table:formula="of:=(SUM([.B66];[.D66];[.F66];[.H66];[.J66];[.L66];[.N66];[.P66])/SUM([.C66];[.E66];[.G66];[.I66];[.K66];[.M66];[.O66];[.Q66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U66]/[.V66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66];[.O66];[.M66];[.K66];[.I66];[.G66];[.E66];[.C66])" office:value-type="float" office:value="15581" calcext:value-type="float">
            <text:p>15581</text:p>
          </table:table-cell>
          <table:table-cell table:formula="of:=1/(SUM([.B66];[.D66];[.F66];[.H66];[.J66];[.L66];[.N66];[.P66])/SUM([.C66];[.E66];[.G66];[.I66];[.K66];[.M66];[.O66];[.Q66])+([.AB66]/100))" office:value-type="float" office:value="68.1529205877466" calcext:value-type="float">
            <text:p>68.1529205877466</text:p>
          </table:table-cell>
          <table:table-cell table:formula="of:=1/(SUM([.B66];[.D66];[.F66];[.H66];[.J66];[.L66];[.N66];[.P66])/SUM([.C66];[.E66];[.G66];[.I66];[.K66];[.M66];[.O66];[.Q66])-([.AB66]/100))" office:value-type="float" office:value="89.8553214685146" calcext:value-type="float">
            <text:p>89.8553214685146</text:p>
          </table:table-cell>
          <table:table-cell table:formula="of:=1.96*SQRT((([.U66]/100)*(1-([.U66]/100)))/[.Y66])*100" office:value-type="float" office:value="0.177194203919656" calcext:value-type="float">
            <text:p>0.177194203919656</text:p>
          </table:table-cell>
          <table:table-cell table:style-name="Default" table:formula="of:=[.AB66]/[.U66]*100" office:value-type="float" office:value="13.7349802759279" calcext:value-type="float">
            <text:p>13.734980275927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66]+[.B65]" office:value-type="float" office:value="21" calcext:value-type="float">
            <text:p>21</text:p>
          </table:table-cell>
          <table:table-cell table:formula="of:=[.C66]" office:value-type="float" office:value="615" calcext:value-type="float">
            <text:p>615</text:p>
          </table:table-cell>
          <table:table-cell table:formula="of:=[.D66]+[.D65]" office:value-type="float" office:value="90" calcext:value-type="float">
            <text:p>90</text:p>
          </table:table-cell>
          <table:table-cell table:formula="of:=[.E66]" office:value-type="float" office:value="2160" calcext:value-type="float">
            <text:p>2160</text:p>
          </table:table-cell>
          <table:table-cell table:formula="of:=[.F66]+[.F65]" office:value-type="float" office:value="3" calcext:value-type="float">
            <text:p>3</text:p>
          </table:table-cell>
          <table:table-cell table:formula="of:=[.G66]" office:value-type="float" office:value="80" calcext:value-type="float">
            <text:p>80</text:p>
          </table:table-cell>
          <table:table-cell table:formula="of:=[.H66]+[.H65]" office:value-type="float" office:value="44" calcext:value-type="float">
            <text:p>44</text:p>
          </table:table-cell>
          <table:table-cell table:formula="of:=[.I66]" office:value-type="float" office:value="1296" calcext:value-type="float">
            <text:p>1296</text:p>
          </table:table-cell>
          <table:table-cell table:formula="of:=[.J66]+[.J65]" office:value-type="float" office:value="277.01568" calcext:value-type="float">
            <text:p>277.01568</text:p>
          </table:table-cell>
          <table:table-cell table:formula="of:=[.K66]" office:value-type="float" office:value="8640" calcext:value-type="float">
            <text:p>8640</text:p>
          </table:table-cell>
          <table:table-cell table:formula="of:=[.L66]+[.L65]" office:value-type="float" office:value="65" calcext:value-type="float">
            <text:p>65</text:p>
          </table:table-cell>
          <table:table-cell table:formula="of:=[.M66]" office:value-type="float" office:value="2178" calcext:value-type="float">
            <text:p>2178</text:p>
          </table:table-cell>
          <table:table-cell table:formula="of:=[.N66]+[.N65]" office:value-type="float" office:value="3" calcext:value-type="float">
            <text:p>3</text:p>
          </table:table-cell>
          <table:table-cell table:formula="of:=[.O66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67];[.D67];[.F67];[.H67];[.J67];[.L67];[.N67];[.P67])/SUM([.C67];[.E67];[.G67];[.I67];[.K67];[.M67];[.O67];[.Q67]))" office:value-type="float" office:value="30.1948188861238" calcext:value-type="float">
            <text:p>30.1948188861238</text:p>
          </table:table-cell>
          <table:table-cell table:formula="of:=(SUM([.B67];[.D67];[.F67];[.H67];[.J67];[.L67];[.N67];[.P67])/SUM([.C67];[.E67];[.G67];[.I67];[.K67];[.M67];[.O67];[.Q67]))*100" office:value-type="float" office:value="3.31182645529812" calcext:value-type="float">
            <text:p>3.31182645529812</text:p>
          </table:table-cell>
          <table:table-cell table:formula="of:=[.V66]+[.V65]" office:value-type="float" office:value="24" calcext:value-type="float">
            <text:p>24</text:p>
          </table:table-cell>
          <table:table-cell table:formula="of:=[.U67]/[.V67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67];[.O67];[.M67];[.K67];[.I67];[.G67];[.E67];[.C67])" office:value-type="float" office:value="15581" calcext:value-type="float">
            <text:p>15581</text:p>
          </table:table-cell>
          <table:table-cell table:formula="of:=1/(SUM([.B67];[.D67];[.F67];[.H67];[.J67];[.L67];[.N67];[.P67])/SUM([.C67];[.E67];[.G67];[.I67];[.K67];[.M67];[.O67];[.Q67])+([.AB67]/100))" office:value-type="float" office:value="27.8333773002257" calcext:value-type="float">
            <text:p>27.8333773002257</text:p>
          </table:table-cell>
          <table:table-cell table:formula="of:=1/(SUM([.B67];[.D67];[.F67];[.H67];[.J67];[.L67];[.N67];[.P67])/SUM([.C67];[.E67];[.G67];[.I67];[.K67];[.M67];[.O67];[.Q67])-([.AB67]/100))" office:value-type="float" office:value="32.9941075540928" calcext:value-type="float">
            <text:p>32.9941075540928</text:p>
          </table:table-cell>
          <table:table-cell table:formula="of:=1.96*SQRT((([.U67]/100)*(1-([.U67]/100)))/[.Y67])*100" office:value-type="float" office:value="0.280982240583319" calcext:value-type="float">
            <text:p>0.280982240583319</text:p>
          </table:table-cell>
          <table:table-cell table:style-name="Default" table:formula="of:=[.AB67]/[.U67]*100" office:value-type="float" office:value="8.48420786463058" calcext:value-type="float">
            <text:p>8.4842078646305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68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68];[.D68];[.F68];[.H68];[.J68];[.L68];[.N68];[.P68])/SUM([.C68];[.E68];[.G68];[.I68];[.K68];[.M68];[.O68];[.Q68]))" office:value-type="float" office:value="146.989456683346" calcext:value-type="float">
            <text:p>146.989456683346</text:p>
          </table:table-cell>
          <table:table-cell table:formula="of:=(SUM([.B68];[.D68];[.F68];[.H68];[.J68];[.L68];[.N68];[.P68])/SUM([.C68];[.E68];[.G68];[.I68];[.K68];[.M68];[.O68];[.Q68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U68]/[.V68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68];[.O68];[.M68];[.K68];[.I68];[.G68];[.E68];[.C68])" office:value-type="float" office:value="15581" calcext:value-type="float">
            <text:p>15581</text:p>
          </table:table-cell>
          <table:table-cell table:formula="of:=1/(SUM([.B68];[.D68];[.F68];[.H68];[.J68];[.L68];[.N68];[.P68])/SUM([.C68];[.E68];[.G68];[.I68];[.K68];[.M68];[.O68];[.Q68])+([.AB68]/100))" office:value-type="float" office:value="123.549348427917" calcext:value-type="float">
            <text:p>123.549348427917</text:p>
          </table:table-cell>
          <table:table-cell table:formula="of:=1/(SUM([.B68];[.D68];[.F68];[.H68];[.J68];[.L68];[.N68];[.P68])/SUM([.C68];[.E68];[.G68];[.I68];[.K68];[.M68];[.O68];[.Q68])-([.AB68]/100))" office:value-type="float" office:value="181.406347383224" calcext:value-type="float">
            <text:p>181.406347383224</text:p>
          </table:table-cell>
          <table:table-cell table:formula="of:=1.96*SQRT((([.U68]/100)*(1-([.U68]/100)))/[.Y68])*100" office:value-type="float" office:value="0.129072276246251" calcext:value-type="float">
            <text:p>0.129072276246251</text:p>
          </table:table-cell>
          <table:table-cell table:style-name="Default" table:formula="of:=[.AB68]/[.U68]*100" office:value-type="float" office:value="18.9722637583192" calcext:value-type="float">
            <text:p>18.97226375831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69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69];[.D69];[.F69];[.H69];[.J69];[.L69];[.N69];[.P69])/SUM([.C69];[.E69];[.G69];[.I69];[.K69];[.M69];[.O69];[.Q69]))" office:value-type="float" office:value="77.516487365325" calcext:value-type="float">
            <text:p>77.516487365325</text:p>
          </table:table-cell>
          <table:table-cell table:formula="of:=(SUM([.B69];[.D69];[.F69];[.H69];[.J69];[.L69];[.N69];[.P69])/SUM([.C69];[.E69];[.G69];[.I69];[.K69];[.M69];[.O69];[.Q69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U69]/[.V69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69];[.O69];[.M69];[.K69];[.I69];[.G69];[.E69];[.C69])" office:value-type="float" office:value="15581" calcext:value-type="float">
            <text:p>15581</text:p>
          </table:table-cell>
          <table:table-cell table:formula="of:=1/(SUM([.B69];[.D69];[.F69];[.H69];[.J69];[.L69];[.N69];[.P69])/SUM([.C69];[.E69];[.G69];[.I69];[.K69];[.M69];[.O69];[.Q69])+([.AB69]/100))" office:value-type="float" office:value="68.1552125194823" calcext:value-type="float">
            <text:p>68.1552125194823</text:p>
          </table:table-cell>
          <table:table-cell table:formula="of:=1/(SUM([.B69];[.D69];[.F69];[.H69];[.J69];[.L69];[.N69];[.P69])/SUM([.C69];[.E69];[.G69];[.I69];[.K69];[.M69];[.O69];[.Q69])-([.AB69]/100))" office:value-type="float" office:value="89.8587997196895" calcext:value-type="float">
            <text:p>89.8587997196895</text:p>
          </table:table-cell>
          <table:table-cell table:formula="of:=1.96*SQRT((([.U69]/100)*(1-([.U69]/100)))/[.Y69])*100" office:value-type="float" office:value="0.177191071890439" calcext:value-type="float">
            <text:p>0.177191071890439</text:p>
          </table:table-cell>
          <table:table-cell table:style-name="Default" table:formula="of:=[.AB69]/[.U69]*100" office:value-type="float" office:value="13.7352294854436" calcext:value-type="float">
            <text:p>13.735229485443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70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0];[.D70];[.F70];[.H70];[.J70];[.L70];[.N70];[.P70])/SUM([.C70];[.E70];[.G70];[.I70];[.K70];[.M70];[.O70];[.Q70]))" office:value-type="float" office:value="115.406608122682" calcext:value-type="float">
            <text:p>115.406608122682</text:p>
          </table:table-cell>
          <table:table-cell table:formula="of:=(SUM([.B70];[.D70];[.F70];[.H70];[.J70];[.L70];[.N70];[.P70])/SUM([.C70];[.E70];[.G70];[.I70];[.K70];[.M70];[.O70];[.Q70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U70]/[.V70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70];[.O70];[.M70];[.K70];[.I70];[.G70];[.E70];[.C70])" office:value-type="float" office:value="15581" calcext:value-type="float">
            <text:p>15581</text:p>
          </table:table-cell>
          <table:table-cell table:formula="of:=1/(SUM([.B70];[.D70];[.F70];[.H70];[.J70];[.L70];[.N70];[.P70])/SUM([.C70];[.E70];[.G70];[.I70];[.K70];[.M70];[.O70];[.Q70])+([.AB70]/100))" office:value-type="float" office:value="98.8111280583005" calcext:value-type="float">
            <text:p>98.8111280583005</text:p>
          </table:table-cell>
          <table:table-cell table:formula="of:=1/(SUM([.B70];[.D70];[.F70];[.H70];[.J70];[.L70];[.N70];[.P70])/SUM([.C70];[.E70];[.G70];[.I70];[.K70];[.M70];[.O70];[.Q70])-([.AB70]/100))" office:value-type="float" office:value="138.701785027928" calcext:value-type="float">
            <text:p>138.701785027928</text:p>
          </table:table-cell>
          <table:table-cell table:formula="of:=1.96*SQRT((([.U70]/100)*(1-([.U70]/100)))/[.Y70])*100" office:value-type="float" office:value="0.145530253408184" calcext:value-type="float">
            <text:p>0.145530253408184</text:p>
          </table:table-cell>
          <table:table-cell table:style-name="Default" table:formula="of:=[.AB70]/[.U70]*100" office:value-type="float" office:value="16.7951529250728" calcext:value-type="float">
            <text:p>16.795152925072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71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1];[.D71];[.F71];[.H71];[.J71];[.L71];[.N71];[.P71])/SUM([.C71];[.E71];[.G71];[.I71];[.K71];[.M71];[.O71];[.Q71]))" office:value-type="float" office:value="7.95757599232265" calcext:value-type="float">
            <text:p>7.95757599232265</text:p>
          </table:table-cell>
          <table:table-cell table:formula="of:=(SUM([.B71];[.D71];[.F71];[.H71];[.J71];[.L71];[.N71];[.P71])/SUM([.C71];[.E71];[.G71];[.I71];[.K71];[.M71];[.O71];[.Q71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U71]/[.V71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71];[.O71];[.M71];[.K71];[.I71];[.G71];[.E71];[.C71])" office:value-type="float" office:value="15581" calcext:value-type="float">
            <text:p>15581</text:p>
          </table:table-cell>
          <table:table-cell table:formula="of:=1/(SUM([.B71];[.D71];[.F71];[.H71];[.J71];[.L71];[.N71];[.P71])/SUM([.C71];[.E71];[.G71];[.I71];[.K71];[.M71];[.O71];[.Q71])+([.AB71]/100))" office:value-type="float" office:value="7.64109825072135" calcext:value-type="float">
            <text:p>7.64109825072135</text:p>
          </table:table-cell>
          <table:table-cell table:formula="of:=1/(SUM([.B71];[.D71];[.F71];[.H71];[.J71];[.L71];[.N71];[.P71])/SUM([.C71];[.E71];[.G71];[.I71];[.K71];[.M71];[.O71];[.Q71])-([.AB71]/100))" office:value-type="float" office:value="8.30140208891499" calcext:value-type="float">
            <text:p>8.30140208891499</text:p>
          </table:table-cell>
          <table:table-cell table:formula="of:=1.96*SQRT((([.U71]/100)*(1-([.U71]/100)))/[.Y71])*100" office:value-type="float" office:value="0.520483051497963" calcext:value-type="float">
            <text:p>0.520483051497963</text:p>
          </table:table-cell>
          <table:table-cell table:style-name="Default" table:formula="of:=[.AB71]/[.U71]*100" office:value-type="float" office:value="4.14178343501103" calcext:value-type="float">
            <text:p>4.1417834350110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2];[.D72];[.F72];[.H72];[.J72];[.L72];[.N72];[.P72])/SUM([.C72];[.E72];[.G72];[.I72];[.K72];[.M72];[.O72];[.Q72]))" office:value-type="float" office:value="169.292682926829" calcext:value-type="float">
            <text:p>169.292682926829</text:p>
          </table:table-cell>
          <table:table-cell table:formula="of:=(SUM([.B72];[.D72];[.F72];[.H72];[.J72];[.L72];[.N72];[.P72])/SUM([.C72];[.E72];[.G72];[.I72];[.K72];[.M72];[.O72];[.Q72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U72]/[.V72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72];[.O72];[.M72];[.K72];[.I72];[.G72];[.E72];[.C72])" office:value-type="float" office:value="6941" calcext:value-type="float">
            <text:p>6941</text:p>
          </table:table-cell>
          <table:table-cell table:formula="of:=1/(SUM([.B72];[.D72];[.F72];[.H72];[.J72];[.L72];[.N72];[.P72])/SUM([.C72];[.E72];[.G72];[.I72];[.K72];[.M72];[.O72];[.Q72])+([.AB72]/100))" office:value-type="float" office:value="129.706794747317" calcext:value-type="float">
            <text:p>129.706794747317</text:p>
          </table:table-cell>
          <table:table-cell table:formula="of:=1/(SUM([.B72];[.D72];[.F72];[.H72];[.J72];[.L72];[.N72];[.P72])/SUM([.C72];[.E72];[.G72];[.I72];[.K72];[.M72];[.O72];[.Q72])-([.AB72]/100))" office:value-type="float" office:value="243.655019827078" calcext:value-type="float">
            <text:p>243.655019827078</text:p>
          </table:table-cell>
          <table:table-cell table:formula="of:=1.96*SQRT((([.U72]/100)*(1-([.U72]/100)))/[.Y72])*100" office:value-type="float" office:value="0.180276649712237" calcext:value-type="float">
            <text:p>0.180276649712237</text:p>
          </table:table-cell>
          <table:table-cell table:style-name="Default" table:formula="of:=[.AB72]/[.U72]*100" office:value-type="float" office:value="30.5195176988448" calcext:value-type="float">
            <text:p>30.519517698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3];[.D73];[.F73];[.H73];[.J73];[.L73];[.N73];[.P73])/SUM([.C73];[.E73];[.G73];[.I73];[.K73];[.M73];[.O73];[.Q73]))" office:value-type="float" office:value="37.9289617486339" calcext:value-type="float">
            <text:p>37.9289617486339</text:p>
          </table:table-cell>
          <table:table-cell table:formula="of:=(SUM([.B73];[.D73];[.F73];[.H73];[.J73];[.L73];[.N73];[.P73])/SUM([.C73];[.E73];[.G73];[.I73];[.K73];[.M73];[.O73];[.Q73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U73]/[.V73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73];[.O73];[.M73];[.K73];[.I73];[.G73];[.E73];[.C73])" office:value-type="float" office:value="6941" calcext:value-type="float">
            <text:p>6941</text:p>
          </table:table-cell>
          <table:table-cell table:formula="of:=1/(SUM([.B73];[.D73];[.F73];[.H73];[.J73];[.L73];[.N73];[.P73])/SUM([.C73];[.E73];[.G73];[.I73];[.K73];[.M73];[.O73];[.Q73])+([.AB73]/100))" office:value-type="float" office:value="33.1847205288606" calcext:value-type="float">
            <text:p>33.1847205288606</text:p>
          </table:table-cell>
          <table:table-cell table:formula="of:=1/(SUM([.B73];[.D73];[.F73];[.H73];[.J73];[.L73];[.N73];[.P73])/SUM([.C73];[.E73];[.G73];[.I73];[.K73];[.M73];[.O73];[.Q73])-([.AB73]/100))" office:value-type="float" office:value="44.2560050377242" calcext:value-type="float">
            <text:p>44.2560050377242</text:p>
          </table:table-cell>
          <table:table-cell table:formula="of:=1.96*SQRT((([.U73]/100)*(1-([.U73]/100)))/[.Y73])*100" office:value-type="float" office:value="0.376927343197778" calcext:value-type="float">
            <text:p>0.376927343197778</text:p>
          </table:table-cell>
          <table:table-cell table:style-name="Default" table:formula="of:=[.AB73]/[.U73]*100" office:value-type="float" office:value="14.2964627821627" calcext:value-type="float">
            <text:p>14.29646278216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74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4];[.D74];[.F74];[.H74];[.J74];[.L74];[.N74];[.P74])/SUM([.C74];[.E74];[.G74];[.I74];[.K74];[.M74];[.O74];[.Q74]))" office:value-type="float" office:value="11.8848178465738" calcext:value-type="float">
            <text:p>11.8848178465738</text:p>
          </table:table-cell>
          <table:table-cell table:formula="of:=(SUM([.B74];[.D74];[.F74];[.H74];[.J74];[.L74];[.N74];[.P74])/SUM([.C74];[.E74];[.G74];[.I74];[.K74];[.M74];[.O74];[.Q74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U74]/[.V74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74];[.O74];[.M74];[.K74];[.I74];[.G74];[.E74];[.C74])" office:value-type="float" office:value="15581" calcext:value-type="float">
            <text:p>15581</text:p>
          </table:table-cell>
          <table:table-cell table:formula="of:=1/(SUM([.B74];[.D74];[.F74];[.H74];[.J74];[.L74];[.N74];[.P74])/SUM([.C74];[.E74];[.G74];[.I74];[.K74];[.M74];[.O74];[.Q74])+([.AB74]/100))" office:value-type="float" office:value="11.2994532913498" calcext:value-type="float">
            <text:p>11.2994532913498</text:p>
          </table:table-cell>
          <table:table-cell table:formula="of:=1/(SUM([.B74];[.D74];[.F74];[.H74];[.J74];[.L74];[.N74];[.P74])/SUM([.C74];[.E74];[.G74];[.I74];[.K74];[.M74];[.O74];[.Q74])-([.AB74]/100))" office:value-type="float" office:value="12.5341452213995" calcext:value-type="float">
            <text:p>12.5341452213995</text:p>
          </table:table-cell>
          <table:table-cell table:formula="of:=1.96*SQRT((([.U74]/100)*(1-([.U74]/100)))/[.Y74])*100" office:value-type="float" office:value="0.435889553167704" calcext:value-type="float">
            <text:p>0.435889553167704</text:p>
          </table:table-cell>
          <table:table-cell table:style-name="Default" table:formula="of:=[.AB74]/[.U74]*100" office:value-type="float" office:value="5.18046794062262" calcext:value-type="float">
            <text:p>5.1804679406226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5];[.D75];[.F75];[.H75];[.J75];[.L75];[.N75];[.P75])/SUM([.C75];[.E75];[.G75];[.I75];[.K75];[.M75];[.O75];[.Q75]))" office:value-type="float" office:value="55.5930232558139" calcext:value-type="float">
            <text:p>55.5930232558139</text:p>
          </table:table-cell>
          <table:table-cell table:formula="of:=(SUM([.B75];[.D75];[.F75];[.H75];[.J75];[.L75];[.N75];[.P75])/SUM([.C75];[.E75];[.G75];[.I75];[.K75];[.M75];[.O75];[.Q75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U75]/[.V75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75];[.O75];[.M75];[.K75];[.I75];[.G75];[.E75];[.C75])" office:value-type="float" office:value="4781" calcext:value-type="float">
            <text:p>4781</text:p>
          </table:table-cell>
          <table:table-cell table:formula="of:=1/(SUM([.B75];[.D75];[.F75];[.H75];[.J75];[.L75];[.N75];[.P75])/SUM([.C75];[.E75];[.G75];[.I75];[.K75];[.M75];[.O75];[.Q75])+([.AB75]/100))" office:value-type="float" office:value="45.9658173750354" calcext:value-type="float">
            <text:p>45.9658173750354</text:p>
          </table:table-cell>
          <table:table-cell table:formula="of:=1/(SUM([.B75];[.D75];[.F75];[.H75];[.J75];[.L75];[.N75];[.P75])/SUM([.C75];[.E75];[.G75];[.I75];[.K75];[.M75];[.O75];[.Q75])-([.AB75]/100))" office:value-type="float" office:value="70.3213097370742" calcext:value-type="float">
            <text:p>70.3213097370742</text:p>
          </table:table-cell>
          <table:table-cell table:formula="of:=1.96*SQRT((([.U75]/100)*(1-([.U75]/100)))/[.Y75])*100" office:value-type="float" office:value="0.376742816092055" calcext:value-type="float">
            <text:p>0.376742816092055</text:p>
          </table:table-cell>
          <table:table-cell table:style-name="Default" table:formula="of:=[.AB75]/[.U75]*100" office:value-type="float" office:value="20.9442721364664" calcext:value-type="float">
            <text:p>20.94427213646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6];[.D76];[.F76];[.H76];[.J76];[.L76];[.N76];[.P76])/SUM([.C76];[.E76];[.G76];[.I76];[.K76];[.M76];[.O76];[.Q76]))" office:value-type="float" office:value="265.611111111111" calcext:value-type="float">
            <text:p>265.611111111111</text:p>
          </table:table-cell>
          <table:table-cell table:formula="of:=(SUM([.B76];[.D76];[.F76];[.H76];[.J76];[.L76];[.N76];[.P76])/SUM([.C76];[.E76];[.G76];[.I76];[.K76];[.M76];[.O76];[.Q76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U76]/[.V76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76];[.O76];[.M76];[.K76];[.I76];[.G76];[.E76];[.C76])" office:value-type="float" office:value="4781" calcext:value-type="float">
            <text:p>4781</text:p>
          </table:table-cell>
          <table:table-cell table:formula="of:=1/(SUM([.B76];[.D76];[.F76];[.H76];[.J76];[.L76];[.N76];[.P76])/SUM([.C76];[.E76];[.G76];[.I76];[.K76];[.M76];[.O76];[.Q76])+([.AB76]/100))" office:value-type="float" office:value="181.787712866269" calcext:value-type="float">
            <text:p>181.787712866269</text:p>
          </table:table-cell>
          <table:table-cell table:formula="of:=1/(SUM([.B76];[.D76];[.F76];[.H76];[.J76];[.L76];[.N76];[.P76])/SUM([.C76];[.E76];[.G76];[.I76];[.K76];[.M76];[.O76];[.Q76])-([.AB76]/100))" office:value-type="float" office:value="492.88188854635" calcext:value-type="float">
            <text:p>492.88188854635</text:p>
          </table:table-cell>
          <table:table-cell table:formula="of:=1.96*SQRT((([.U76]/100)*(1-([.U76]/100)))/[.Y76])*100" office:value-type="float" office:value="0.173601910026412" calcext:value-type="float">
            <text:p>0.173601910026412</text:p>
          </table:table-cell>
          <table:table-cell table:style-name="Default" table:formula="of:=[.AB76]/[.U76]*100" office:value-type="float" office:value="46.1105962131264" calcext:value-type="float">
            <text:p>46.11059621312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7];[.D77];[.F77];[.H77];[.J77];[.L77];[.N77];[.P77])/SUM([.C77];[.E77];[.G77];[.I77];[.K77];[.M77];[.O77];[.Q77]))" office:value-type="float" office:value="108.453125" calcext:value-type="float">
            <text:p>108.453125</text:p>
          </table:table-cell>
          <table:table-cell table:formula="of:=(SUM([.B77];[.D77];[.F77];[.H77];[.J77];[.L77];[.N77];[.P77])/SUM([.C77];[.E77];[.G77];[.I77];[.K77];[.M77];[.O77];[.Q77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U77]/[.V77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77];[.O77];[.M77];[.K77];[.I77];[.G77];[.E77];[.C77])" office:value-type="float" office:value="6941" calcext:value-type="float">
            <text:p>6941</text:p>
          </table:table-cell>
          <table:table-cell table:formula="of:=1/(SUM([.B77];[.D77];[.F77];[.H77];[.J77];[.L77];[.N77];[.P77])/SUM([.C77];[.E77];[.G77];[.I77];[.K77];[.M77];[.O77];[.Q77])+([.AB77]/100))" office:value-type="float" office:value="87.1902298794987" calcext:value-type="float">
            <text:p>87.1902298794987</text:p>
          </table:table-cell>
          <table:table-cell table:formula="of:=1/(SUM([.B77];[.D77];[.F77];[.H77];[.J77];[.L77];[.N77];[.P77])/SUM([.C77];[.E77];[.G77];[.I77];[.K77];[.M77];[.O77];[.Q77])-([.AB77]/100))" office:value-type="float" office:value="143.431445158027" calcext:value-type="float">
            <text:p>143.431445158027</text:p>
          </table:table-cell>
          <table:table-cell table:formula="of:=1.96*SQRT((([.U77]/100)*(1-([.U77]/100)))/[.Y77])*100" office:value-type="float" office:value="0.224860154078941" calcext:value-type="float">
            <text:p>0.224860154078941</text:p>
          </table:table-cell>
          <table:table-cell table:style-name="Default" table:formula="of:=[.AB77]/[.U77]*100" office:value-type="float" office:value="24.3867863978427" calcext:value-type="float">
            <text:p>24.38678639784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76]+[.B77]" office:value-type="float" office:value="8" calcext:value-type="float">
            <text:p>8</text:p>
          </table:table-cell>
          <table:table-cell table:formula="of:=[.C76]" office:value-type="float" office:value="615" calcext:value-type="float">
            <text:p>615</text:p>
          </table:table-cell>
          <table:table-cell table:number-columns-repeated="2"/>
          <table:table-cell table:formula="of:=[.F76]+[.F77]" office:value-type="float" office:value="0" calcext:value-type="float">
            <text:p>0</text:p>
          </table:table-cell>
          <table:table-cell table:formula="of:=[.G76]" office:value-type="float" office:value="80" calcext:value-type="float">
            <text:p>80</text:p>
          </table:table-cell>
          <table:table-cell table:formula="of:=[.H76]+[.H77]" office:value-type="float" office:value="17" calcext:value-type="float">
            <text:p>17</text:p>
          </table:table-cell>
          <table:table-cell table:formula="of:=[.I76]" office:value-type="float" office:value="1296" calcext:value-type="float">
            <text:p>1296</text:p>
          </table:table-cell>
          <table:table-cell table:formula="of:=[.J76]+[.J77]" office:value-type="float" office:value="0" calcext:value-type="float">
            <text:p>0</text:p>
          </table:table-cell>
          <table:table-cell table:formula="of:=[.K76]" office:value-type="float" office:value="0" calcext:value-type="float">
            <text:p>0</text:p>
          </table:table-cell>
          <table:table-cell table:formula="of:=[.L76]+[.L77]" office:value-type="float" office:value="27" calcext:value-type="float">
            <text:p>27</text:p>
          </table:table-cell>
          <table:table-cell table:formula="of:=[.M76]" office:value-type="float" office:value="2178" calcext:value-type="float">
            <text:p>2178</text:p>
          </table:table-cell>
          <table:table-cell table:formula="of:=[.N76]+[.N77]" office:value-type="float" office:value="2" calcext:value-type="float">
            <text:p>2</text:p>
          </table:table-cell>
          <table:table-cell table:formula="of:=[.O76]" office:value-type="float" office:value="108" calcext:value-type="float">
            <text:p>108</text:p>
          </table:table-cell>
          <table:table-cell table:formula="of:=[.P76]+[.P77]" office:value-type="float" office:value="7" calcext:value-type="float">
            <text:p>7</text:p>
          </table:table-cell>
          <table:table-cell table:formula="of:=[.Q76]" office:value-type="float" office:value="504" calcext:value-type="float">
            <text:p>504</text:p>
          </table:table-cell>
          <table:table-cell table:number-columns-repeated="2"/>
          <table:table-cell table:formula="of:=1/(SUM([.B78];[.D78];[.F78];[.H78];[.J78];[.L78];[.N78];[.P78])/SUM([.C78];[.E78];[.G78];[.I78];[.K78];[.M78];[.O78];[.Q78]))" office:value-type="float" office:value="78.3770491803279" calcext:value-type="float">
            <text:p>78.3770491803279</text:p>
          </table:table-cell>
          <table:table-cell table:formula="of:=(SUM([.B78];[.D78];[.F78];[.H78];[.J78];[.L78];[.N78];[.P78])/SUM([.C78];[.E78];[.G78];[.I78];[.K78];[.M78];[.O78];[.Q78]))*100" office:value-type="float" office:value="1.27588370633759" calcext:value-type="float">
            <text:p>1.27588370633759</text:p>
          </table:table-cell>
          <table:table-cell table:formula="of:=[.V77]+[.V76]" office:value-type="float" office:value="7" calcext:value-type="float">
            <text:p>7</text:p>
          </table:table-cell>
          <table:table-cell table:formula="of:=[.U78]/[.V78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78];[.O78];[.M78];[.K78];[.I78];[.G78];[.E78];[.C78])" office:value-type="float" office:value="4781" calcext:value-type="float">
            <text:p>4781</text:p>
          </table:table-cell>
          <table:table-cell table:formula="of:=1/(SUM([.B78];[.D78];[.F78];[.H78];[.J78];[.L78];[.N78];[.P78])/SUM([.C78];[.E78];[.G78];[.I78];[.K78];[.M78];[.O78];[.Q78])+([.AB78]/100))" office:value-type="float" office:value="62.7344511849543" calcext:value-type="float">
            <text:p>62.7344511849543</text:p>
          </table:table-cell>
          <table:table-cell table:formula="of:=1/(SUM([.B78];[.D78];[.F78];[.H78];[.J78];[.L78];[.N78];[.P78])/SUM([.C78];[.E78];[.G78];[.I78];[.K78];[.M78];[.O78];[.Q78])-([.AB78]/100))" office:value-type="float" office:value="104.411715249973" calcext:value-type="float">
            <text:p>104.411715249973</text:p>
          </table:table-cell>
          <table:table-cell table:formula="of:=1.96*SQRT((([.U78]/100)*(1-([.U78]/100)))/[.Y78])*100" office:value-type="float" office:value="0.318136773815801" calcext:value-type="float">
            <text:p>0.318136773815801</text:p>
          </table:table-cell>
          <table:table-cell table:style-name="Default" table:formula="of:=[.AB78]/[.U78]*100" office:value-type="float" office:value="24.9346215674319" calcext:value-type="float">
            <text:p>24.9346215674319</text:p>
          </table:table-cell>
          <table:table-cell table:style-name="Default" table:number-columns-repeated="2"/>
          <table:table-cell table:number-columns-repeated="3"/>
          <table:table-cell table:formula="of:=1/(1.428+0.23)" office:value-type="float" office:value="0.60313630880579" calcext:value-type="float">
            <text:p>0.603136308805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9];[.D79];[.F79];[.H79];[.J79];[.L79];[.N79];[.P79])/SUM([.C79];[.E79];[.G79];[.I79];[.K79];[.M79];[.O79];[.Q79]))" office:value-type="float" office:value="136.098039215686" calcext:value-type="float">
            <text:p>136.098039215686</text:p>
          </table:table-cell>
          <table:table-cell table:formula="of:=(SUM([.B79];[.D79];[.F79];[.H79];[.J79];[.L79];[.N79];[.P79])/SUM([.C79];[.E79];[.G79];[.I79];[.K79];[.M79];[.O79];[.Q79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U79]/[.V79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79];[.O79];[.M79];[.K79];[.I79];[.G79];[.E79];[.C79])" office:value-type="float" office:value="6941" calcext:value-type="float">
            <text:p>6941</text:p>
          </table:table-cell>
          <table:table-cell table:formula="of:=1/(SUM([.B79];[.D79];[.F79];[.H79];[.J79];[.L79];[.N79];[.P79])/SUM([.C79];[.E79];[.G79];[.I79];[.K79];[.M79];[.O79];[.Q79])+([.AB79]/100))" office:value-type="float" office:value="106.873926327088" calcext:value-type="float">
            <text:p>106.873926327088</text:p>
          </table:table-cell>
          <table:table-cell table:formula="of:=1/(SUM([.B79];[.D79];[.F79];[.H79];[.J79];[.L79];[.N79];[.P79])/SUM([.C79];[.E79];[.G79];[.I79];[.K79];[.M79];[.O79];[.Q79])-([.AB79]/100))" office:value-type="float" office:value="187.319597720869" calcext:value-type="float">
            <text:p>187.319597720869</text:p>
          </table:table-cell>
          <table:table-cell table:formula="of:=1.96*SQRT((([.U79]/100)*(1-([.U79]/100)))/[.Y79])*100" office:value-type="float" office:value="0.200917471374914" calcext:value-type="float">
            <text:p>0.200917471374914</text:p>
          </table:table-cell>
          <table:table-cell table:style-name="Default" table:formula="of:=[.AB79]/[.U79]*100" office:value-type="float" office:value="27.3444738982996" calcext:value-type="float">
            <text:p>27.3444738982996</text:p>
          </table:table-cell>
          <table:table-cell table:style-name="Default" table:number-columns-repeated="2"/>
          <table:table-cell table:number-columns-repeated="3"/>
          <table:table-cell table:formula="of:=1/(1.428-0.23)" office:value-type="float" office:value="0.834724540901502" calcext:value-type="float">
            <text:p>0.83472454090150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0];[.D80];[.F80];[.H80];[.J80];[.L80];[.N80];[.P80])/SUM([.C80];[.E80];[.G80];[.I80];[.K80];[.M80];[.O80];[.Q80]))" office:value-type="float" office:value="21.0616740088106" calcext:value-type="float">
            <text:p>21.0616740088106</text:p>
          </table:table-cell>
          <table:table-cell table:formula="of:=(SUM([.B80];[.D80];[.F80];[.H80];[.J80];[.L80];[.N80];[.P80])/SUM([.C80];[.E80];[.G80];[.I80];[.K80];[.M80];[.O80];[.Q80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U80]/[.V80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80];[.O80];[.M80];[.K80];[.I80];[.G80];[.E80];[.C80])" office:value-type="float" office:value="4781" calcext:value-type="float">
            <text:p>4781</text:p>
          </table:table-cell>
          <table:table-cell table:formula="of:=1/(SUM([.B80];[.D80];[.F80];[.H80];[.J80];[.L80];[.N80];[.P80])/SUM([.C80];[.E80];[.G80];[.I80];[.K80];[.M80];[.O80];[.Q80])+([.AB80]/100))" office:value-type="float" office:value="18.6888629232141" calcext:value-type="float">
            <text:p>18.6888629232141</text:p>
          </table:table-cell>
          <table:table-cell table:formula="of:=1/(SUM([.B80];[.D80];[.F80];[.H80];[.J80];[.L80];[.N80];[.P80])/SUM([.C80];[.E80];[.G80];[.I80];[.K80];[.M80];[.O80];[.Q80])-([.AB80]/100))" office:value-type="float" office:value="24.1246315224723" calcext:value-type="float">
            <text:p>24.1246315224723</text:p>
          </table:table-cell>
          <table:table-cell table:formula="of:=1.96*SQRT((([.U80]/100)*(1-([.U80]/100)))/[.Y80])*100" office:value-type="float" office:value="0.602819645917962" calcext:value-type="float">
            <text:p>0.602819645917962</text:p>
          </table:table-cell>
          <table:table-cell table:style-name="Default" table:formula="of:=[.AB80]/[.U80]*100" office:value-type="float" office:value="12.6963908684307" calcext:value-type="float">
            <text:p>12.696390868430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 table:number-columns-repeated="3"/>
          <table:table-cell/>
          <table:table-cell table:formula="of:=SUM([.U64];[.U67:.U73])" office:value-type="float" office:value="38.7544937712215" calcext:value-type="float">
            <text:p>38.7544937712215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85];[.D85];[.F85];[.H85];[.J85];[.L85];[.N85];[.P85])/SUM([.C85];[.E85];[.G85];[.I85];[.K85];[.M85];[.O85];[.Q85]))" office:value-type="float" office:value="5.64878048780488" calcext:value-type="float">
            <text:p>5.64878048780488</text:p>
          </table:table-cell>
          <table:table-cell table:formula="of:=(SUM([.B85];[.D85];[.F85];[.H85];[.J85];[.L85];[.N85];[.P85])/SUM([.C85];[.E85];[.G85];[.I85];[.K85];[.M85];[.O85];[.Q85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U85]/[.V85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85];[.O85];[.M85];[.K85];[.I85];[.G85];[.E85];[.C85])" office:value-type="float" office:value="1158" calcext:value-type="float">
            <text:p>1158</text:p>
          </table:table-cell>
          <table:table-cell table:formula="of:=1/(SUM([.B85];[.D85];[.F85];[.H85];[.J85];[.L85];[.N85];[.P85])/SUM([.C85];[.E85];[.G85];[.I85];[.K85];[.M85];[.O85];[.Q85])+([.AB85]/100))" office:value-type="float" office:value="5.0247756109415" calcext:value-type="float">
            <text:p>5.0247756109415</text:p>
          </table:table-cell>
          <table:table-cell table:formula="of:=1/(SUM([.B85];[.D85];[.F85];[.H85];[.J85];[.L85];[.N85];[.P85])/SUM([.C85];[.E85];[.G85];[.I85];[.K85];[.M85];[.O85];[.Q85])-([.AB85]/100))" office:value-type="float" office:value="6.44974622442587" calcext:value-type="float">
            <text:p>6.44974622442587</text:p>
          </table:table-cell>
          <table:table-cell table:formula="of:=1.96*SQRT((([.U85]/100)*(1-([.U85]/100)))/[.Y85])*100" office:value-type="float" office:value="2.19845010294566" calcext:value-type="float">
            <text:p>2.19845010294566</text:p>
          </table:table-cell>
          <table:table-cell table:style-name="Default" table:formula="of:=[.AB85]/[.U85]*100" office:value-type="float" office:value="12.4185620449321" calcext:value-type="float">
            <text:p>12.4185620449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86];[.D86];[.F86];[.H86];[.J86];[.L86];[.N86];[.P86])/SUM([.C86];[.E86];[.G86];[.I86];[.K86];[.M86];[.O86];[.Q86]))" office:value-type="float" office:value="42.1415094339623" calcext:value-type="float">
            <text:p>42.1415094339623</text:p>
          </table:table-cell>
          <table:table-cell table:formula="of:=(SUM([.B86];[.D86];[.F86];[.H86];[.J86];[.L86];[.N86];[.P86])/SUM([.C86];[.E86];[.G86];[.I86];[.K86];[.M86];[.O86];[.Q86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U86]/[.V86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86];[.O86];[.M86];[.K86];[.I86];[.G86];[.E86];[.C86])" office:value-type="float" office:value="8934" calcext:value-type="float">
            <text:p>8934</text:p>
          </table:table-cell>
          <table:table-cell table:formula="of:=1/(SUM([.B86];[.D86];[.F86];[.H86];[.J86];[.L86];[.N86];[.P86])/SUM([.C86];[.E86];[.G86];[.I86];[.K86];[.M86];[.O86];[.Q86])+([.AB86]/100))" office:value-type="float" office:value="37.1944075617105" calcext:value-type="float">
            <text:p>37.1944075617105</text:p>
          </table:table-cell>
          <table:table-cell table:formula="of:=1/(SUM([.B86];[.D86];[.F86];[.H86];[.J86];[.L86];[.N86];[.P86])/SUM([.C86];[.E86];[.G86];[.I86];[.K86];[.M86];[.O86];[.Q86])-([.AB86]/100))" office:value-type="float" office:value="48.6064942059589" calcext:value-type="float">
            <text:p>48.6064942059589</text:p>
          </table:table-cell>
          <table:table-cell table:formula="of:=1.96*SQRT((([.U86]/100)*(1-([.U86]/100)))/[.Y86])*100" office:value-type="float" office:value="0.315618986407545" calcext:value-type="float">
            <text:p>0.315618986407545</text:p>
          </table:table-cell>
          <table:table-cell table:style-name="Default" table:formula="of:=[.AB86]/[.U86]*100" office:value-type="float" office:value="13.3006604932312" calcext:value-type="float">
            <text:p>13.30066049323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87];[.D87];[.F87];[.H87];[.J87];[.L87];[.N87];[.P87])/SUM([.C87];[.E87];[.G87];[.I87];[.K87];[.M87];[.O87];[.Q87]))" office:value-type="float" office:value="88.4554455445545" calcext:value-type="float">
            <text:p>88.4554455445545</text:p>
          </table:table-cell>
          <table:table-cell table:formula="of:=(SUM([.B87];[.D87];[.F87];[.H87];[.J87];[.L87];[.N87];[.P87])/SUM([.C87];[.E87];[.G87];[.I87];[.K87];[.M87];[.O87];[.Q87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U87]/[.V87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87];[.O87];[.M87];[.K87];[.I87];[.G87];[.E87];[.C87])" office:value-type="float" office:value="8934" calcext:value-type="float">
            <text:p>8934</text:p>
          </table:table-cell>
          <table:table-cell table:formula="of:=1/(SUM([.B87];[.D87];[.F87];[.H87];[.J87];[.L87];[.N87];[.P87])/SUM([.C87];[.E87];[.G87];[.I87];[.K87];[.M87];[.O87];[.Q87])+([.AB87]/100))" office:value-type="float" office:value="74.0881430585126" calcext:value-type="float">
            <text:p>74.0881430585126</text:p>
          </table:table-cell>
          <table:table-cell table:formula="of:=1/(SUM([.B87];[.D87];[.F87];[.H87];[.J87];[.L87];[.N87];[.P87])/SUM([.C87];[.E87];[.G87];[.I87];[.K87];[.M87];[.O87];[.Q87])-([.AB87]/100))" office:value-type="float" office:value="109.735556984614" calcext:value-type="float">
            <text:p>109.735556984614</text:p>
          </table:table-cell>
          <table:table-cell table:formula="of:=1.96*SQRT((([.U87]/100)*(1-([.U87]/100)))/[.Y87])*100" office:value-type="float" office:value="0.219230993139291" calcext:value-type="float">
            <text:p>0.219230993139291</text:p>
          </table:table-cell>
          <table:table-cell table:style-name="Default" table:formula="of:=[.AB87]/[.U87]*100" office:value-type="float" office:value="19.3921751753111" calcext:value-type="float">
            <text:p>19.39217517531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87]+[.B86]" office:value-type="float" office:value="171" calcext:value-type="float">
            <text:p>171</text:p>
          </table:table-cell>
          <table:table-cell table:formula="of:=[.C87]" office:value-type="float" office:value="4824" calcext:value-type="float">
            <text:p>4824</text:p>
          </table:table-cell>
          <table:table-cell table:formula="of:=[.D87]+[.D86]" office:value-type="float" office:value="0" calcext:value-type="float">
            <text:p>0</text:p>
          </table:table-cell>
          <table:table-cell table:formula="of:=[.E87]" office:value-type="float" office:value="82" calcext:value-type="float">
            <text:p>82</text:p>
          </table:table-cell>
          <table:table-cell table:formula="of:=[.F87]+[.F86]" office:value-type="float" office:value="4" calcext:value-type="float">
            <text:p>4</text:p>
          </table:table-cell>
          <table:table-cell table:formula="of:=[.G87]" office:value-type="float" office:value="72" calcext:value-type="float">
            <text:p>72</text:p>
          </table:table-cell>
          <table:table-cell table:formula="of:=[.H87]+[.H86]" office:value-type="float" office:value="38" calcext:value-type="float">
            <text:p>38</text:p>
          </table:table-cell>
          <table:table-cell table:formula="of:=[.I87]" office:value-type="float" office:value="1004" calcext:value-type="float">
            <text:p>1004</text:p>
          </table:table-cell>
          <table:table-cell table:formula="of:=[.J87]+[.J86]" office:value-type="float" office:value="25" calcext:value-type="float">
            <text:p>25</text:p>
          </table:table-cell>
          <table:table-cell table:formula="of:=[.K87]" office:value-type="float" office:value="792" calcext:value-type="float">
            <text:p>792</text:p>
          </table:table-cell>
          <table:table-cell table:formula="of:=[.L87]+[.L86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5"/>
          <table:table-cell table:formula="of:=1/(SUM([.B88];[.D88];[.F88];[.H88];[.J88];[.L88];[.N88];[.P88])/SUM([.C88];[.E88];[.G88];[.I88];[.K88];[.M88];[.O88];[.Q88]))" office:value-type="float" office:value="28.5431309904153" calcext:value-type="float">
            <text:p>28.5431309904153</text:p>
          </table:table-cell>
          <table:table-cell table:formula="of:=(SUM([.B88];[.D88];[.F88];[.H88];[.J88];[.L88];[.N88];[.P88])/SUM([.C88];[.E88];[.G88];[.I88];[.K88];[.M88];[.O88];[.Q88]))*100" office:value-type="float" office:value="3.50346989030669" calcext:value-type="float">
            <text:p>3.50346989030669</text:p>
          </table:table-cell>
          <table:table-cell table:formula="of:=[.V87]+[.V86]" office:value-type="float" office:value="17" calcext:value-type="float">
            <text:p>17</text:p>
          </table:table-cell>
          <table:table-cell table:formula="of:=[.U88]/[.V88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88];[.O88];[.M88];[.K88];[.I88];[.G88];[.E88];[.C88])" office:value-type="float" office:value="8934" calcext:value-type="float">
            <text:p>8934</text:p>
          </table:table-cell>
          <table:table-cell table:formula="of:=1/(SUM([.B88];[.D88];[.F88];[.H88];[.J88];[.L88];[.N88];[.P88])/SUM([.C88];[.E88];[.G88];[.I88];[.K88];[.M88];[.O88];[.Q88])+([.AB88]/100))" office:value-type="float" office:value="25.7417171786436" calcext:value-type="float">
            <text:p>25.7417171786436</text:p>
          </table:table-cell>
          <table:table-cell table:formula="of:=1/(SUM([.B88];[.D88];[.F88];[.H88];[.J88];[.L88];[.N88];[.P88])/SUM([.C88];[.E88];[.G88];[.I88];[.K88];[.M88];[.O88];[.Q88])-([.AB88]/100))" office:value-type="float" office:value="32.0287484257641" calcext:value-type="float">
            <text:p>32.0287484257641</text:p>
          </table:table-cell>
          <table:table-cell table:formula="of:=1.96*SQRT((([.U88]/100)*(1-([.U88]/100)))/[.Y88])*100" office:value-type="float" office:value="0.381274833831755" calcext:value-type="float">
            <text:p>0.381274833831755</text:p>
          </table:table-cell>
          <table:table-cell table:style-name="Default" table:formula="of:=[.AB88]/[.U88]*100" office:value-type="float" office:value="10.8827775254086" calcext:value-type="float">
            <text:p>10.882777525408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89];[.D89];[.F89];[.H89];[.J89];[.L89];[.N89];[.P89])/SUM([.C89];[.E89];[.G89];[.I89];[.K89];[.M89];[.O89];[.Q89]))" office:value-type="float" office:value="144.096774193548" calcext:value-type="float">
            <text:p>144.096774193548</text:p>
          </table:table-cell>
          <table:table-cell table:formula="of:=(SUM([.B89];[.D89];[.F89];[.H89];[.J89];[.L89];[.N89];[.P89])/SUM([.C89];[.E89];[.G89];[.I89];[.K89];[.M89];[.O89];[.Q89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U89]/[.V89]" office:value-type="float" office:value="0.173494515334676" calcext:value-type="float">
            <text:p>0.173494515334676</text:p>
          </table:table-cell>
          <table:table-cell office:value-type="string" calcext:value-type="string">
            <text:p>Alt art V</text:p>
          </table:table-cell>
          <table:table-cell table:style-name="Default" table:formula="of:=SUM([.Q89];[.O89];[.M89];[.K89];[.I89];[.G89];[.E89];[.C89])" office:value-type="float" office:value="8934" calcext:value-type="float">
            <text:p>8934</text:p>
          </table:table-cell>
          <table:table-cell table:formula="of:=1/(SUM([.B89];[.D89];[.F89];[.H89];[.J89];[.L89];[.N89];[.P89])/SUM([.C89];[.E89];[.G89];[.I89];[.K89];[.M89];[.O89];[.Q89])+([.AB89]/100))" office:value-type="float" office:value="115.457068778407" calcext:value-type="float">
            <text:p>115.457068778407</text:p>
          </table:table-cell>
          <table:table-cell table:formula="of:=1/(SUM([.B89];[.D89];[.F89];[.H89];[.J89];[.L89];[.N89];[.P89])/SUM([.C89];[.E89];[.G89];[.I89];[.K89];[.M89];[.O89];[.Q89])-([.AB89]/100))" office:value-type="float" office:value="191.632071331144" calcext:value-type="float">
            <text:p>191.632071331144</text:p>
          </table:table-cell>
          <table:table-cell table:formula="of:=1.96*SQRT((([.U89]/100)*(1-([.U89]/100)))/[.Y89])*100" office:value-type="float" office:value="0.172144741345009" calcext:value-type="float">
            <text:p>0.172144741345009</text:p>
          </table:table-cell>
          <table:table-cell table:style-name="Default" table:formula="of:=[.AB89]/[.U89]*100" office:value-type="float" office:value="24.8055019221985" calcext:value-type="float">
            <text:p>24.8055019221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90];[.D90];[.F90];[.H90];[.J90];[.L90];[.N90];[.P90])/SUM([.C90];[.E90];[.G90];[.I90];[.K90];[.M90];[.O90];[.Q90]))" office:value-type="float" office:value="68.1984732824427" calcext:value-type="float">
            <text:p>68.1984732824427</text:p>
          </table:table-cell>
          <table:table-cell table:formula="of:=(SUM([.B90];[.D90];[.F90];[.H90];[.J90];[.L90];[.N90];[.P90])/SUM([.C90];[.E90];[.G90];[.I90];[.K90];[.M90];[.O90];[.Q90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U90]/[.V90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90];[.O90];[.M90];[.K90];[.I90];[.G90];[.E90];[.C90])" office:value-type="float" office:value="8934" calcext:value-type="float">
            <text:p>8934</text:p>
          </table:table-cell>
          <table:table-cell table:formula="of:=1/(SUM([.B90];[.D90];[.F90];[.H90];[.J90];[.L90];[.N90];[.P90])/SUM([.C90];[.E90];[.G90];[.I90];[.K90];[.M90];[.O90];[.Q90])+([.AB90]/100))" office:value-type="float" office:value="58.2899977957165" calcext:value-type="float">
            <text:p>58.2899977957165</text:p>
          </table:table-cell>
          <table:table-cell table:formula="of:=1/(SUM([.B90];[.D90];[.F90];[.H90];[.J90];[.L90];[.N90];[.P90])/SUM([.C90];[.E90];[.G90];[.I90];[.K90];[.M90];[.O90];[.Q90])-([.AB90]/100))" office:value-type="float" office:value="82.1654356371116" calcext:value-type="float">
            <text:p>82.1654356371116</text:p>
          </table:table-cell>
          <table:table-cell table:formula="of:=1.96*SQRT((([.U90]/100)*(1-([.U90]/100)))/[.Y90])*100" office:value-type="float" office:value="0.249251710816406" calcext:value-type="float">
            <text:p>0.249251710816406</text:p>
          </table:table-cell>
          <table:table-cell table:style-name="Default" table:formula="of:=[.AB90]/[.U90]*100" office:value-type="float" office:value="16.9985861407158" calcext:value-type="float">
            <text:p>16.99858614071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91];[.D91];[.F91];[.H91];[.J91];[.L91];[.N91];[.P91])/SUM([.C91];[.E91];[.G91];[.I91];[.K91];[.M91];[.O91];[.Q91]))" office:value-type="float" office:value="133.34328358209" calcext:value-type="float">
            <text:p>133.34328358209</text:p>
          </table:table-cell>
          <table:table-cell table:formula="of:=(SUM([.B91];[.D91];[.F91];[.H91];[.J91];[.L91];[.N91];[.P91])/SUM([.C91];[.E91];[.G91];[.I91];[.K91];[.M91];[.O91];[.Q91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U91]/[.V91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91];[.O91];[.M91];[.K91];[.I91];[.G91];[.E91];[.C91])" office:value-type="float" office:value="8934" calcext:value-type="float">
            <text:p>8934</text:p>
          </table:table-cell>
          <table:table-cell table:formula="of:=1/(SUM([.B91];[.D91];[.F91];[.H91];[.J91];[.L91];[.N91];[.P91])/SUM([.C91];[.E91];[.G91];[.I91];[.K91];[.M91];[.O91];[.Q91])+([.AB91]/100))" office:value-type="float" office:value="107.660578760542" calcext:value-type="float">
            <text:p>107.660578760542</text:p>
          </table:table-cell>
          <table:table-cell table:formula="of:=1/(SUM([.B91];[.D91];[.F91];[.H91];[.J91];[.L91];[.N91];[.P91])/SUM([.C91];[.E91];[.G91];[.I91];[.K91];[.M91];[.O91];[.Q91])-([.AB91]/100))" office:value-type="float" office:value="175.118167799302" calcext:value-type="float">
            <text:p>175.118167799302</text:p>
          </table:table-cell>
          <table:table-cell table:formula="of:=1.96*SQRT((([.U91]/100)*(1-([.U91]/100)))/[.Y91])*100" office:value-type="float" office:value="0.178901056267248" calcext:value-type="float">
            <text:p>0.178901056267248</text:p>
          </table:table-cell>
          <table:table-cell table:style-name="Default" table:formula="of:=[.AB91]/[.U91]*100" office:value-type="float" office:value="23.855254278979" calcext:value-type="float">
            <text:p>23.8552542789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92];[.D92];[.F92];[.H92];[.J92];[.L92];[.N92];[.P92])/SUM([.C92];[.E92];[.G92];[.I92];[.K92];[.M92];[.O92];[.Q92]))" office:value-type="float" office:value="6.98514464425332" calcext:value-type="float">
            <text:p>6.98514464425332</text:p>
          </table:table-cell>
          <table:table-cell table:formula="of:=(SUM([.B92];[.D92];[.F92];[.H92];[.J92];[.L92];[.N92];[.P92])/SUM([.C92];[.E92];[.G92];[.I92];[.K92];[.M92];[.O92];[.Q92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U92]/[.V92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92];[.O92];[.M92];[.K92];[.I92];[.G92];[.E92];[.C92])" office:value-type="float" office:value="8934" calcext:value-type="float">
            <text:p>8934</text:p>
          </table:table-cell>
          <table:table-cell table:formula="of:=1/(SUM([.B92];[.D92];[.F92];[.H92];[.J92];[.L92];[.N92];[.P92])/SUM([.C92];[.E92];[.G92];[.I92];[.K92];[.M92];[.O92];[.Q92])+([.AB92]/100))" office:value-type="float" office:value="6.64789272835339" calcext:value-type="float">
            <text:p>6.64789272835339</text:p>
          </table:table-cell>
          <table:table-cell table:formula="of:=1/(SUM([.B92];[.D92];[.F92];[.H92];[.J92];[.L92];[.N92];[.P92])/SUM([.C92];[.E92];[.G92];[.I92];[.K92];[.M92];[.O92];[.Q92])-([.AB92]/100))" office:value-type="float" office:value="7.35844324959681" calcext:value-type="float">
            <text:p>7.35844324959681</text:p>
          </table:table-cell>
          <table:table-cell table:formula="of:=1.96*SQRT((([.U92]/100)*(1-([.U92]/100)))/[.Y92])*100" office:value-type="float" office:value="0.72626483890158" calcext:value-type="float">
            <text:p>0.72626483890158</text:p>
          </table:table-cell>
          <table:table-cell table:style-name="Default" table:formula="of:=[.AB92]/[.U92]*100" office:value-type="float" office:value="5.07306494976288" calcext:value-type="float">
            <text:p>5.0730649497628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93];[.D93];[.F93];[.H93];[.J93];[.L93];[.N93];[.P93])/SUM([.C93];[.E93];[.G93];[.I93];[.K93];[.M93];[.O93];[.Q93]))" office:value-type="float" office:value="81.9633027522936" calcext:value-type="float">
            <text:p>81.9633027522936</text:p>
          </table:table-cell>
          <table:table-cell table:formula="of:=(SUM([.B93];[.D93];[.F93];[.H93];[.J93];[.L93];[.N93];[.P93])/SUM([.C93];[.E93];[.G93];[.I93];[.K93];[.M93];[.O93];[.Q93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U93]/[.V93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93];[.O93];[.M93];[.K93];[.I93];[.G93];[.E93];[.C93])" office:value-type="float" office:value="8934" calcext:value-type="float">
            <text:p>8934</text:p>
          </table:table-cell>
          <table:table-cell table:formula="of:=1/(SUM([.B93];[.D93];[.F93];[.H93];[.J93];[.L93];[.N93];[.P93])/SUM([.C93];[.E93];[.G93];[.I93];[.K93];[.M93];[.O93];[.Q93])+([.AB93]/100))" office:value-type="float" office:value="69.0749407357037" calcext:value-type="float">
            <text:p>69.0749407357037</text:p>
          </table:table-cell>
          <table:table-cell table:formula="of:=1/(SUM([.B93];[.D93];[.F93];[.H93];[.J93];[.L93];[.N93];[.P93])/SUM([.C93];[.E93];[.G93];[.I93];[.K93];[.M93];[.O93];[.Q93])-([.AB93]/100))" office:value-type="float" office:value="100.764460289005" calcext:value-type="float">
            <text:p>100.764460289005</text:p>
          </table:table-cell>
          <table:table-cell table:formula="of:=1.96*SQRT((([.U93]/100)*(1-([.U93]/100)))/[.Y93])*100" office:value-type="float" office:value="0.227644810909221" calcext:value-type="float">
            <text:p>0.227644810909221</text:p>
          </table:table-cell>
          <table:table-cell table:style-name="Default" table:formula="of:=[.AB93]/[.U93]*100" office:value-type="float" office:value="18.6585205565411" calcext:value-type="float">
            <text:p>18.65852055654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94];[.D94];[.F94];[.H94];[.J94];[.L94];[.N94];[.P94])/SUM([.C94];[.E94];[.G94];[.I94];[.K94];[.M94];[.O94];[.Q94]))" office:value-type="float" office:value="58.3921568627451" calcext:value-type="float">
            <text:p>58.3921568627451</text:p>
          </table:table-cell>
          <table:table-cell table:formula="of:=(SUM([.B94];[.D94];[.F94];[.H94];[.J94];[.L94];[.N94];[.P94])/SUM([.C94];[.E94];[.G94];[.I94];[.K94];[.M94];[.O94];[.Q94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U94]/[.V94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94];[.O94];[.M94];[.K94];[.I94];[.G94];[.E94];[.C94])" office:value-type="float" office:value="8934" calcext:value-type="float">
            <text:p>8934</text:p>
          </table:table-cell>
          <table:table-cell table:formula="of:=1/(SUM([.B94];[.D94];[.F94];[.H94];[.J94];[.L94];[.N94];[.P94])/SUM([.C94];[.E94];[.G94];[.I94];[.K94];[.M94];[.O94];[.Q94])+([.AB94]/100))" office:value-type="float" office:value="50.4644920958925" calcext:value-type="float">
            <text:p>50.4644920958925</text:p>
          </table:table-cell>
          <table:table-cell table:formula="of:=1/(SUM([.B94];[.D94];[.F94];[.H94];[.J94];[.L94];[.N94];[.P94])/SUM([.C94];[.E94];[.G94];[.I94];[.K94];[.M94];[.O94];[.Q94])-([.AB94]/100))" office:value-type="float" office:value="69.274807819303" calcext:value-type="float">
            <text:p>69.274807819303</text:p>
          </table:table-cell>
          <table:table-cell table:formula="of:=1.96*SQRT((([.U94]/100)*(1-([.U94]/100)))/[.Y94])*100" office:value-type="float" office:value="0.269032565529049" calcext:value-type="float">
            <text:p>0.269032565529049</text:p>
          </table:table-cell>
          <table:table-cell table:style-name="Default" table:formula="of:=[.AB94]/[.U94]*100" office:value-type="float" office:value="15.709391767559" calcext:value-type="float">
            <text:p>15.70939176755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8"/>
          <table:table-cell table:formula="of:=1/(SUM([.B95];[.D95];[.F95];[.H95];[.J95];[.L95];[.N95];[.P95])/SUM([.C95];[.E95];[.G95];[.I95];[.K95];[.M95];[.O95];[.Q95]))" office:value-type="float" office:value="17.5038759689922" calcext:value-type="float">
            <text:p>17.5038759689922</text:p>
          </table:table-cell>
          <table:table-cell table:formula="of:=(SUM([.B95];[.D95];[.F95];[.H95];[.J95];[.L95];[.N95];[.P95])/SUM([.C95];[.E95];[.G95];[.I95];[.K95];[.M95];[.O95];[.Q95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U95]/[.V95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95];[.O95];[.M95];[.K95];[.I95];[.G95];[.E95];[.C95])" office:value-type="float" office:value="6774" calcext:value-type="float">
            <text:p>6774</text:p>
          </table:table-cell>
          <table:table-cell table:formula="of:=1/(SUM([.B95];[.D95];[.F95];[.H95];[.J95];[.L95];[.N95];[.P95])/SUM([.C95];[.E95];[.G95];[.I95];[.K95];[.M95];[.O95];[.Q95])+([.AB95]/100))" office:value-type="float" office:value="15.9598478748223" calcext:value-type="float">
            <text:p>15.9598478748223</text:p>
          </table:table-cell>
          <table:table-cell table:formula="of:=1/(SUM([.B95];[.D95];[.F95];[.H95];[.J95];[.L95];[.N95];[.P95])/SUM([.C95];[.E95];[.G95];[.I95];[.K95];[.M95];[.O95];[.Q95])-([.AB95]/100))" office:value-type="float" office:value="19.3786549731848" calcext:value-type="float">
            <text:p>19.3786549731848</text:p>
          </table:table-cell>
          <table:table-cell table:formula="of:=1.96*SQRT((([.U95]/100)*(1-([.U95]/100)))/[.Y95])*100" office:value-type="float" office:value="0.55270351109458" calcext:value-type="float">
            <text:p>0.55270351109458</text:p>
          </table:table-cell>
          <table:table-cell table:style-name="Default" table:formula="of:=[.AB95]/[.U95]*100" office:value-type="float" office:value="9.67445370582606" calcext:value-type="float">
            <text:p>9.674453705826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96];[.D96];[.F96];[.H96];[.J96];[.L96];[.N96];[.P96])/SUM([.C96];[.E96];[.G96];[.I96];[.K96];[.M96];[.O96];[.Q96]))" office:value-type="float" office:value="112.867924528302" calcext:value-type="float">
            <text:p>112.867924528302</text:p>
          </table:table-cell>
          <table:table-cell table:formula="of:=(SUM([.B96];[.D96];[.F96];[.H96];[.J96];[.L96];[.N96];[.P96])/SUM([.C96];[.E96];[.G96];[.I96];[.K96];[.M96];[.O96];[.Q96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U96]/[.V96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96];[.O96];[.M96];[.K96];[.I96];[.G96];[.E96];[.C96])" office:value-type="float" office:value="5982" calcext:value-type="float">
            <text:p>5982</text:p>
          </table:table-cell>
          <table:table-cell table:formula="of:=1/(SUM([.B96];[.D96];[.F96];[.H96];[.J96];[.L96];[.N96];[.P96])/SUM([.C96];[.E96];[.G96];[.I96];[.K96];[.M96];[.O96];[.Q96])+([.AB96]/100))" office:value-type="float" office:value="89.0103553314662" calcext:value-type="float">
            <text:p>89.0103553314662</text:p>
          </table:table-cell>
          <table:table-cell table:formula="of:=1/(SUM([.B96];[.D96];[.F96];[.H96];[.J96];[.L96];[.N96];[.P96])/SUM([.C96];[.E96];[.G96];[.I96];[.K96];[.M96];[.O96];[.Q96])-([.AB96]/100))" office:value-type="float" office:value="154.19776595631" calcext:value-type="float">
            <text:p>154.19776595631</text:p>
          </table:table-cell>
          <table:table-cell table:formula="of:=1.96*SQRT((([.U96]/100)*(1-([.U96]/100)))/[.Y96])*100" office:value-type="float" office:value="0.237473480944088" calcext:value-type="float">
            <text:p>0.237473480944088</text:p>
          </table:table-cell>
          <table:table-cell table:style-name="Default" table:formula="of:=[.AB96]/[.U96]*100" office:value-type="float" office:value="26.8031389246705" calcext:value-type="float">
            <text:p>26.80313892467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97];[.D97];[.F97];[.H97];[.J97];[.L97];[.N97];[.P97])/SUM([.C97];[.E97];[.G97];[.I97];[.K97];[.M97];[.O97];[.Q97]))" office:value-type="float" office:value="186.9375" calcext:value-type="float">
            <text:p>186.9375</text:p>
          </table:table-cell>
          <table:table-cell table:formula="of:=(SUM([.B97];[.D97];[.F97];[.H97];[.J97];[.L97];[.N97];[.P97])/SUM([.C97];[.E97];[.G97];[.I97];[.K97];[.M97];[.O97];[.Q97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U97]/[.V97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97];[.O97];[.M97];[.K97];[.I97];[.G97];[.E97];[.C97])" office:value-type="float" office:value="5982" calcext:value-type="float">
            <text:p>5982</text:p>
          </table:table-cell>
          <table:table-cell table:formula="of:=1/(SUM([.B97];[.D97];[.F97];[.H97];[.J97];[.L97];[.N97];[.P97])/SUM([.C97];[.E97];[.G97];[.I97];[.K97];[.M97];[.O97];[.Q97])+([.AB97]/100))" office:value-type="float" office:value="138.92972841429" calcext:value-type="float">
            <text:p>138.92972841429</text:p>
          </table:table-cell>
          <table:table-cell table:formula="of:=1/(SUM([.B97];[.D97];[.F97];[.H97];[.J97];[.L97];[.N97];[.P97])/SUM([.C97];[.E97];[.G97];[.I97];[.K97];[.M97];[.O97];[.Q97])-([.AB97]/100))" office:value-type="float" office:value="285.642511570789" calcext:value-type="float">
            <text:p>285.642511570789</text:p>
          </table:table-cell>
          <table:table-cell table:formula="of:=1.96*SQRT((([.U97]/100)*(1-([.U97]/100)))/[.Y97])*100" office:value-type="float" office:value="0.184850202358155" calcext:value-type="float">
            <text:p>0.184850202358155</text:p>
          </table:table-cell>
          <table:table-cell table:style-name="Default" table:formula="of:=[.AB97]/[.U97]*100" office:value-type="float" office:value="34.5554347033277" calcext:value-type="float">
            <text:p>34.55543470332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98];[.D98];[.F98];[.H98];[.J98];[.L98];[.N98];[.P98])/SUM([.C98];[.E98];[.G98];[.I98];[.K98];[.M98];[.O98];[.Q98]))" office:value-type="float" office:value="181.272727272727" calcext:value-type="float">
            <text:p>181.272727272727</text:p>
          </table:table-cell>
          <table:table-cell table:formula="of:=(SUM([.B98];[.D98];[.F98];[.H98];[.J98];[.L98];[.N98];[.P98])/SUM([.C98];[.E98];[.G98];[.I98];[.K98];[.M98];[.O98];[.Q98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U98]/[.V98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98];[.O98];[.M98];[.K98];[.I98];[.G98];[.E98];[.C98])" office:value-type="float" office:value="5982" calcext:value-type="float">
            <text:p>5982</text:p>
          </table:table-cell>
          <table:table-cell table:formula="of:=1/(SUM([.B98];[.D98];[.F98];[.H98];[.J98];[.L98];[.N98];[.P98])/SUM([.C98];[.E98];[.G98];[.I98];[.K98];[.M98];[.O98];[.Q98])+([.AB98]/100))" office:value-type="float" office:value="135.252940878291" calcext:value-type="float">
            <text:p>135.252940878291</text:p>
          </table:table-cell>
          <table:table-cell table:formula="of:=1/(SUM([.B98];[.D98];[.F98];[.H98];[.J98];[.L98];[.N98];[.P98])/SUM([.C98];[.E98];[.G98];[.I98];[.K98];[.M98];[.O98];[.Q98])-([.AB98]/100))" office:value-type="float" office:value="274.759640701718" calcext:value-type="float">
            <text:p>274.759640701718</text:p>
          </table:table-cell>
          <table:table-cell table:formula="of:=1.96*SQRT((([.U98]/100)*(1-([.U98]/100)))/[.Y98])*100" office:value-type="float" office:value="0.187700492743656" calcext:value-type="float">
            <text:p>0.187700492743656</text:p>
          </table:table-cell>
          <table:table-cell table:style-name="Default" table:formula="of:=[.AB98]/[.U98]*100" office:value-type="float" office:value="34.0249802300773" calcext:value-type="float">
            <text:p>34.0249802300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97]+[.B98]" office:value-type="float" office:value="43" calcext:value-type="float">
            <text:p>43</text:p>
          </table:table-cell>
          <table:table-cell table:formula="of:=[.C97]" office:value-type="float" office:value="4824" calcext:value-type="float">
            <text:p>4824</text:p>
          </table:table-cell>
          <table:table-cell table:formula="of:=[.D97]+[.D98]" office:value-type="float" office:value="1" calcext:value-type="float">
            <text:p>1</text:p>
          </table:table-cell>
          <table:table-cell table:formula="of:=[.E97]" office:value-type="float" office:value="82" calcext:value-type="float">
            <text:p>82</text:p>
          </table:table-cell>
          <table:table-cell table:formula="of:=[.F97]+[.F98]" office:value-type="float" office:value="2" calcext:value-type="float">
            <text:p>2</text:p>
          </table:table-cell>
          <table:table-cell table:formula="of:=[.G97]" office:value-type="float" office:value="72" calcext:value-type="float">
            <text:p>72</text:p>
          </table:table-cell>
          <table:table-cell table:formula="of:=[.H97]+[.H98]" office:value-type="float" office:value="19" calcext:value-type="float">
            <text:p>19</text:p>
          </table:table-cell>
          <table:table-cell table:formula="of:=[.I97]" office:value-type="float" office:value="1004" calcext:value-type="float">
            <text:p>1004</text:p>
          </table:table-cell>
          <table:table-cell table:formula="of:=[.J97]+[.J98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+[.L98]" office:value-type="float" office:value="0" calcext:value-type="float">
            <text:p>0</text:p>
          </table:table-cell>
          <table:table-cell table:formula="of:=[.M97]" office:value-type="float" office:value="0" calcext:value-type="float">
            <text:p>0</text:p>
          </table:table-cell>
          <table:table-cell table:formula="of:=[.N97]+[.N98]" office:value-type="float" office:value="0" calcext:value-type="float">
            <text:p>0</text:p>
          </table:table-cell>
          <table:table-cell table:formula="of:=[.O97]" office:value-type="float" office:value="0" calcext:value-type="float">
            <text:p>0</text:p>
          </table:table-cell>
          <table:table-cell table:formula="of:=[.P97]+[.P98]" office:value-type="float" office:value="0" calcext:value-type="float">
            <text:p>0</text:p>
          </table:table-cell>
          <table:table-cell table:formula="of:=[.Q97]+[.Q98]" office:value-type="float" office:value="0" calcext:value-type="float">
            <text:p>0</text:p>
          </table:table-cell>
          <table:table-cell table:number-columns-repeated="2"/>
          <table:table-cell table:formula="of:=1/(SUM([.B99];[.D99];[.F99];[.H99];[.J99];[.L99];[.N99];[.P99])/SUM([.C99];[.E99];[.G99];[.I99];[.K99];[.M99];[.O99];[.Q99]))" office:value-type="float" office:value="92.0307692307692" calcext:value-type="float">
            <text:p>92.0307692307692</text:p>
          </table:table-cell>
          <table:table-cell table:formula="of:=(SUM([.B99];[.D99];[.F99];[.H99];[.J99];[.L99];[.N99];[.P99])/SUM([.C99];[.E99];[.G99];[.I99];[.K99];[.M99];[.O99];[.Q99]))*100" office:value-type="float" office:value="1.08659311267135" calcext:value-type="float">
            <text:p>1.08659311267135</text:p>
          </table:table-cell>
          <table:table-cell table:formula="of:=[.V98]+[.V97]" office:value-type="float" office:value="10" calcext:value-type="float">
            <text:p>10</text:p>
          </table:table-cell>
          <table:table-cell table:formula="of:=[.U99]/[.V99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99];[.O99];[.M99];[.K99];[.I99];[.G99];[.E99];[.C99])" office:value-type="float" office:value="5982" calcext:value-type="float">
            <text:p>5982</text:p>
          </table:table-cell>
          <table:table-cell table:formula="of:=1/(SUM([.B99];[.D99];[.F99];[.H99];[.J99];[.L99];[.N99];[.P99])/SUM([.C99];[.E99];[.G99];[.I99];[.K99];[.M99];[.O99];[.Q99])+([.AB99]/100))" office:value-type="float" office:value="74.1117564409055" calcext:value-type="float">
            <text:p>74.1117564409055</text:p>
          </table:table-cell>
          <table:table-cell table:formula="of:=1/(SUM([.B99];[.D99];[.F99];[.H99];[.J99];[.L99];[.N99];[.P99])/SUM([.C99];[.E99];[.G99];[.I99];[.K99];[.M99];[.O99];[.Q99])-([.AB99]/100))" office:value-type="float" office:value="121.377984258177" calcext:value-type="float">
            <text:p>121.377984258177</text:p>
          </table:table-cell>
          <table:table-cell table:formula="of:=1.96*SQRT((([.U99]/100)*(1-([.U99]/100)))/[.Y99])*100" office:value-type="float" office:value="0.262720475379112" calcext:value-type="float">
            <text:p>0.262720475379112</text:p>
          </table:table-cell>
          <table:table-cell table:style-name="Default" table:formula="of:=[.AB99]/[.U99]*100" office:value-type="float" office:value="24.1783674418131" calcext:value-type="float">
            <text:p>24.178367441813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00];[.D100];[.F100];[.H100];[.J100];[.L100];[.N100];[.P100])/SUM([.C100];[.E100];[.G100];[.I100];[.K100];[.M100];[.O100];[.Q100]))" office:value-type="float" office:value="221.555555555556" calcext:value-type="float">
            <text:p>221.555555555556</text:p>
          </table:table-cell>
          <table:table-cell table:formula="of:=(SUM([.B100];[.D100];[.F100];[.H100];[.J100];[.L100];[.N100];[.P100])/SUM([.C100];[.E100];[.G100];[.I100];[.K100];[.M100];[.O100];[.Q100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U100]/[.V100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100];[.O100];[.M100];[.K100];[.I100];[.G100];[.E100];[.C100])" office:value-type="float" office:value="5982" calcext:value-type="float">
            <text:p>5982</text:p>
          </table:table-cell>
          <table:table-cell table:formula="of:=1/(SUM([.B100];[.D100];[.F100];[.H100];[.J100];[.L100];[.N100];[.P100])/SUM([.C100];[.E100];[.G100];[.I100];[.K100];[.M100];[.O100];[.Q100])+([.AB100]/100))" office:value-type="float" office:value="160.973271975509" calcext:value-type="float">
            <text:p>160.973271975509</text:p>
          </table:table-cell>
          <table:table-cell table:formula="of:=1/(SUM([.B100];[.D100];[.F100];[.H100];[.J100];[.L100];[.N100];[.P100])/SUM([.C100];[.E100];[.G100];[.I100];[.K100];[.M100];[.O100];[.Q100])-([.AB100]/100))" office:value-type="float" office:value="355.256216440853" calcext:value-type="float">
            <text:p>355.256216440853</text:p>
          </table:table-cell>
          <table:table-cell table:formula="of:=1.96*SQRT((([.U100]/100)*(1-([.U100]/100)))/[.Y100])*100" office:value-type="float" office:value="0.169867080757062" calcext:value-type="float">
            <text:p>0.169867080757062</text:p>
          </table:table-cell>
          <table:table-cell table:style-name="Default" table:formula="of:=[.AB100]/[.U100]*100" office:value-type="float" office:value="37.6349954477313" calcext:value-type="float">
            <text:p>37.63499544773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7"/>
          <table:table-cell/>
          <table:table-cell table:formula="of:=SUM([.U85];[.U88:.U94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13"/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105];[.D105];[.F105];[.H105])/SUM([.C105];[.E105];[.G105];[.I105]))" office:value-type="string" office:string-value="" calcext:value-type="error">
            <text:p>#DIV/0!</text:p>
          </table:table-cell>
          <table:table-cell table:formula="of:=(SUM([.B105];[.D105];[.F105];[.H105])/SUM([.C105];[.E105];[.G105];[.I105]))" office:value-type="string" office:string-value="" calcext:value-type="error">
            <text:p>#DIV/0!</text:p>
          </table:table-cell>
          <table:table-cell/>
          <table:table-cell table:formula="of:=[.K105]/[.L105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06];[.D106];[.F106];[.H106])/SUM([.C106];[.E106];[.G106];[.I106]))" office:value-type="float" office:value="44.4" calcext:value-type="float">
            <text:p>44.4</text:p>
          </table:table-cell>
          <table:table-cell table:formula="of:=(SUM([.B106];[.D106];[.F106];[.H106])/SUM([.C106];[.E106];[.G106];[.I106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106]/[.L106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07];[.D107];[.F107];[.H107])/SUM([.C107];[.E107];[.G107];[.I107]))" office:value-type="float" office:value="63.4285714285714" calcext:value-type="float">
            <text:p>63.4285714285714</text:p>
          </table:table-cell>
          <table:table-cell table:formula="of:=(SUM([.B107];[.D107];[.F107];[.H107])/SUM([.C107];[.E107];[.G107];[.I107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107]/[.L107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08];[.D108];[.F108];[.H108])/SUM([.C108];[.E108];[.G108];[.I108]))" office:value-type="float" office:value="136.8" calcext:value-type="float">
            <text:p>136.8</text:p>
          </table:table-cell>
          <table:table-cell table:formula="of:=(SUM([.B108];[.D108];[.F108];[.H108])/SUM([.C108];[.E108];[.G108];[.I108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108]/[.L108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09];[.D109];[.F109];[.H109])/SUM([.C109];[.E109];[.G109];[.I109]))" office:value-type="float" office:value="97.7142857142857" calcext:value-type="float">
            <text:p>97.7142857142857</text:p>
          </table:table-cell>
          <table:table-cell table:formula="of:=(SUM([.B109];[.D109];[.F109];[.H109])/SUM([.C109];[.E109];[.G109];[.I109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109]/[.L109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10];[.D110];[.F110];[.H110])/SUM([.C110];[.E110];[.G110];[.I110]))" office:value-type="float" office:value="120.705882352941" calcext:value-type="float">
            <text:p>120.705882352941</text:p>
          </table:table-cell>
          <table:table-cell table:formula="of:=(SUM([.B110];[.D110];[.F110];[.H110])/SUM([.C110];[.E110];[.G110];[.I110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110]/[.L110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11];[.D111];[.F111];[.H111])/SUM([.C111];[.E111];[.G111];[.I111]))" office:value-type="float" office:value="7.6" calcext:value-type="float">
            <text:p>7.6</text:p>
          </table:table-cell>
          <table:table-cell table:formula="of:=(SUM([.B111];[.D111];[.F111];[.H111])/SUM([.C111];[.E111];[.G111];[.I111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111]/[.L111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12];[.D112];[.F112];[.H112])/SUM([.C112];[.E112];[.G112];[.I112]))" office:value-type="float" office:value="128.25" calcext:value-type="float">
            <text:p>128.25</text:p>
          </table:table-cell>
          <table:table-cell table:formula="of:=(SUM([.B112];[.D112];[.F112];[.H112])/SUM([.C112];[.E112];[.G112];[.I112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112]/[.L112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13];[.D113];[.F113];[.H113])/SUM([.C113];[.E113];[.G113];[.I113]))" office:value-type="float" office:value="64.125" calcext:value-type="float">
            <text:p>64.125</text:p>
          </table:table-cell>
          <table:table-cell table:formula="of:=(SUM([.B113];[.D113];[.F113];[.H113])/SUM([.C113];[.E113];[.G113];[.I113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113]/[.L113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14];[.D114];[.F114];[.H114])/SUM([.C114];[.E114];[.G114];[.I114]))" office:value-type="float" office:value="11.787610619469" calcext:value-type="float">
            <text:p>11.787610619469</text:p>
          </table:table-cell>
          <table:table-cell table:formula="of:=(SUM([.B114];[.D114];[.F114];[.H114])/SUM([.C114];[.E114];[.G114];[.I114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114]/[.L114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15];[.D115];[.F115];[.H115])/SUM([.C115];[.E115];[.G115];[.I115]))" office:value-type="float" office:value="102.461538461538" calcext:value-type="float">
            <text:p>102.461538461538</text:p>
          </table:table-cell>
          <table:table-cell table:formula="of:=(SUM([.B115];[.D115];[.F115];[.H115])/SUM([.C115];[.E115];[.G115];[.I115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115]/[.L115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16];[.D116];[.F116];[.H116])/SUM([.C116];[.E116];[.G116];[.I116]))" office:value-type="float" office:value="102.461538461538" calcext:value-type="float">
            <text:p>102.461538461538</text:p>
          </table:table-cell>
          <table:table-cell table:formula="of:=(SUM([.B116];[.D116];[.F116];[.H116])/SUM([.C116];[.E116];[.G116];[.I116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116]/[.L116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17];[.D117];[.F117];[.H117])/SUM([.C117];[.E117];[.G117];[.I117]))" office:value-type="float" office:value="133.2" calcext:value-type="float">
            <text:p>133.2</text:p>
          </table:table-cell>
          <table:table-cell table:formula="of:=(SUM([.B117];[.D117];[.F117];[.H117])/SUM([.C117];[.E117];[.G117];[.I117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117]/[.L117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18];[.D118];[.F118];[.H118])/SUM([.C118];[.E118];[.G118];[.I118]))" office:value-type="float" office:value="102.461538461538" calcext:value-type="float">
            <text:p>102.461538461538</text:p>
          </table:table-cell>
          <table:table-cell table:formula="of:=(SUM([.B118];[.D118];[.F118];[.H118])/SUM([.C118];[.E118];[.G118];[.I118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118]/[.L118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105:.K113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2];[.D122];[.F122];[.H122];[.J122];[.L122])/SUM([.C122];[.E122];[.G122];[.I122];[.K122];[.M122]))" office:value-type="float" office:value="5.46206825602815" calcext:value-type="float">
            <text:p>5.46206825602815</text:p>
          </table:table-cell>
          <table:table-cell table:formula="of:=(SUM([.B122];[.D122];[.F122];[.H122];[.J122];[.L121])/SUM([.C122];[.E122];[.G122];[.I122];[.K122];[.M121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22]/[.P122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23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3];[.D123];[.F123];[.H123];[.J123];[.L123])/SUM([.C123];[.E123];[.G123];[.I123];[.K123];[.M123]))" office:value-type="float" office:value="61.4156590851442" calcext:value-type="float">
            <text:p>61.4156590851442</text:p>
          </table:table-cell>
          <table:table-cell table:formula="of:=(SUM([.B123];[.D123];[.F123];[.H123];[.J123];[.L122])/SUM([.C123];[.E123];[.G123];[.I123];[.K123];[.M122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23]/[.P123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23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4];[.D124];[.F124];[.H124];[.J124];[.L124])/SUM([.C124];[.E124];[.G124];[.I124];[.K124];[.M124]))" office:value-type="float" office:value="69.2623574144487" calcext:value-type="float">
            <text:p>69.2623574144487</text:p>
          </table:table-cell>
          <table:table-cell table:formula="of:=(SUM([.B124];[.D124];[.F124];[.H124];[.J124];[.L123])/SUM([.C124];[.E124];[.G124];[.I124];[.K124];[.M123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24]/[.P124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23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5];[.D125];[.F125];[.H125];[.J125];[.L125])/SUM([.C125];[.E125];[.G125];[.I125];[.K125];[.M125]))" office:value-type="float" office:value="131.105835472106" calcext:value-type="float">
            <text:p>131.105835472106</text:p>
          </table:table-cell>
          <table:table-cell table:formula="of:=(SUM([.B125];[.D125];[.F125];[.H125];[.J125];[.L124])/SUM([.C125];[.E125];[.G125];[.I125];[.K125];[.M124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25]/[.P125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23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6];[.D126];[.F126];[.H126];[.J126];[.L126])/SUM([.C126];[.E126];[.G126];[.I126];[.K126];[.M126]))" office:value-type="float" office:value="124.058410293911" calcext:value-type="float">
            <text:p>124.058410293911</text:p>
          </table:table-cell>
          <table:table-cell table:formula="of:=(SUM([.B126];[.D126];[.F126];[.H126];[.J126];[.L125])/SUM([.C126];[.E126];[.G126];[.I126];[.K126];[.M125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26]/[.P126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23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7];[.D127];[.F127];[.H127];[.J127];[.L127])/SUM([.C127];[.E127];[.G127];[.I127];[.K127];[.M127]))" office:value-type="float" office:value="272.436698250852" calcext:value-type="float">
            <text:p>272.436698250852</text:p>
          </table:table-cell>
          <table:table-cell table:formula="of:=(SUM([.B127];[.D127];[.F127];[.H127];[.J127];[.L126])/SUM([.C127];[.E127];[.G127];[.I127];[.K127];[.M126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27]/[.P127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23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8];[.D128];[.F128];[.H128];[.J128];[.L128])/SUM([.C128];[.E128];[.G128];[.I128];[.K128];[.M128]))" office:value-type="float" office:value="124.001016936028" calcext:value-type="float">
            <text:p>124.001016936028</text:p>
          </table:table-cell>
          <table:table-cell table:formula="of:=(SUM([.B128];[.D128];[.F128];[.H128];[.J128];[.L127])/SUM([.C128];[.E128];[.G128];[.I128];[.K128];[.M127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28]/[.P128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9];[.D129];[.F129];[.H129];[.J129];[.L129])/SUM([.C129];[.E129];[.G129];[.I129];[.K129];[.M129]))" office:value-type="float" office:value="7.92792625444076" calcext:value-type="float">
            <text:p>7.92792625444076</text:p>
          </table:table-cell>
          <table:table-cell table:formula="of:=(SUM([.B129];[.D129];[.F129];[.H129];[.J129];[.L128])/SUM([.C129];[.E129];[.G129];[.I129];[.K129];[.M128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29]/[.P129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23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30];[.D130];[.F130];[.H130];[.J130];[.L130])/SUM([.C130];[.E130];[.G130];[.I130];[.K130];[.M130]))" office:value-type="float" office:value="28.8373790022338" calcext:value-type="float">
            <text:p>28.8373790022338</text:p>
          </table:table-cell>
          <table:table-cell table:formula="of:=(SUM([.B130];[.D130];[.F130];[.H130];[.J130];[.L129])/SUM([.C130];[.E130];[.G130];[.I130];[.K130];[.M129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30]/[.P130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22:.O130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table:number-columns-repeated="2"/>
          <table:table-cell office:value-type="string" calcext:value-type="string">
            <text:p>95% MoE in %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36:.B141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36:.D141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36:.F141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36:.H141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35];[.D135];[.F135];[.H135])/SUM([.C135];[.E135];[.G135];[.I135]))" office:value-type="float" office:value="6.26780824787155" calcext:value-type="float">
            <text:p>6.26780824787155</text:p>
          </table:table-cell>
          <table:table-cell table:formula="of:=((SUM(;[.B135];[.D135];[.F135];[.H135])/[.O135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35]/[.L135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35];[.G135];[.E135];[.C135];)" office:value-type="float" office:value="9704" calcext:value-type="float">
            <text:p>9704</text:p>
          </table:table-cell>
          <table:table-cell table:formula="of:=1/(SUM([.B135];[.D135];[.F135];[.H135])/SUM([.C135];[.E135];[.G135];[.I135])+([.U135]/100))" office:value-type="float" office:value="6.26780824787156" calcext:value-type="float">
            <text:p>6.26780824787156</text:p>
          </table:table-cell>
          <table:table-cell table:formula="of:=1/(SUM([.B135];[.D135];[.F135];[.H135])/SUM([.C135];[.E135];[.G135];[.I135])-([.U135]/100))" office:value-type="float" office:value="6.26780824787156" calcext:value-type="float">
            <text:p>6.26780824787156</text:p>
          </table:table-cell>
          <table:table-cell table:number-columns-repeated="2"/>
          <table:table-cell table:formula="of:=1.96*SQRT((([.K135]/100)*(1-([.K135]/100)))/[.O135])*100" office:value-type="float" office:value="0.728584545418487" calcext:value-type="float">
            <text:p>0.72858454541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36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6];[.D136];[.F136];[.H136])/SUM([.C136];[.E136];[.G136];[.I136]))" office:value-type="float" office:value="34.4520710059172" calcext:value-type="float">
            <text:p>34.4520710059172</text:p>
          </table:table-cell>
          <table:table-cell table:formula="of:=((SUM(;[.B136];[.D136];[.F136];[.H136])/[.O136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36]/[.L136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36];[.G136];[.E136];[.C136];)" office:value-type="float" office:value="9704" calcext:value-type="float">
            <text:p>9704</text:p>
          </table:table-cell>
          <table:table-cell table:formula="of:=1/(SUM([.B136];[.D136];[.F136];[.H136])/SUM([.C136];[.E136];[.G136];[.I136])+([.U136]/100))" office:value-type="float" office:value="34.4520710059172" calcext:value-type="float">
            <text:p>34.4520710059172</text:p>
          </table:table-cell>
          <table:table-cell table:formula="of:=1/(SUM([.B136];[.D136];[.F136];[.H136])/SUM([.C136];[.E136];[.G136];[.I136])-([.U136]/100))" office:value-type="float" office:value="34.4520710059172" calcext:value-type="float">
            <text:p>34.4520710059172</text:p>
          </table:table-cell>
          <table:table-cell table:number-columns-repeated="2"/>
          <table:table-cell table:formula="of:=1.96*SQRT((([.K136]/100)*(1-([.K136]/100)))/[.O136])*100" office:value-type="float" office:value="0.334023366474752" calcext:value-type="float">
            <text:p>0.3340233664747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3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7];[.D137];[.F137];[.H137])/SUM([.C137];[.E137];[.G137];[.I137]))" office:value-type="float" office:value="36.2745808790213" calcext:value-type="float">
            <text:p>36.2745808790213</text:p>
          </table:table-cell>
          <table:table-cell table:formula="of:=((SUM(;[.B137];[.D137];[.F137];[.H137])/[.O137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37]/[.L137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37];[.G137];[.E137];[.C137];)" office:value-type="float" office:value="9704" calcext:value-type="float">
            <text:p>9704</text:p>
          </table:table-cell>
          <table:table-cell table:formula="of:=1/(SUM([.B137];[.D137];[.F137];[.H137])/SUM([.C137];[.E137];[.G137];[.I137])+([.U137]/100))" office:value-type="float" office:value="36.2745808790213" calcext:value-type="float">
            <text:p>36.2745808790213</text:p>
          </table:table-cell>
          <table:table-cell table:formula="of:=1/(SUM([.B137];[.D137];[.F137];[.H137])/SUM([.C137];[.E137];[.G137];[.I137])-([.U137]/100))" office:value-type="float" office:value="36.2745808790213" calcext:value-type="float">
            <text:p>36.2745808790213</text:p>
          </table:table-cell>
          <table:table-cell table:number-columns-repeated="2"/>
          <table:table-cell table:formula="of:=1.96*SQRT((([.K137]/100)*(1-([.K137]/100)))/[.O137])*100" office:value-type="float" office:value="0.32576858790709" calcext:value-type="float">
            <text:p>0.32576858790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8];[.D138];[.F138];[.H138])/SUM([.C138];[.E138];[.G138];[.I138]))" office:value-type="float" office:value="37.3390337751176" calcext:value-type="float">
            <text:p>37.3390337751176</text:p>
          </table:table-cell>
          <table:table-cell table:formula="of:=((SUM(;[.B138];[.D138];[.F138];[.H138])/[.O138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38]/[.L138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38];[.G138];[.E138];[.C138];)" office:value-type="float" office:value="9704" calcext:value-type="float">
            <text:p>9704</text:p>
          </table:table-cell>
          <table:table-cell table:formula="of:=1/(SUM([.B138];[.D138];[.F138];[.H138])/SUM([.C138];[.E138];[.G138];[.I138])+([.U138]/100))" office:value-type="float" office:value="37.3390337751176" calcext:value-type="float">
            <text:p>37.3390337751176</text:p>
          </table:table-cell>
          <table:table-cell table:formula="of:=1/(SUM([.B138];[.D138];[.F138];[.H138])/SUM([.C138];[.E138];[.G138];[.I138])-([.U138]/100))" office:value-type="float" office:value="37.3390337751176" calcext:value-type="float">
            <text:p>37.3390337751176</text:p>
          </table:table-cell>
          <table:table-cell table:number-columns-repeated="2"/>
          <table:table-cell table:formula="of:=1.96*SQRT((([.K138]/100)*(1-([.K138]/100)))/[.O138])*100" office:value-type="float" office:value="0.321221266240147" calcext:value-type="float">
            <text:p>0.321221266240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9];[.D139];[.F139];[.H139])/SUM([.C139];[.E139];[.G139];[.I139]))" office:value-type="float" office:value="38.1178416373785" calcext:value-type="float">
            <text:p>38.1178416373785</text:p>
          </table:table-cell>
          <table:table-cell table:formula="of:=((SUM(;[.B139];[.D139];[.F139];[.H139])/[.O139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39]/[.L139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39];[.G139];[.E139];[.C139];)" office:value-type="float" office:value="9704" calcext:value-type="float">
            <text:p>9704</text:p>
          </table:table-cell>
          <table:table-cell table:formula="of:=1/(SUM([.B139];[.D139];[.F139];[.H139])/SUM([.C139];[.E139];[.G139];[.I139])+([.U139]/100))" office:value-type="float" office:value="38.1178416373785" calcext:value-type="float">
            <text:p>38.1178416373785</text:p>
          </table:table-cell>
          <table:table-cell table:formula="of:=1/(SUM([.B139];[.D139];[.F139];[.H139])/SUM([.C139];[.E139];[.G139];[.I139])-([.U139]/100))" office:value-type="float" office:value="38.1178416373785" calcext:value-type="float">
            <text:p>38.1178416373785</text:p>
          </table:table-cell>
          <table:table-cell table:number-columns-repeated="2"/>
          <table:table-cell table:formula="of:=1.96*SQRT((([.K139]/100)*(1-([.K139]/100)))/[.O139])*100" office:value-type="float" office:value="0.31801216484394" calcext:value-type="float">
            <text:p>0.318012164843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0];[.D140];[.F140];[.H140])/SUM([.C140];[.E140];[.G140];[.I140]))" office:value-type="float" office:value="39.5147878268324" calcext:value-type="float">
            <text:p>39.5147878268324</text:p>
          </table:table-cell>
          <table:table-cell table:formula="of:=((SUM(;[.B140];[.D140];[.F140];[.H140])/[.O140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40]/[.L140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40];[.G140];[.E140];[.C140];)" office:value-type="float" office:value="9704" calcext:value-type="float">
            <text:p>9704</text:p>
          </table:table-cell>
          <table:table-cell table:formula="of:=1/(SUM([.B140];[.D140];[.F140];[.H140])/SUM([.C140];[.E140];[.G140];[.I140])+([.U140]/100))" office:value-type="float" office:value="39.5147878268324" calcext:value-type="float">
            <text:p>39.5147878268324</text:p>
          </table:table-cell>
          <table:table-cell table:formula="of:=1/(SUM([.B140];[.D140];[.F140];[.H140])/SUM([.C140];[.E140];[.G140];[.I140])-([.U140]/100))" office:value-type="float" office:value="39.5147878268324" calcext:value-type="float">
            <text:p>39.5147878268324</text:p>
          </table:table-cell>
          <table:table-cell table:number-columns-repeated="2"/>
          <table:table-cell table:formula="of:=1.96*SQRT((([.K140]/100)*(1-([.K140]/100)))/[.O140])*100" office:value-type="float" office:value="0.31248903143864" calcext:value-type="float">
            <text:p>0.312489031438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1];[.D141];[.F141];[.H141])/SUM([.C141];[.E141];[.G141];[.I141]))" office:value-type="float" office:value="40.602510460251" calcext:value-type="float">
            <text:p>40.602510460251</text:p>
          </table:table-cell>
          <table:table-cell table:formula="of:=((SUM(;[.B141];[.D141];[.F141];[.H141])/[.O141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41]/[.L141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41];[.G141];[.E141];[.C141];)" office:value-type="float" office:value="9704" calcext:value-type="float">
            <text:p>9704</text:p>
          </table:table-cell>
          <table:table-cell table:formula="of:=1/(SUM([.B141];[.D141];[.F141];[.H141])/SUM([.C141];[.E141];[.G141];[.I141])+([.U141]/100))" office:value-type="float" office:value="40.602510460251" calcext:value-type="float">
            <text:p>40.602510460251</text:p>
          </table:table-cell>
          <table:table-cell table:formula="of:=1/(SUM([.B141];[.D141];[.F141];[.H141])/SUM([.C141];[.E141];[.G141];[.I141])-([.U141]/100))" office:value-type="float" office:value="40.602510460251" calcext:value-type="float">
            <text:p>40.602510460251</text:p>
          </table:table-cell>
          <table:table-cell table:number-columns-repeated="2"/>
          <table:table-cell table:formula="of:=1.96*SQRT((([.K141]/100)*(1-([.K141]/100)))/[.O141])*100" office:value-type="float" office:value="0.308382091230887" calcext:value-type="float">
            <text:p>0.3083820912308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44:.B148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44:.D148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44:.F148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44:.H148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43];[.D143];[.F143];[.H143])/SUM([.C143];[.E143];[.G143];[.I143]))" office:value-type="float" office:value="9.32208404628043" calcext:value-type="float">
            <text:p>9.32208404628043</text:p>
          </table:table-cell>
          <table:table-cell table:formula="of:=((SUM(;[.B143];[.D143];[.F143];[.H143])/[.O143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43]/[.L143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43];[.G143];[.E143];[.C143];)" office:value-type="float" office:value="9704" calcext:value-type="float">
            <text:p>9704</text:p>
          </table:table-cell>
          <table:table-cell table:formula="of:=1/(SUM([.B143];[.D143];[.F143];[.H143])/SUM([.C143];[.E143];[.G143];[.I143])+([.U143]/100))" office:value-type="float" office:value="9.32208404628043" calcext:value-type="float">
            <text:p>9.32208404628043</text:p>
          </table:table-cell>
          <table:table-cell table:formula="of:=1/(SUM([.B143];[.D143];[.F143];[.H143])/SUM([.C143];[.E143];[.G143];[.I143])-([.U143]/100))" office:value-type="float" office:value="9.32208404628043" calcext:value-type="float">
            <text:p>9.32208404628043</text:p>
          </table:table-cell>
          <table:table-cell table:number-columns-repeated="2"/>
          <table:table-cell table:formula="of:=1.96*SQRT((([.K143]/100)*(1-([.K143]/100)))/[.O143])*100" office:value-type="float" office:value="0.615720639882198" calcext:value-type="float">
            <text:p>0.6157206398821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4];[.D144];[.F144];[.H144])/SUM([.C144];[.E144];[.G144];[.I144]))" office:value-type="float" office:value="46.0569541890219" calcext:value-type="float">
            <text:p>46.0569541890219</text:p>
          </table:table-cell>
          <table:table-cell table:formula="of:=((SUM(;[.B144];[.D144];[.F144];[.H144])/[.O144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44]/[.L144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44];[.G144];[.E144];[.C144];)" office:value-type="float" office:value="9704" calcext:value-type="float">
            <text:p>9704</text:p>
          </table:table-cell>
          <table:table-cell table:formula="of:=1/(SUM([.B144];[.D144];[.F144];[.H144])/SUM([.C144];[.E144];[.G144];[.I144])+([.U144]/100))" office:value-type="float" office:value="46.0569541890219" calcext:value-type="float">
            <text:p>46.0569541890219</text:p>
          </table:table-cell>
          <table:table-cell table:formula="of:=1/(SUM([.B144];[.D144];[.F144];[.H144])/SUM([.C144];[.E144];[.G144];[.I144])-([.U144]/100))" office:value-type="float" office:value="46.0569541890219" calcext:value-type="float">
            <text:p>46.0569541890219</text:p>
          </table:table-cell>
          <table:table-cell table:number-columns-repeated="2"/>
          <table:table-cell table:formula="of:=1.96*SQRT((([.K144]/100)*(1-([.K144]/100)))/[.O144])*100" office:value-type="float" office:value="0.289978886977029" calcext:value-type="float">
            <text:p>0.2899788869770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5];[.D145];[.F145];[.H145])/SUM([.C145];[.E145];[.G145];[.I145]))" office:value-type="float" office:value="45.6238757154538" calcext:value-type="float">
            <text:p>45.6238757154538</text:p>
          </table:table-cell>
          <table:table-cell table:formula="of:=((SUM(;[.B145];[.D145];[.F145];[.H145])/[.O145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45]/[.L145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45];[.G145];[.E145];[.C145];)" office:value-type="float" office:value="9704" calcext:value-type="float">
            <text:p>9704</text:p>
          </table:table-cell>
          <table:table-cell table:formula="of:=1/(SUM([.B145];[.D145];[.F145];[.H145])/SUM([.C145];[.E145];[.G145];[.I145])+([.U145]/100))" office:value-type="float" office:value="45.6238757154538" calcext:value-type="float">
            <text:p>45.6238757154538</text:p>
          </table:table-cell>
          <table:table-cell table:formula="of:=1/(SUM([.B145];[.D145];[.F145];[.H145])/SUM([.C145];[.E145];[.G145];[.I145])-([.U145]/100))" office:value-type="float" office:value="45.6238757154538" calcext:value-type="float">
            <text:p>45.6238757154538</text:p>
          </table:table-cell>
          <table:table-cell table:number-columns-repeated="2"/>
          <table:table-cell table:formula="of:=1.96*SQRT((([.K145]/100)*(1-([.K145]/100)))/[.O145])*100" office:value-type="float" office:value="0.29132123714268" calcext:value-type="float">
            <text:p>0.29132123714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6];[.D146];[.F146];[.H146])/SUM([.C146];[.E146];[.G146];[.I146]))" office:value-type="float" office:value="47.019381443299" calcext:value-type="float">
            <text:p>47.019381443299</text:p>
          </table:table-cell>
          <table:table-cell table:formula="of:=((SUM(;[.B146];[.D146];[.F146];[.H146])/[.O146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46]/[.L146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46];[.G146];[.E146];[.C146];)" office:value-type="float" office:value="9704" calcext:value-type="float">
            <text:p>9704</text:p>
          </table:table-cell>
          <table:table-cell table:formula="of:=1/(SUM([.B146];[.D146];[.F146];[.H146])/SUM([.C146];[.E146];[.G146];[.I146])+([.U146]/100))" office:value-type="float" office:value="47.019381443299" calcext:value-type="float">
            <text:p>47.019381443299</text:p>
          </table:table-cell>
          <table:table-cell table:formula="of:=1/(SUM([.B146];[.D146];[.F146];[.H146])/SUM([.C146];[.E146];[.G146];[.I146])-([.U146]/100))" office:value-type="float" office:value="47.019381443299" calcext:value-type="float">
            <text:p>47.019381443299</text:p>
          </table:table-cell>
          <table:table-cell table:number-columns-repeated="2"/>
          <table:table-cell table:formula="of:=1.96*SQRT((([.K146]/100)*(1-([.K146]/100)))/[.O146])*100" office:value-type="float" office:value="0.287060974183687" calcext:value-type="float">
            <text:p>0.287060974183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7];[.D147];[.F147];[.H147])/SUM([.C147];[.E147];[.G147];[.I147]))" office:value-type="float" office:value="46.3964692901802" calcext:value-type="float">
            <text:p>46.3964692901802</text:p>
          </table:table-cell>
          <table:table-cell table:formula="of:=((SUM(;[.B147];[.D147];[.F147];[.H147])/[.O147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47]/[.L147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47];[.G147];[.E147];[.C147];)" office:value-type="float" office:value="9704" calcext:value-type="float">
            <text:p>9704</text:p>
          </table:table-cell>
          <table:table-cell table:formula="of:=1/(SUM([.B147];[.D147];[.F147];[.H147])/SUM([.C147];[.E147];[.G147];[.I147])+([.U147]/100))" office:value-type="float" office:value="46.3964692901802" calcext:value-type="float">
            <text:p>46.3964692901802</text:p>
          </table:table-cell>
          <table:table-cell table:formula="of:=1/(SUM([.B147];[.D147];[.F147];[.H147])/SUM([.C147];[.E147];[.G147];[.I147])-([.U147]/100))" office:value-type="float" office:value="46.3964692901802" calcext:value-type="float">
            <text:p>46.3964692901802</text:p>
          </table:table-cell>
          <table:table-cell table:number-columns-repeated="2"/>
          <table:table-cell table:formula="of:=1.96*SQRT((([.K147]/100)*(1-([.K147]/100)))/[.O147])*100" office:value-type="float" office:value="0.288939411108725" calcext:value-type="float">
            <text:p>0.288939411108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8];[.D148];[.F148];[.H148])/SUM([.C148];[.E148];[.G148];[.I148]))" office:value-type="float" office:value="48.029898989899" calcext:value-type="float">
            <text:p>48.029898989899</text:p>
          </table:table-cell>
          <table:table-cell table:formula="of:=((SUM(;[.B148];[.D148];[.F148];[.H148])/[.O148])*100)" office:value-type="float" office:value="2.08203644194693" calcext:value-type="float">
            <text:p>2.08203644194693</text:p>
          </table:table-cell>
          <table:table-cell office:value-type="float" office:value="1" calcext:value-type="float">
            <text:p>1</text:p>
          </table:table-cell>
          <table:table-cell table:formula="of:=[.K148]/[.L148]" office:value-type="float" office:value="2.08203644194693" calcext:value-type="float">
            <text:p>2.08203644194693</text:p>
          </table:table-cell>
          <table:table-cell office:value-type="string" calcext:value-type="string">
            <text:p>venusaur</text:p>
          </table:table-cell>
          <table:table-cell table:style-name="Default" table:formula="of:=SUM([.I148];[.G148];[.E148];[.C148];)" office:value-type="float" office:value="9704" calcext:value-type="float">
            <text:p>9704</text:p>
          </table:table-cell>
          <table:table-cell table:formula="of:=1/(SUM([.B148];[.D148];[.F148];[.H148])/SUM([.C148];[.E148];[.G148];[.I148])+([.U148]/100))" office:value-type="float" office:value="48.029898989899" calcext:value-type="float">
            <text:p>48.029898989899</text:p>
          </table:table-cell>
          <table:table-cell table:formula="of:=1/(SUM([.B148];[.D148];[.F148];[.H148])/SUM([.C148];[.E148];[.G148];[.I148])-([.U148]/100))" office:value-type="float" office:value="48.029898989899" calcext:value-type="float">
            <text:p>48.029898989899</text:p>
          </table:table-cell>
          <table:table-cell table:number-columns-repeated="2"/>
          <table:table-cell table:formula="of:=1.96*SQRT((([.K148]/100)*(1-([.K148]/100)))/[.O148])*100" office:value-type="float" office:value="0.284090052559244" calcext:value-type="float">
            <text:p>0.28409005255924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50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1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0];[.D150];[.F150];[.H150])/SUM([.C150];[.E150];[.G150];[.I150]))" office:value-type="float" office:value="64.2117452440033" calcext:value-type="float">
            <text:p>64.2117452440033</text:p>
          </table:table-cell>
          <table:table-cell table:formula="of:=((SUM(;[.B150];[.D150];[.F150];[.H150])/[.O150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50]/[.L150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50];[.G150];[.E150];[.C150];)" office:value-type="float" office:value="9704" calcext:value-type="float">
            <text:p>9704</text:p>
          </table:table-cell>
          <table:table-cell table:formula="of:=1/(SUM([.B150];[.D150];[.F150];[.H150])/SUM([.C150];[.E150];[.G150];[.I150])+([.U150]/100))" office:value-type="float" office:value="64.2117452440033" calcext:value-type="float">
            <text:p>64.2117452440033</text:p>
          </table:table-cell>
          <table:table-cell table:formula="of:=1/(SUM([.B150];[.D150];[.F150];[.H150])/SUM([.C150];[.E150];[.G150];[.I150])-([.U150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50]/100)*(1-([.K150]/100)))/[.O150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1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1];[.D151];[.F151];[.H151])/SUM([.C151];[.E151];[.G151];[.I151]))" office:value-type="float" office:value="64.2117452440033" calcext:value-type="float">
            <text:p>64.2117452440033</text:p>
          </table:table-cell>
          <table:table-cell table:formula="of:=((SUM(;[.B151];[.D151];[.F151];[.H151])/[.O151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51]/[.L151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51];[.G151];[.E151];[.C151];)" office:value-type="float" office:value="9704" calcext:value-type="float">
            <text:p>9704</text:p>
          </table:table-cell>
          <table:table-cell table:formula="of:=1/(SUM([.B151];[.D151];[.F151];[.H151])/SUM([.C151];[.E151];[.G151];[.I151])+([.U151]/100))" office:value-type="float" office:value="64.2117452440033" calcext:value-type="float">
            <text:p>64.2117452440033</text:p>
          </table:table-cell>
          <table:table-cell table:formula="of:=1/(SUM([.B151];[.D151];[.F151];[.H151])/SUM([.C151];[.E151];[.G151];[.I151])-([.U151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51]/100)*(1-([.K151]/100)))/[.O151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54:.B159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54:.D159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54:.F159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4:.H159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3];[.D153];[.F153];[.H153])/SUM([.C153];[.E153];[.G153];[.I153]))" office:value-type="float" office:value="15.3122745256139" calcext:value-type="float">
            <text:p>15.3122745256139</text:p>
          </table:table-cell>
          <table:table-cell table:formula="of:=((SUM(;[.B153];[.D153];[.F153];[.H153])/[.O153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53]/[.L153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53];[.G153];[.E153];[.C153];)" office:value-type="float" office:value="9704" calcext:value-type="float">
            <text:p>9704</text:p>
          </table:table-cell>
          <table:table-cell table:formula="of:=1/(SUM([.B153];[.D153];[.F153];[.H153])/SUM([.C153];[.E153];[.G153];[.I153])+([.U153]/100))" office:value-type="float" office:value="15.3122745256139" calcext:value-type="float">
            <text:p>15.3122745256139</text:p>
          </table:table-cell>
          <table:table-cell table:formula="of:=1/(SUM([.B153];[.D153];[.F153];[.H153])/SUM([.C153];[.E153];[.G153];[.I153])-([.U153]/100))" office:value-type="float" office:value="15.3122745256139" calcext:value-type="float">
            <text:p>15.3122745256139</text:p>
          </table:table-cell>
          <table:table-cell table:number-columns-repeated="2"/>
          <table:table-cell table:formula="of:=1.96*SQRT((([.K153]/100)*(1-([.K153]/100)))/[.O153])*100" office:value-type="float" office:value="0.491581238754159" calcext:value-type="float">
            <text:p>0.491581238754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4];[.D154];[.F154];[.H154])/SUM([.C154];[.E154];[.G154];[.I154]))" office:value-type="float" office:value="82.8675279176703" calcext:value-type="float">
            <text:p>82.8675279176703</text:p>
          </table:table-cell>
          <table:table-cell table:formula="of:=((SUM(;[.B154];[.D154];[.F154];[.H154])/[.O154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54]/[.L154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54];[.G154];[.E154];[.C154];)" office:value-type="float" office:value="9704" calcext:value-type="float">
            <text:p>9704</text:p>
          </table:table-cell>
          <table:table-cell table:formula="of:=1/(SUM([.B154];[.D154];[.F154];[.H154])/SUM([.C154];[.E154];[.G154];[.I154])+([.U154]/100))" office:value-type="float" office:value="82.8675279176703" calcext:value-type="float">
            <text:p>82.8675279176703</text:p>
          </table:table-cell>
          <table:table-cell table:formula="of:=1/(SUM([.B154];[.D154];[.F154];[.H154])/SUM([.C154];[.E154];[.G154];[.I154])-([.U154]/100))" office:value-type="float" office:value="82.8675279176703" calcext:value-type="float">
            <text:p>82.8675279176703</text:p>
          </table:table-cell>
          <table:table-cell table:number-columns-repeated="2"/>
          <table:table-cell table:formula="of:=1.96*SQRT((([.K154]/100)*(1-([.K154]/100)))/[.O154])*100" office:value-type="float" office:value="0.21724617188124" calcext:value-type="float">
            <text:p>0.217246171881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5];[.D155];[.F155];[.H155])/SUM([.C155];[.E155];[.G155];[.I155]))" office:value-type="float" office:value="85.0187449062755" calcext:value-type="float">
            <text:p>85.0187449062755</text:p>
          </table:table-cell>
          <table:table-cell table:formula="of:=((SUM(;[.B155];[.D155];[.F155];[.H155])/[.O155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55]/[.L155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55];[.G155];[.E155];[.C155];)" office:value-type="float" office:value="9704" calcext:value-type="float">
            <text:p>9704</text:p>
          </table:table-cell>
          <table:table-cell table:formula="of:=1/(SUM([.B155];[.D155];[.F155];[.H155])/SUM([.C155];[.E155];[.G155];[.I155])+([.U155]/100))" office:value-type="float" office:value="85.0187449062755" calcext:value-type="float">
            <text:p>85.0187449062755</text:p>
          </table:table-cell>
          <table:table-cell table:formula="of:=1/(SUM([.B155];[.D155];[.F155];[.H155])/SUM([.C155];[.E155];[.G155];[.I155])-([.U155]/100))" office:value-type="float" office:value="85.0187449062755" calcext:value-type="float">
            <text:p>85.0187449062755</text:p>
          </table:table-cell>
          <table:table-cell table:number-columns-repeated="2"/>
          <table:table-cell table:formula="of:=1.96*SQRT((([.K155]/100)*(1-([.K155]/100)))/[.O155])*100" office:value-type="float" office:value="0.214513230305367" calcext:value-type="float">
            <text:p>0.2145132303053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6];[.D156];[.F156];[.H156])/SUM([.C156];[.E156];[.G156];[.I156]))" office:value-type="float" office:value="88.2622688655672" calcext:value-type="float">
            <text:p>88.2622688655672</text:p>
          </table:table-cell>
          <table:table-cell table:formula="of:=((SUM(;[.B156];[.D156];[.F156];[.H156])/[.O156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56]/[.L156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56];[.G156];[.E156];[.C156];)" office:value-type="float" office:value="9704" calcext:value-type="float">
            <text:p>9704</text:p>
          </table:table-cell>
          <table:table-cell table:formula="of:=1/(SUM([.B156];[.D156];[.F156];[.H156])/SUM([.C156];[.E156];[.G156];[.I156])+([.U156]/100))" office:value-type="float" office:value="88.2622688655672" calcext:value-type="float">
            <text:p>88.2622688655672</text:p>
          </table:table-cell>
          <table:table-cell table:formula="of:=1/(SUM([.B156];[.D156];[.F156];[.H156])/SUM([.C156];[.E156];[.G156];[.I156])-([.U156]/100))" office:value-type="float" office:value="88.2622688655672" calcext:value-type="float">
            <text:p>88.2622688655672</text:p>
          </table:table-cell>
          <table:table-cell table:number-columns-repeated="2"/>
          <table:table-cell table:formula="of:=1.96*SQRT((([.K156]/100)*(1-([.K156]/100)))/[.O156])*100" office:value-type="float" office:value="0.210580833610548" calcext:value-type="float">
            <text:p>0.210580833610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7];[.D157];[.F157];[.H157])/SUM([.C157];[.E157];[.G157];[.I157]))" office:value-type="float" office:value="96.875494443398" calcext:value-type="float">
            <text:p>96.875494443398</text:p>
          </table:table-cell>
          <table:table-cell table:formula="of:=((SUM(;[.B157];[.D157];[.F157];[.H157])/[.O157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57]/[.L157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57];[.G157];[.E157];[.C157];)" office:value-type="float" office:value="9704" calcext:value-type="float">
            <text:p>9704</text:p>
          </table:table-cell>
          <table:table-cell table:formula="of:=1/(SUM([.B157];[.D157];[.F157];[.H157])/SUM([.C157];[.E157];[.G157];[.I157])+([.U157]/100))" office:value-type="float" office:value="96.875494443398" calcext:value-type="float">
            <text:p>96.875494443398</text:p>
          </table:table-cell>
          <table:table-cell table:formula="of:=1/(SUM([.B157];[.D157];[.F157];[.H157])/SUM([.C157];[.E157];[.G157];[.I157])-([.U157]/100))" office:value-type="float" office:value="96.875494443398" calcext:value-type="float">
            <text:p>96.875494443398</text:p>
          </table:table-cell>
          <table:table-cell table:number-columns-repeated="2"/>
          <table:table-cell table:formula="of:=1.96*SQRT((([.K157]/100)*(1-([.K157]/100)))/[.O157])*100" office:value-type="float" office:value="0.201103928114687" calcext:value-type="float">
            <text:p>0.201103928114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8];[.D158];[.F158];[.H158])/SUM([.C158];[.E158];[.G158];[.I158]))" office:value-type="float" office:value="101.941886455074" calcext:value-type="float">
            <text:p>101.941886455074</text:p>
          </table:table-cell>
          <table:table-cell table:formula="of:=((SUM(;[.B158];[.D158];[.F158];[.H158])/[.O158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58]/[.L158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58];[.G158];[.E158];[.C158];)" office:value-type="float" office:value="9704" calcext:value-type="float">
            <text:p>9704</text:p>
          </table:table-cell>
          <table:table-cell table:formula="of:=1/(SUM([.B158];[.D158];[.F158];[.H158])/SUM([.C158];[.E158];[.G158];[.I158])+([.U158]/100))" office:value-type="float" office:value="101.941886455074" calcext:value-type="float">
            <text:p>101.941886455074</text:p>
          </table:table-cell>
          <table:table-cell table:formula="of:=1/(SUM([.B158];[.D158];[.F158];[.H158])/SUM([.C158];[.E158];[.G158];[.I158])-([.U158]/100))" office:value-type="float" office:value="101.941886455074" calcext:value-type="float">
            <text:p>101.941886455074</text:p>
          </table:table-cell>
          <table:table-cell table:number-columns-repeated="2"/>
          <table:table-cell table:formula="of:=1.96*SQRT((([.K158]/100)*(1-([.K158]/100)))/[.O158])*100" office:value-type="float" office:value="0.196093735532788" calcext:value-type="float">
            <text:p>0.1960937355327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9];[.D159];[.F159];[.H159])/SUM([.C159];[.E159];[.G159];[.I159]))" office:value-type="float" office:value="99.8441330998249" calcext:value-type="float">
            <text:p>99.8441330998249</text:p>
          </table:table-cell>
          <table:table-cell table:formula="of:=((SUM(;[.B159];[.D159];[.F159];[.H159])/[.O159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59]/[.L159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59];[.G159];[.E159];[.C159];)" office:value-type="float" office:value="9704" calcext:value-type="float">
            <text:p>9704</text:p>
          </table:table-cell>
          <table:table-cell table:formula="of:=1/(SUM([.B159];[.D159];[.F159];[.H159])/SUM([.C159];[.E159];[.G159];[.I159])+([.U159]/100))" office:value-type="float" office:value="99.8441330998249" calcext:value-type="float">
            <text:p>99.8441330998249</text:p>
          </table:table-cell>
          <table:table-cell table:formula="of:=1/(SUM([.B159];[.D159];[.F159];[.H159])/SUM([.C159];[.E159];[.G159];[.I159])-([.U159]/100))" office:value-type="float" office:value="99.8441330998249" calcext:value-type="float">
            <text:p>99.8441330998249</text:p>
          </table:table-cell>
          <table:table-cell table:number-columns-repeated="2"/>
          <table:table-cell table:formula="of:=1.96*SQRT((([.K159]/100)*(1-([.K159]/100)))/[.O159])*100" office:value-type="float" office:value="0.198122397729703" calcext:value-type="float">
            <text:p>0.198122397729703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62:.B168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62:.D168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62:.F168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62:.H168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61];[.D161];[.F161];[.H161])/SUM([.C161];[.E161];[.G161];[.I161]))" office:value-type="float" office:value="18.2354475653721" calcext:value-type="float">
            <text:p>18.2354475653721</text:p>
          </table:table-cell>
          <table:table-cell table:formula="of:=((SUM(;[.B161];[.D161];[.F161];[.H161])/[.O161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61]/[.L161]" office:value-type="float" office:value="0.783403546005741" calcext:value-type="float">
            <text:p>0.783403546005741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61];[.G161];[.E161];[.C161];)" office:value-type="float" office:value="9704" calcext:value-type="float">
            <text:p>9704</text:p>
          </table:table-cell>
          <table:table-cell table:formula="of:=1/(SUM([.B161];[.D161];[.F161];[.H161])/SUM([.C161];[.E161];[.G161];[.I161])+([.U161]/100))" office:value-type="float" office:value="18.2354475653721" calcext:value-type="float">
            <text:p>18.2354475653721</text:p>
          </table:table-cell>
          <table:table-cell table:formula="of:=1/(SUM([.B161];[.D161];[.F161];[.H161])/SUM([.C161];[.E161];[.G161];[.I161])-([.U161]/100))" office:value-type="float" office:value="18.2354475653721" calcext:value-type="float">
            <text:p>18.2354475653721</text:p>
          </table:table-cell>
          <table:table-cell table:number-columns-repeated="2"/>
          <table:table-cell table:formula="of:=1.96*SQRT((([.K161]/100)*(1-([.K161]/100)))/[.O161])*100" office:value-type="float" office:value="0.452976355453388" calcext:value-type="float">
            <text:p>0.45297635545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2];[.D162];[.F162];[.H162])/SUM([.C162];[.E162];[.G162];[.I162]))" office:value-type="float" office:value="122.809316175689" calcext:value-type="float">
            <text:p>122.809316175689</text:p>
          </table:table-cell>
          <table:table-cell table:formula="of:=((SUM(;[.B162];[.D162];[.F162];[.H162])/[.O162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62]/[.L162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62];[.G162];[.E162];[.C162];)" office:value-type="float" office:value="9704" calcext:value-type="float">
            <text:p>9704</text:p>
          </table:table-cell>
          <table:table-cell table:formula="of:=1/(SUM([.B162];[.D162];[.F162];[.H162])/SUM([.C162];[.E162];[.G162];[.I162])+([.U162]/100))" office:value-type="float" office:value="122.809316175689" calcext:value-type="float">
            <text:p>122.809316175689</text:p>
          </table:table-cell>
          <table:table-cell table:formula="of:=1/(SUM([.B162];[.D162];[.F162];[.H162])/SUM([.C162];[.E162];[.G162];[.I162])-([.U162]/100))" office:value-type="float" office:value="122.809316175689" calcext:value-type="float">
            <text:p>122.809316175689</text:p>
          </table:table-cell>
          <table:table-cell table:number-columns-repeated="2"/>
          <table:table-cell table:formula="of:=1.96*SQRT((([.K162]/100)*(1-([.K162]/100)))/[.O162])*100" office:value-type="float" office:value="0.178809099832174" calcext:value-type="float">
            <text:p>0.1788090998321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3];[.D163];[.F163];[.H163])/SUM([.C163];[.E163];[.G163];[.I163]))" office:value-type="float" office:value="119.845046645935" calcext:value-type="float">
            <text:p>119.845046645935</text:p>
          </table:table-cell>
          <table:table-cell table:formula="of:=((SUM(;[.B163];[.D163];[.F163];[.H163])/[.O163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63]/[.L163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63];[.G163];[.E163];[.C163];)" office:value-type="float" office:value="9704" calcext:value-type="float">
            <text:p>9704</text:p>
          </table:table-cell>
          <table:table-cell table:formula="of:=1/(SUM([.B163];[.D163];[.F163];[.H163])/SUM([.C163];[.E163];[.G163];[.I163])+([.U163]/100))" office:value-type="float" office:value="119.845046645935" calcext:value-type="float">
            <text:p>119.845046645935</text:p>
          </table:table-cell>
          <table:table-cell table:formula="of:=1/(SUM([.B163];[.D163];[.F163];[.H163])/SUM([.C163];[.E163];[.G163];[.I163])-([.U163]/100))" office:value-type="float" office:value="119.845046645935" calcext:value-type="float">
            <text:p>119.845046645935</text:p>
          </table:table-cell>
          <table:table-cell table:number-columns-repeated="2"/>
          <table:table-cell table:formula="of:=1.96*SQRT((([.K163]/100)*(1-([.K163]/100)))/[.O163])*100" office:value-type="float" office:value="0.180988562792305" calcext:value-type="float">
            <text:p>0.1809885627923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4];[.D164];[.F164];[.H164])/SUM([.C164];[.E164];[.G164];[.I164]))" office:value-type="float" office:value="122.748585795097" calcext:value-type="float">
            <text:p>122.748585795097</text:p>
          </table:table-cell>
          <table:table-cell table:formula="of:=((SUM(;[.B164];[.D164];[.F164];[.H164])/[.O164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64]/[.L164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64];[.G164];[.E164];[.C164];)" office:value-type="float" office:value="9704" calcext:value-type="float">
            <text:p>9704</text:p>
          </table:table-cell>
          <table:table-cell table:formula="of:=1/(SUM([.B164];[.D164];[.F164];[.H164])/SUM([.C164];[.E164];[.G164];[.I164])+([.U164]/100))" office:value-type="float" office:value="122.748585795097" calcext:value-type="float">
            <text:p>122.748585795097</text:p>
          </table:table-cell>
          <table:table-cell table:formula="of:=1/(SUM([.B164];[.D164];[.F164];[.H164])/SUM([.C164];[.E164];[.G164];[.I164])-([.U164]/100))" office:value-type="float" office:value="122.748585795097" calcext:value-type="float">
            <text:p>122.748585795097</text:p>
          </table:table-cell>
          <table:table-cell table:number-columns-repeated="2"/>
          <table:table-cell table:formula="of:=1.96*SQRT((([.K164]/100)*(1-([.K164]/100)))/[.O164])*100" office:value-type="float" office:value="0.17885296441495" calcext:value-type="float">
            <text:p>0.17885296441495</text:p>
          </table:table-cell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5];[.D165];[.F165];[.H165])/SUM([.C165];[.E165];[.G165];[.I165]))" office:value-type="float" office:value="129.436330486518" calcext:value-type="float">
            <text:p>129.436330486518</text:p>
          </table:table-cell>
          <table:table-cell table:formula="of:=((SUM(;[.B165];[.D165];[.F165];[.H165])/[.O165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65];[.G165];[.E165];[.C165];)" office:value-type="float" office:value="9704" calcext:value-type="float">
            <text:p>9704</text:p>
          </table:table-cell>
          <table:table-cell table:formula="of:=1/(SUM([.B165];[.D165];[.F165];[.H165])/SUM([.C165];[.E165];[.G165];[.I165])+([.U165]/100))" office:value-type="float" office:value="129.436330486518" calcext:value-type="float">
            <text:p>129.436330486518</text:p>
          </table:table-cell>
          <table:table-cell table:formula="of:=1/(SUM([.B165];[.D165];[.F165];[.H165])/SUM([.C165];[.E165];[.G165];[.I165])-([.U165]/100))" office:value-type="float" office:value="129.436330486518" calcext:value-type="float">
            <text:p>129.436330486518</text:p>
          </table:table-cell>
          <table:table-cell table:number-columns-repeated="2"/>
          <table:table-cell table:formula="of:=1.96*SQRT((([.K165]/100)*(1-([.K165]/100)))/[.O165])*100" office:value-type="float" office:value="0.174208134318535" calcext:value-type="float">
            <text:p>0.1742081343185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6];[.D166];[.F166];[.H166])/SUM([.C166];[.E166];[.G166];[.I166]))" office:value-type="float" office:value="134.746324387398" calcext:value-type="float">
            <text:p>134.746324387398</text:p>
          </table:table-cell>
          <table:table-cell table:formula="of:=((SUM(;[.B166];[.D166];[.F166];[.H166])/[.O166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66]/[.L166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66];[.G166];[.E166];[.C166];)" office:value-type="float" office:value="9704" calcext:value-type="float">
            <text:p>9704</text:p>
          </table:table-cell>
          <table:table-cell table:formula="of:=1/(SUM([.B166];[.D166];[.F166];[.H166])/SUM([.C166];[.E166];[.G166];[.I166])+([.U166]/100))" office:value-type="float" office:value="134.746324387398" calcext:value-type="float">
            <text:p>134.746324387398</text:p>
          </table:table-cell>
          <table:table-cell table:formula="of:=1/(SUM([.B166];[.D166];[.F166];[.H166])/SUM([.C166];[.E166];[.G166];[.I166])-([.U166]/100))" office:value-type="float" office:value="134.746324387398" calcext:value-type="float">
            <text:p>134.746324387398</text:p>
          </table:table-cell>
          <table:table-cell table:number-columns-repeated="2"/>
          <table:table-cell table:formula="of:=1.96*SQRT((([.K166]/100)*(1-([.K166]/100)))/[.O166])*100" office:value-type="float" office:value="0.17076728664838" calcext:value-type="float">
            <text:p>0.170767286648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7];[.D167];[.F167];[.H167])/SUM([.C167];[.E167];[.G167];[.I167]))" office:value-type="float" office:value="132.817792985458" calcext:value-type="float">
            <text:p>132.817792985458</text:p>
          </table:table-cell>
          <table:table-cell table:formula="of:=((SUM(;[.B167];[.D167];[.F167];[.H167])/[.O167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67]/[.L167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67];[.G167];[.E167];[.C167];)" office:value-type="float" office:value="9704" calcext:value-type="float">
            <text:p>9704</text:p>
          </table:table-cell>
          <table:table-cell table:formula="of:=1/(SUM([.B167];[.D167];[.F167];[.H167])/SUM([.C167];[.E167];[.G167];[.I167])+([.U167]/100))" office:value-type="float" office:value="132.817792985458" calcext:value-type="float">
            <text:p>132.817792985458</text:p>
          </table:table-cell>
          <table:table-cell table:formula="of:=1/(SUM([.B167];[.D167];[.F167];[.H167])/SUM([.C167];[.E167];[.G167];[.I167])-([.U167]/100))" office:value-type="float" office:value="132.817792985458" calcext:value-type="float">
            <text:p>132.817792985458</text:p>
          </table:table-cell>
          <table:table-cell table:number-columns-repeated="2"/>
          <table:table-cell table:formula="of:=1.96*SQRT((([.K167]/100)*(1-([.K167]/100)))/[.O167])*100" office:value-type="float" office:value="0.171993263084384" calcext:value-type="float">
            <text:p>0.1719932630843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8];[.D168];[.F168];[.H168])/SUM([.C168];[.E168];[.G168];[.I168]))" office:value-type="float" office:value="132.829790851896" calcext:value-type="float">
            <text:p>132.829790851896</text:p>
          </table:table-cell>
          <table:table-cell table:formula="of:=((SUM(;[.B168];[.D168];[.F168];[.H168])/[.O168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68]/[.L168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68];[.G168];[.E168];[.C168];)" office:value-type="float" office:value="9704" calcext:value-type="float">
            <text:p>9704</text:p>
          </table:table-cell>
          <table:table-cell table:formula="of:=1/(SUM([.B168];[.D168];[.F168];[.H168])/SUM([.C168];[.E168];[.G168];[.I168])+([.U168]/100))" office:value-type="float" office:value="132.829790851896" calcext:value-type="float">
            <text:p>132.829790851896</text:p>
          </table:table-cell>
          <table:table-cell table:formula="of:=1/(SUM([.B168];[.D168];[.F168];[.H168])/SUM([.C168];[.E168];[.G168];[.I168])-([.U168]/100))" office:value-type="float" office:value="132.829790851896" calcext:value-type="float">
            <text:p>132.829790851896</text:p>
          </table:table-cell>
          <table:table-cell table:number-columns-repeated="2"/>
          <table:table-cell table:formula="of:=1.96*SQRT((([.K168]/100)*(1-([.K168]/100)))/[.O168])*100" office:value-type="float" office:value="0.171985554177688" calcext:value-type="float">
            <text:p>0.1719855541776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72];[.D172];[.F172];[.H172])/SUM([.C172];[.E172];[.G172];[.I172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73];[.D173];[.F173];[.H173])/SUM([.C173];[.E173];[.G173];[.I173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74];[.D174];[.F174];[.H174])/SUM([.C174];[.E174];[.G174];[.I174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75];[.D175];[.F175];[.H175])/SUM([.C175];[.E175];[.G175];[.I175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76];[.D176];[.F176];[.H176])/SUM([.C176];[.E176];[.G176];[.I176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1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181];[.D181];[.F181];[.H181])/SUM([.C181];[.E181];[.G181];[.I181]))" office:value-type="float" office:value="162.147084100675" calcext:value-type="float">
            <text:p>162.147084100675</text:p>
          </table:table-cell>
          <table:table-cell table:formula="of:=(SUM([.B181];[.D181];[.F181];[.H181])/SUM([.C181];[.E181];[.G181];[.I181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U181]/[.V181]" office:value-type="float" office:value="0.123344802103146" calcext:value-type="float">
            <text:p>0.123344802103146</text:p>
          </table:table-cell>
          <table:table-cell/>
          <table:table-cell table:style-name="Default" table:formula="of:=SUM([.Q181];[.O181];[.M181];[.K181];[.I181];[.G181];[.E181];[.C181];[.S181])" office:value-type="float" office:value="26816" calcext:value-type="float">
            <text:p>26816</text:p>
          </table:table-cell>
          <table:table-cell table:formula="of:=1/(SUM([.B181];[.D181];[.F181];[.H181];[.J181];[.L181];[.N181];[.P181];[.R181])/SUM([.C181];[.E181];[.G181];[.I181];[.K181];[.M181];[.O181];[.Q181];[.S181])+([.AB181]/100))" office:value-type="float" office:value="140.760086372853" calcext:value-type="float">
            <text:p>140.760086372853</text:p>
          </table:table-cell>
          <table:table-cell table:formula="of:=1/(SUM([.B181];[.D181];[.F181];[.H181];[.J181];[.L181];[.N181];[.P181];[.R181])/SUM([.C181];[.E181];[.G181];[.I181];[.U181];[.W181];[.O181];[.Q181];[.S181])-([.AB181]/100))" office:value-type="float" office:value="191.203734200802" calcext:value-type="float">
            <text:p>191.203734200802</text:p>
          </table:table-cell>
          <table:table-cell table:formula="of:=1.96*SQRT((([.U181]/100)*(1-([.U181]/100)))/[.Y181])*100" office:value-type="float" office:value="0.0937046527284405" calcext:value-type="float">
            <text:p>0.0937046527284405</text:p>
          </table:table-cell>
          <table:table-cell table:style-name="Default" table:formula="of:=[.AB181]/[.U181]*100" office:value-type="float" office:value="15.193936206583" calcext:value-type="float">
            <text:p>15.1939362065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182];[.D182];[.F182];[.H182])/SUM([.C182];[.E182];[.G182];[.I182]))" office:value-type="float" office:value="50.0966106218308" calcext:value-type="float">
            <text:p>50.0966106218308</text:p>
          </table:table-cell>
          <table:table-cell table:formula="of:=(SUM([.B182];[.D182];[.F182];[.H182])/SUM([.C182];[.E182];[.G182];[.I182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U182]/[.V182]" office:value-type="float" office:value="0.0907337739825807" calcext:value-type="float">
            <text:p>0.0907337739825807</text:p>
          </table:table-cell>
          <table:table-cell/>
          <table:table-cell table:style-name="Default" table:formula="of:=SUM([.Q182];[.O182];[.M182];[.K182];[.I182];[.G182];[.E182];[.C182];[.S182])" office:value-type="float" office:value="26816" calcext:value-type="float">
            <text:p>26816</text:p>
          </table:table-cell>
          <table:table-cell table:formula="of:=1/(SUM([.B182];[.D182];[.F182];[.H182];[.J182];[.L182];[.N182];[.P182];[.R182])/SUM([.C182];[.E182];[.G182];[.I182];[.K182];[.M182];[.O182];[.Q182];[.S182])+([.AB182]/100))" office:value-type="float" office:value="46.2203080909284" calcext:value-type="float">
            <text:p>46.2203080909284</text:p>
          </table:table-cell>
          <table:table-cell table:formula="of:=1/(SUM([.B182];[.D182];[.F182];[.H182];[.J182];[.L182];[.N182];[.P182];[.R182])/SUM([.C182];[.E182];[.G182];[.I182];[.U182];[.W182];[.O182];[.Q182];[.S182])-([.AB182]/100))" office:value-type="float" office:value="54.6872559459177" calcext:value-type="float">
            <text:p>54.6872559459177</text:p>
          </table:table-cell>
          <table:table-cell table:formula="of:=1.96*SQRT((([.U182]/100)*(1-([.U182]/100)))/[.Y182])*100" office:value-type="float" office:value="0.167408106730314" calcext:value-type="float">
            <text:p>0.167408106730314</text:p>
          </table:table-cell>
          <table:table-cell table:style-name="Default" table:formula="of:=[.AB182]/[.U182]*100" office:value-type="float" office:value="8.38657873780644" calcext:value-type="float">
            <text:p>8.386578737806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183];[.D183];[.F183];[.H183])/SUM([.C183];[.E183];[.G183];[.I183]))" office:value-type="float" office:value="94.4306450227604" calcext:value-type="float">
            <text:p>94.4306450227604</text:p>
          </table:table-cell>
          <table:table-cell table:formula="of:=(SUM([.B183];[.D183];[.F183];[.H183])/SUM([.C183];[.E183];[.G183];[.I183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U183]/[.V183]" office:value-type="float" office:value="0.0962707507580608" calcext:value-type="float">
            <text:p>0.0962707507580608</text:p>
          </table:table-cell>
          <table:table-cell/>
          <table:table-cell table:style-name="Default" table:formula="of:=SUM([.Q183];[.O183];[.M183];[.K183];[.I183];[.G183];[.E183];[.C183];[.S183])" office:value-type="float" office:value="26816" calcext:value-type="float">
            <text:p>26816</text:p>
          </table:table-cell>
          <table:table-cell table:formula="of:=1/(SUM([.B183];[.D183];[.F183];[.H183];[.J183];[.L183];[.N183];[.P183];[.R183])/SUM([.C183];[.E183];[.G183];[.I183];[.K183];[.M183];[.O183];[.Q183];[.S183])+([.AB183]/100))" office:value-type="float" office:value="84.6386239290407" calcext:value-type="float">
            <text:p>84.6386239290407</text:p>
          </table:table-cell>
          <table:table-cell table:formula="of:=1/(SUM([.B183];[.D183];[.F183];[.H183];[.J183];[.L183];[.N183];[.P183];[.R183])/SUM([.C183];[.E183];[.G183];[.I183];[.U183];[.W183];[.O183];[.Q183];[.S183])-([.AB183]/100))" office:value-type="float" office:value="106.790006738219" calcext:value-type="float">
            <text:p>106.790006738219</text:p>
          </table:table-cell>
          <table:table-cell table:formula="of:=1.96*SQRT((([.U183]/100)*(1-([.U183]/100)))/[.Y183])*100" office:value-type="float" office:value="0.122515430450953" calcext:value-type="float">
            <text:p>0.122515430450953</text:p>
          </table:table-cell>
          <table:table-cell table:style-name="Default" table:formula="of:=[.AB183]/[.U183]*100" office:value-type="float" office:value="11.5692111227247" calcext:value-type="float">
            <text:p>11.569211122724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184];[.D184];[.F184];[.H184])/SUM([.C184];[.E184];[.G184];[.I184]))" office:value-type="float" office:value="97.5213766187688" calcext:value-type="float">
            <text:p>97.5213766187688</text:p>
          </table:table-cell>
          <table:table-cell table:formula="of:=(SUM([.B184];[.D184];[.F184];[.H184])/SUM([.C184];[.E184];[.G184];[.I184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U184]/[.V184]" office:value-type="float" office:value="0.0640885128645439" calcext:value-type="float">
            <text:p>0.0640885128645439</text:p>
          </table:table-cell>
          <table:table-cell/>
          <table:table-cell table:style-name="Default" table:formula="of:=SUM([.Q184];[.O184];[.M184];[.K184];[.I184];[.G184];[.E184];[.C184];[.S184])" office:value-type="float" office:value="26816" calcext:value-type="float">
            <text:p>26816</text:p>
          </table:table-cell>
          <table:table-cell table:formula="of:=1/(SUM([.B184];[.D184];[.F184];[.H184];[.J184];[.L184];[.N184];[.P184];[.R184])/SUM([.C184];[.E184];[.G184];[.I184];[.K184];[.M184];[.O184];[.Q184];[.S184])+([.AB184]/100))" office:value-type="float" office:value="87.2604142067334" calcext:value-type="float">
            <text:p>87.2604142067334</text:p>
          </table:table-cell>
          <table:table-cell table:formula="of:=1/(SUM([.B184];[.D184];[.F184];[.H184];[.J184];[.L184];[.N184];[.P184];[.R184])/SUM([.C184];[.E184];[.G184];[.I184];[.U184];[.W184];[.O184];[.Q184];[.S184])-([.AB184]/100))" office:value-type="float" office:value="110.522183434367" calcext:value-type="float">
            <text:p>110.522183434367</text:p>
          </table:table-cell>
          <table:table-cell table:formula="of:=1.96*SQRT((([.U184]/100)*(1-([.U184]/100)))/[.Y184])*100" office:value-type="float" office:value="0.120578812745648" calcext:value-type="float">
            <text:p>0.120578812745648</text:p>
          </table:table-cell>
          <table:table-cell table:style-name="Default" table:formula="of:=[.AB184]/[.U184]*100" office:value-type="float" office:value="11.7590118100123" calcext:value-type="float">
            <text:p>11.75901181001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185];[.D185];[.F185];[.H185])/SUM([.C185];[.E185];[.G185];[.I185]))" office:value-type="float" office:value="289.377616777884" calcext:value-type="float">
            <text:p>289.377616777884</text:p>
          </table:table-cell>
          <table:table-cell table:formula="of:=(SUM([.B185];[.D185];[.F185];[.H185])/SUM([.C185];[.E185];[.G185];[.I185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U185]/[.V185]" office:value-type="float" office:value="0.0575948715461964" calcext:value-type="float">
            <text:p>0.0575948715461964</text:p>
          </table:table-cell>
          <table:table-cell/>
          <table:table-cell table:style-name="Default" table:formula="of:=SUM([.Q185];[.O185];[.M185];[.K185];[.I185];[.G185];[.E185];[.C185];[.S185])" office:value-type="float" office:value="26816" calcext:value-type="float">
            <text:p>26816</text:p>
          </table:table-cell>
          <table:table-cell table:formula="of:=1/(SUM([.B185];[.D185];[.F185];[.H185];[.J185];[.L185];[.N185];[.P185];[.R185])/SUM([.C185];[.E185];[.G185];[.I185];[.K185];[.M185];[.O185];[.Q185];[.S185])+([.AB185]/100))" office:value-type="float" office:value="240.495799576815" calcext:value-type="float">
            <text:p>240.495799576815</text:p>
          </table:table-cell>
          <table:table-cell table:formula="of:=1/(SUM([.B185];[.D185];[.F185];[.H185];[.J185];[.L185];[.N185];[.P185];[.R185])/SUM([.C185];[.E185];[.G185];[.I185];[.U185];[.W185];[.O185];[.Q185];[.S185])-([.AB185]/100))" office:value-type="float" office:value="363.206346938517" calcext:value-type="float">
            <text:p>363.206346938517</text:p>
          </table:table-cell>
          <table:table-cell table:formula="of:=1.96*SQRT((([.U185]/100)*(1-([.U185]/100)))/[.Y185])*100" office:value-type="float" office:value="0.0702384487611229" calcext:value-type="float">
            <text:p>0.0702384487611229</text:p>
          </table:table-cell>
          <table:table-cell table:style-name="Default" table:formula="of:=[.AB185]/[.U185]*100" office:value-type="float" office:value="20.3254349086692" calcext:value-type="float">
            <text:p>20.32543490866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186];[.D186];[.F186];[.H186])/SUM([.C186];[.E186];[.G186];[.I186]))" office:value-type="float" office:value="106.199855988479" calcext:value-type="float">
            <text:p>106.199855988479</text:p>
          </table:table-cell>
          <table:table-cell table:formula="of:=(SUM([.B186];[.D186];[.F186];[.H186])/SUM([.C186];[.E186];[.G186];[.I186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U186]/[.V186]" office:value-type="float" office:value="0.0784684052136319" calcext:value-type="float">
            <text:p>0.0784684052136319</text:p>
          </table:table-cell>
          <table:table-cell/>
          <table:table-cell table:style-name="Default" table:formula="of:=SUM([.Q186];[.O186];[.M186];[.K186];[.I186];[.G186];[.E186];[.C186];[.S186])" office:value-type="float" office:value="26816" calcext:value-type="float">
            <text:p>26816</text:p>
          </table:table-cell>
          <table:table-cell table:formula="of:=1/(SUM([.B186];[.D186];[.F186];[.H186];[.J186];[.L186];[.N186];[.P186];[.R186])/SUM([.C186];[.E186];[.G186];[.I186];[.K186];[.M186];[.O186];[.Q186];[.S186])+([.AB186]/100))" office:value-type="float" office:value="94.5879750620299" calcext:value-type="float">
            <text:p>94.5879750620299</text:p>
          </table:table-cell>
          <table:table-cell table:formula="of:=1/(SUM([.B186];[.D186];[.F186];[.H186];[.J186];[.L186];[.N186];[.P186];[.R186])/SUM([.C186];[.E186];[.G186];[.I186];[.U186];[.W186];[.O186];[.Q186];[.S186])-([.AB186]/100))" office:value-type="float" office:value="121.066977614518" calcext:value-type="float">
            <text:p>121.066977614518</text:p>
          </table:table-cell>
          <table:table-cell table:formula="of:=1.96*SQRT((([.U186]/100)*(1-([.U186]/100)))/[.Y186])*100" office:value-type="float" office:value="0.115595976410091" calcext:value-type="float">
            <text:p>0.115595976410091</text:p>
          </table:table-cell>
          <table:table-cell table:style-name="Default" table:formula="of:=[.AB186]/[.U186]*100" office:value-type="float" office:value="12.2762760475993" calcext:value-type="float">
            <text:p>12.27627604759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187];[.D187];[.F187];[.H187])/SUM([.C187];[.E187];[.G187];[.I187]))" office:value-type="float" office:value="17.9071633237822" calcext:value-type="float">
            <text:p>17.9071633237822</text:p>
          </table:table-cell>
          <table:table-cell table:formula="of:=(SUM([.B187];[.D187];[.F187];[.H187])/SUM([.C187];[.E187];[.G187];[.I187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U187]/[.V187]" office:value-type="float" office:value="0.372290493258235" calcext:value-type="float">
            <text:p>0.372290493258235</text:p>
          </table:table-cell>
          <table:table-cell/>
          <table:table-cell table:style-name="Default" table:formula="of:=SUM([.Q187];[.O187];[.M187];[.K187];[.I187];[.G187];[.E187];[.C187];[.S187])" office:value-type="float" office:value="6944" calcext:value-type="float">
            <text:p>6944</text:p>
          </table:table-cell>
          <table:table-cell table:formula="of:=1/(SUM([.B187];[.D187];[.F187];[.H187];[.J187];[.L187];[.N187];[.P187];[.R187])/SUM([.C187];[.E187];[.G187];[.I187];[.K187];[.M187];[.O187];[.Q187];[.S187])+([.AB187]/100))" office:value-type="float" office:value="16.328024759784" calcext:value-type="float">
            <text:p>16.328024759784</text:p>
          </table:table-cell>
          <table:table-cell table:formula="of:=1/(SUM([.B187];[.D187];[.F187];[.H187];[.J187];[.L187];[.N187];[.P187];[.R187])/SUM([.C187];[.E187];[.G187];[.I187];[.U187];[.W187];[.O187];[.Q187];[.S187])-([.AB187]/100))" office:value-type="float" office:value="19.8432814892222" calcext:value-type="float">
            <text:p>19.8432814892222</text:p>
          </table:table-cell>
          <table:table-cell table:formula="of:=1.96*SQRT((([.U187]/100)*(1-([.U187]/100)))/[.Y187])*100" office:value-type="float" office:value="0.540082113632623" calcext:value-type="float">
            <text:p>0.540082113632623</text:p>
          </table:table-cell>
          <table:table-cell table:style-name="Default" table:formula="of:=[.AB187]/[.U187]*100" office:value-type="float" office:value="9.6713386170729" calcext:value-type="float">
            <text:p>9.671338617072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188];[.D188];[.F188];[.H188])/SUM([.B181];[.E188];[.G188];[.I188]))" office:value-type="float" office:value="11.2536040609137" calcext:value-type="float">
            <text:p>11.2536040609137</text:p>
          </table:table-cell>
          <table:table-cell table:formula="of:=(SUM([.B188];[.D188];[.F188];[.H188])/SUM([.C188];[.E188];[.G188];[.I188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U188]/[.V188]" office:value-type="float" office:value="0.500114311842707" calcext:value-type="float">
            <text:p>0.500114311842707</text:p>
          </table:table-cell>
          <table:table-cell/>
          <table:table-cell table:style-name="Default" table:formula="of:=SUM([.Q188];[.O188];[.M188];[.K188];[.I188];[.G188];[.E188];[.C188];[.S188])" office:value-type="float" office:value="1944" calcext:value-type="float">
            <text:p>1944</text:p>
          </table:table-cell>
          <table:table-cell table:formula="of:=1/(SUM([.B188];[.D188];[.F188];[.H188];[.J188];[.L188];[.N188];[.P188];[.R188])/SUM([.C188];[.E188];[.G188];[.I188];[.K188];[.M188];[.O188];[.Q188];[.S188])+([.AB188]/100))" office:value-type="float" office:value="9.73295445944555" calcext:value-type="float">
            <text:p>9.73295445944555</text:p>
          </table:table-cell>
          <table:table-cell table:formula="of:=1/(SUM([.B188];[.D188];[.F188];[.H188];[.J188];[.L188];[.N188];[.P188];[.R188])/SUM([.C188];[.E188];[.G188];[.I188];[.U188];[.W188];[.O188];[.Q188];[.S188])-([.AB188]/100))" office:value-type="float" office:value="13.0107447092202" calcext:value-type="float">
            <text:p>13.0107447092202</text:p>
          </table:table-cell>
          <table:table-cell table:formula="of:=1.96*SQRT((([.U188]/100)*(1-([.U188]/100)))/[.Y188])*100" office:value-type="float" office:value="1.27231492362589" calcext:value-type="float">
            <text:p>1.27231492362589</text:p>
          </table:table-cell>
          <table:table-cell table:style-name="Default" table:formula="of:=[.AB188]/[.U188]*100" office:value-type="float" office:value="14.1336012087356" calcext:value-type="float">
            <text:p>14.13360120873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/>
          <table:table-cell table:formula="of:=(SUM([.B189];[.D189];[.F189];[.H189])/SUM([.C189];[.E189];[.G189];[.I189]))*100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Y191]" office:value-type="float" office:value="709.714285714286" calcext:value-type="float">
            <text:p>709.7142857142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Others Pull Rate</text:p>
          </table:table-cell>
          <table:table-cell table:style-name="ce23" table:formula="of:=[.U184]-[.Y191]" office:value-type="float" office:value="1.02400718811934" calcext:value-type="float">
            <text:p>1.02400718811934</text:p>
          </table:table-cell>
          <table:table-cell table:style-name="ce23" table:formula="of:=1/[.Y192]" office:value-type="float" office:value="0.976555644923325" calcext:value-type="float">
            <text:p>0.9765556449233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4];[.D194];[.F194];[.H194])/SUM([.C194];[.E194];[.G194];[.I194]))" office:value-type="float" office:value="78.0364741641337" calcext:value-type="float">
            <text:p>78.0364741641337</text:p>
          </table:table-cell>
          <table:table-cell table:formula="of:=(SUM([.B194];[.D194];[.F194];[.H194])/SUM([.C194];[.E194];[.G194];[.I194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94]/[.L194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5];[.D195];[.F195];[.H195])/SUM([.C195];[.E195];[.G195];[.I195]))" office:value-type="float" office:value="56.3026315789474" calcext:value-type="float">
            <text:p>56.3026315789474</text:p>
          </table:table-cell>
          <table:table-cell table:formula="of:=(SUM([.B195];[.D195];[.F195];[.H195])/SUM([.C195];[.E195];[.G195];[.I195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95]/[.L195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6];[.D196];[.F196];[.H196])/SUM([.C196];[.E196];[.G196];[.I196]))" office:value-type="float" office:value="132.340206185567" calcext:value-type="float">
            <text:p>132.340206185567</text:p>
          </table:table-cell>
          <table:table-cell table:formula="of:=(SUM([.B196];[.D196];[.F196];[.H196])/SUM([.C196];[.E196];[.G196];[.I196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96]/[.L196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7];[.D197];[.F197];[.H197])/SUM([.C197];[.E197];[.G197];[.I197]))" office:value-type="float" office:value="95.7985074626866" calcext:value-type="float">
            <text:p>95.7985074626866</text:p>
          </table:table-cell>
          <table:table-cell table:formula="of:=(SUM([.B197];[.D197];[.F197];[.H197])/SUM([.C197];[.E197];[.G197];[.I197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97]/[.L197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8];[.D198];[.F198];[.H198])/SUM([.C198];[.E198];[.G198];[.I198]))" office:value-type="float" office:value="611.285714285714" calcext:value-type="float">
            <text:p>611.285714285714</text:p>
          </table:table-cell>
          <table:table-cell table:formula="of:=(SUM([.B198];[.D198];[.F198];[.H198])/SUM([.C198];[.E198];[.G198];[.I198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98]/[.L198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9];[.D199];[.F199];[.H199])/SUM([.C199];[.E199];[.G199];[.I199]))" office:value-type="float" office:value="106.53112033195" calcext:value-type="float">
            <text:p>106.53112033195</text:p>
          </table:table-cell>
          <table:table-cell table:formula="of:=(SUM([.B199];[.D199];[.F199];[.H199])/SUM([.C199];[.E199];[.G199];[.I199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99]/[.L199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00];[.D200];[.F200];[.H200])/SUM([.C200];[.E200];[.G200];[.I200]))" office:value-type="float" office:value="24.2555910543131" calcext:value-type="float">
            <text:p>24.2555910543131</text:p>
          </table:table-cell>
          <table:table-cell table:formula="of:=(SUM([.B200];[.D200];[.F200];[.H200])/SUM([.C200];[.E200];[.G200];[.I200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200]/[.L200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01];[.D201];[.F201];[.H201])/SUM([.C201];[.E201];[.G201];[.I201]))" office:value-type="float" office:value="7.89189189189189" calcext:value-type="float">
            <text:p>7.89189189189189</text:p>
          </table:table-cell>
          <table:table-cell table:formula="of:=(SUM([.B201];[.D201];[.F201];[.H201])/SUM([.C201];[.E201];[.G201];[.I201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201]/[.L201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202];[.D202];[.F202];[.H202])/SUM([.C202];[.E202];[.G202];[.I202]))" office:value-type="string" office:string-value="" calcext:value-type="error">
            <text:p>#DIV/0!</text:p>
          </table:table-cell>
          <table:table-cell table:formula="of:=(SUM([.B202];[.D202];[.F202];[.H202])/SUM([.C202];[.E202];[.G202];[.I202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07];[.D207];[.F207];[.H207])/SUM([.C207];[.E207];[.G207];[.I207]))" office:value-type="float" office:value="71.523178807947" calcext:value-type="float">
            <text:p>71.523178807947</text:p>
          </table:table-cell>
          <table:table-cell table:formula="of:=(SUM([.B207];[.D207];[.F207];[.H207])/SUM([.C207];[.E207];[.G207];[.I207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207]/[.L207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08];[.D208];[.F208];[.H208])/SUM([.C208];[.E208];[.G208];[.I208]))" office:value-type="float" office:value="54.9618320610687" calcext:value-type="float">
            <text:p>54.9618320610687</text:p>
          </table:table-cell>
          <table:table-cell table:formula="of:=(SUM([.B208];[.D208];[.F208];[.H208])/SUM([.C208];[.E208];[.G208];[.I208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208]/[.L208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208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09];[.D209];[.F209];[.H209])/SUM([.C209];[.E209];[.G209];[.I209]))" office:value-type="float" office:value="158.823529411765" calcext:value-type="float">
            <text:p>158.823529411765</text:p>
          </table:table-cell>
          <table:table-cell table:formula="of:=(SUM([.B209];[.D209];[.F209];[.H209])/SUM([.C209];[.E209];[.G209];[.I209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209]/[.L209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207]-[.O208]" office:value-type="float" office:value="1.39666263193126" calcext:value-type="float">
            <text:p>1.39666263193126</text:p>
          </table:table-cell>
          <table:table-cell table:style-name="ce23" table:formula="of:=1/[.O209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10];[.D210];[.F210];[.H210])/SUM([.C210];[.E210];[.G210];[.I210]))" office:value-type="float" office:value="91.1392405063291" calcext:value-type="float">
            <text:p>91.1392405063291</text:p>
          </table:table-cell>
          <table:table-cell table:formula="of:=(SUM([.B210];[.D210];[.F210];[.H210])/SUM([.C210];[.E210];[.G210];[.I210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210]/[.L210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11];[.D211];[.F211];[.H211])/SUM([.C211];[.E211];[.G211];[.I211]))" office:value-type="float" office:value="696.774193548387" calcext:value-type="float">
            <text:p>696.774193548387</text:p>
          </table:table-cell>
          <table:table-cell table:formula="of:=(SUM([.B211];[.D211];[.F211];[.H211])/SUM([.C211];[.E211];[.G211];[.I211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211]/[.L211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12];[.D212];[.F212];[.H212])/SUM([.C212];[.E212];[.G212];[.I212]))" office:value-type="float" office:value="106.4039408867" calcext:value-type="float">
            <text:p>106.4039408867</text:p>
          </table:table-cell>
          <table:table-cell table:formula="of:=(SUM([.B212];[.D212];[.F212];[.H212])/SUM([.C212];[.E212];[.G212];[.I212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212]/[.L212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13];[.D213];[.F213];[.H213])/SUM([.C213];[.E213];[.G213];[.I213]))" office:value-type="float" office:value="23.0327868852459" calcext:value-type="float">
            <text:p>23.0327868852459</text:p>
          </table:table-cell>
          <table:table-cell table:formula="of:=(SUM([.B213];[.D213];[.F213];[.H213])/SUM([.C213];[.E213];[.G213];[.I213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213]/[.L213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14];[.D214];[.F214];[.H214])/SUM([.C214];[.E214];[.G214];[.I214]))" office:value-type="float" office:value="8.26470588235294" calcext:value-type="float">
            <text:p>8.26470588235294</text:p>
          </table:table-cell>
          <table:table-cell table:formula="of:=(SUM([.B214];[.D214];[.F214];[.H214])/SUM([.C214];[.E214];[.G214];[.I214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214]/[.L214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215];[.D215];[.F215];[.H215])/SUM([.C215];[.E215];[.G215];[.I215]))" office:value-type="string" office:string-value="" calcext:value-type="error">
            <text:p>#DIV/0!</text:p>
          </table:table-cell>
          <table:table-cell table:formula="of:=(SUM([.B215];[.D215];[.F215];[.H215])/SUM([.C215];[.E215];[.G215];[.I215]))*100" office:value-type="string" office:string-value="" calcext:value-type="error">
            <text:p>#DIV/0!</text:p>
          </table:table-cell>
          <table:table-cell/>
          <table:table-cell table:formula="of:=[.K215]/[.L2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0];[.D220];[.F220];[.F220])/SUM([.C220];[.E220];[.G220];[.G220]))" office:value-type="float" office:value="8.96296296296296" calcext:value-type="float">
            <text:p>8.96296296296296</text:p>
          </table:table-cell>
          <table:table-cell table:formula="of:=(SUM([.B220];[.D220];[.F220];[.H220])/SUM([.C220];[.E220];[.G220];[.I220]))*100" office:value-type="float" office:value="11.0765643218033" calcext:value-type="float">
            <text:p>11.0765643218033</text:p>
          </table:table-cell>
          <table:table-cell/>
          <table:table-cell table:formula="of:=[.K220]/[.L220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1];[.D221];[.F221];[.F221])/SUM([.C221];[.E221];[.G221];[.G221]))" office:value-type="float" office:value="19.769014084507" calcext:value-type="float">
            <text:p>19.769014084507</text:p>
          </table:table-cell>
          <table:table-cell table:formula="of:=(SUM([.B221];[.D221];[.F221];[.H221])/SUM([.C221];[.E221];[.G221];[.I221]))*100" office:value-type="float" office:value="5.16906335017489" calcext:value-type="float">
            <text:p>5.16906335017489</text:p>
          </table:table-cell>
          <table:table-cell/>
          <table:table-cell table:formula="of:=[.K221]/[.L221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2];[.D222];[.F222];[.F222])/SUM([.C222];[.E222];[.G222];[.G222]))" office:value-type="float" office:value="81.6046511627907" calcext:value-type="float">
            <text:p>81.6046511627907</text:p>
          </table:table-cell>
          <table:table-cell table:formula="of:=(SUM([.B222];[.D222];[.F222];[.H222])/SUM([.C222];[.E222];[.G222];[.I222]))*100" office:value-type="float" office:value="1.14652157015157" calcext:value-type="float">
            <text:p>1.14652157015157</text:p>
          </table:table-cell>
          <table:table-cell/>
          <table:table-cell table:formula="of:=[.K222]/[.L222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98.766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3];[.D223];[.F223];[.F223])/SUM([.C223];[.E223];[.G223];[.G223]))" office:value-type="float" office:value="31.6126126126126" calcext:value-type="float">
            <text:p>31.6126126126126</text:p>
          </table:table-cell>
          <table:table-cell table:formula="of:=(SUM([.B223];[.D223];[.F223];[.H223])/SUM([.C223];[.E223];[.G223];[.I223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23]/[.L223]" office:value-type="float" office:value="0.376506024096386" calcext:value-type="float">
            <text:p>0.37650602409638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4];[.D224];[.F224];[.F224])/SUM([.C224];[.E224];[.G224];[.G224]))" office:value-type="float" office:value="17.2432432432432" calcext:value-type="float">
            <text:p>17.2432432432432</text:p>
          </table:table-cell>
          <table:table-cell table:formula="of:=(SUM([.B224];[.D224];[.F224];[.H224])/SUM([.C224];[.E224];[.G224];[.I224]))*100" office:value-type="float" office:value="5.73260785075787" calcext:value-type="float">
            <text:p>5.73260785075787</text:p>
          </table:table-cell>
          <table:table-cell/>
          <table:table-cell table:formula="of:=[.K224]/[.L224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5];[.D225];[.F225];[.F225])/SUM([.C225];[.E225];[.G225];[.G225]))" office:value-type="float" office:value="4.45587301587302" calcext:value-type="float">
            <text:p>4.45587301587302</text:p>
          </table:table-cell>
          <table:table-cell table:formula="of:=(SUM([.B225];[.D225];[.F225];[.H225])/SUM([.C225];[.E225];[.G225];[.I225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25]/[.L225]" office:value-type="float" office:value="0.21712158808933" calcext:value-type="float">
            <text:p>0.2171215880893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6];[.D226];[.F226];[.F226])/SUM([.C226];[.E226];[.G226];[.G226]))" office:value-type="float" office:value="15.9438943894389" calcext:value-type="float">
            <text:p>15.9438943894389</text:p>
          </table:table-cell>
          <table:table-cell table:formula="of:=(SUM([.B226];[.D226];[.F226];[.H226])/SUM([.C226];[.E226];[.G226];[.I226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26]/[.L226]" office:value-type="float" office:value="0.717209267395141" calcext:value-type="float">
            <text:p>0.7172092673951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7];[.D227];[.F227];[.F227])/SUM([.C227];[.E227];[.G227];[.G227]))" office:value-type="float" office:value="28.0872093023256" calcext:value-type="float">
            <text:p>28.0872093023256</text:p>
          </table:table-cell>
          <table:table-cell table:formula="of:=(SUM([.B227];[.D227];[.F227];[.H227])/SUM([.C227];[.E227];[.G227];[.I227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27]/[.L227]" office:value-type="float" office:value="0.482788586877806" calcext:value-type="float">
            <text:p>0.48278858687780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28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8];[.D228];[.F228];[.F228])/SUM([.C228];[.E228];[.G228];[.G228]))" office:value-type="float" office:value="98.8450704225352" calcext:value-type="float">
            <text:p>98.8450704225352</text:p>
          </table:table-cell>
          <table:table-cell table:formula="of:=(SUM([.B228];[.D228];[.F228];[.H228])/SUM([.C228];[.E228];[.G228];[.I228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28]/[.L228]" office:value-type="float" office:value="0.476097940147688" calcext:value-type="float">
            <text:p>0.47609794014768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29];[.D229];[.F229];[.F229])/SUM([.C229];[.E229];[.G229];[.G229]))" office:value-type="float" office:value="192.588235294118" calcext:value-type="float">
            <text:p>192.588235294118</text:p>
          </table:table-cell>
          <table:table-cell table:formula="of:=(SUM([.B229];[.D229];[.F229];[.H229])/SUM([.C229];[.E229];[.G229];[.I229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29]/[.L229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34];[.D234];[.F234];[.H234])/SUM([.C234];[.E234];[.G234];[.I234]))" office:value-type="float" office:value="5.59443339960239" calcext:value-type="float">
            <text:p>5.59443339960239</text:p>
          </table:table-cell>
          <table:table-cell table:formula="of:=(SUM([.B234];[.D234];[.F234];[.H234])/SUM([.C234];[.E234];[.G234];[.I234]))*100" office:value-type="float" office:value="17.8749111584932" calcext:value-type="float">
            <text:p>17.8749111584932</text:p>
          </table:table-cell>
          <table:table-cell/>
          <table:table-cell table:formula="of:=[.K234]/[.L23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35];[.D235];[.F235];[.H235])/SUM([.C235];[.E235];[.G235];[.I235]))" office:value-type="float" office:value="7.56293706293706" calcext:value-type="float">
            <text:p>7.56293706293706</text:p>
          </table:table-cell>
          <table:table-cell table:formula="of:=(SUM([.B235];[.D235];[.F235];[.H235])/SUM([.C235];[.E235];[.G235];[.I235]))*100" office:value-type="float" office:value="13.2223763291724" calcext:value-type="float">
            <text:p>13.2223763291724</text:p>
          </table:table-cell>
          <table:table-cell/>
          <table:table-cell table:formula="of:=[.K235]/[.L23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36];[.D236];[.F236];[.H236])/SUM([.C236];[.E236];[.G236];[.I236]))" office:value-type="float" office:value="22.53125" calcext:value-type="float">
            <text:p>22.53125</text:p>
          </table:table-cell>
          <table:table-cell table:formula="of:=(SUM([.B236];[.D236];[.F236];[.H236])/SUM([.C236];[.E236];[.G236];[.I236]))*100" office:value-type="float" office:value="4.43828016643551" calcext:value-type="float">
            <text:p>4.43828016643551</text:p>
          </table:table-cell>
          <table:table-cell/>
          <table:table-cell table:formula="of:=[.K236]/[.L2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37];[.D237];[.F237];[.H237])/SUM([.C237];[.E237];[.G237];[.I237]))" office:value-type="float" office:value="36.05" calcext:value-type="float">
            <text:p>36.05</text:p>
          </table:table-cell>
          <table:table-cell table:formula="of:=(SUM([.B237];[.D237];[.F237];[.H237])/SUM([.C237];[.E237];[.G237];[.I237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37]/[.L237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38];[.D238];[.F238];[.H238])/SUM([.C238];[.E238];[.G238];[.I238]))" office:value-type="float" office:value="81.622641509434" calcext:value-type="float">
            <text:p>81.622641509434</text:p>
          </table:table-cell>
          <table:table-cell table:formula="of:=(SUM([.B238];[.D238];[.F238];[.H238])/SUM([.C238];[.E238];[.G238];[.I238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38]/[.L238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39];[.D239];[.F239];[.H239])/SUM([.C239];[.E239];[.G239];[.I239]))" office:value-type="float" office:value="72.1" calcext:value-type="float">
            <text:p>72.1</text:p>
          </table:table-cell>
          <table:table-cell table:formula="of:=(SUM([.B239];[.D239];[.F239];[.H239])/SUM([.C239];[.E239];[.G239];[.I239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39]/[.L239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40];[.D240];[.F240];[.H240])/SUM([.C240];[.E240];[.G240];[.I240]))" office:value-type="float" office:value="96.1333333333333" calcext:value-type="float">
            <text:p>96.1333333333333</text:p>
          </table:table-cell>
          <table:table-cell table:formula="of:=(SUM([.B240];[.D240];[.F240];[.H240])/SUM([.C240];[.E240];[.G240];[.I240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40]/[.L240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41];[.D241];[.F241];[.H241])/SUM([.C241];[.E241];[.G241];[.I241]))" office:value-type="float" office:value="17.8760330578512" calcext:value-type="float">
            <text:p>17.8760330578512</text:p>
          </table:table-cell>
          <table:table-cell table:formula="of:=(SUM([.B241];[.D241];[.F241];[.H241])/SUM([.C241];[.E241];[.G241];[.I241]))*100" office:value-type="float" office:value="5.59408229311142" calcext:value-type="float">
            <text:p>5.59408229311142</text:p>
          </table:table-cell>
          <table:table-cell/>
          <table:table-cell table:formula="of:=[.K241]/[.L24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34:.K240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46];[.D246];[.F246];[.H246])/SUM([.C246];[.E246];[.G246];[.I246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47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47];[.D247];[.F247];[.H247])/SUM([.C247];[.E247];[.G247];[.I247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48];[.D248];[.F248];[.H248])/SUM([.C248];[.E248];[.G248];[.I248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49];[.D249];[.F249];[.H249])/SUM([.C249];[.E249];[.G249];[.I249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50];[.D250];[.F250];[.H250])/SUM([.C250];[.E250];[.G250];[.I250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51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51];[.D251];[.F251];[.H251])/SUM([.C251];[.E251];[.G251];[.I251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52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52];[.D252];[.F252];[.H252])/SUM([.C252];[.E252];[.G252];[.I252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53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53];[.D253];[.F253];[.H253])/SUM([.C253];[.E253];[.G253];[.I253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62];[.D262];[.F262];[.H262])/SUM([.C262];[.E262];[.G262];[.I262]))" office:value-type="float" office:value="5.72944297082228" calcext:value-type="float">
            <text:p>5.72944297082228</text:p>
          </table:table-cell>
          <table:table-cell table:formula="of:=(SUM([.B262];[.D262];[.F262];[.H262])/SUM([.C262];[.E262];[.G262];[.I262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63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3];[.D263];[.F263];[.H263])/SUM([.C263];[.E263];[.G263];[.I263]))" office:value-type="float" office:value="7.04020842667729" calcext:value-type="float">
            <text:p>7.04020842667729</text:p>
          </table:table-cell>
          <table:table-cell table:formula="of:=(SUM([.B263];[.D263];[.F263];[.H263])/SUM([.C263];[.E263];[.G263];[.I263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64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4];[.D264];[.F264];[.H264])/SUM([.C264];[.E264];[.G264];[.I264]))" office:value-type="float" office:value="44.7120198134584" calcext:value-type="float">
            <text:p>44.7120198134584</text:p>
          </table:table-cell>
          <table:table-cell table:formula="of:=(SUM([.B264];[.D264];[.F264];[.H264])/SUM([.C264];[.E264];[.G264];[.I264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5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5];[.D265];[.F265];[.H265])/SUM([.C265];[.E265];[.G265];[.I265]))" office:value-type="float" office:value="35.0080970407121" calcext:value-type="float">
            <text:p>35.0080970407121</text:p>
          </table:table-cell>
          <table:table-cell table:formula="of:=(SUM([.B265];[.D265];[.F265];[.H265])/SUM([.C265];[.E265];[.G265];[.I265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66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6];[.D266];[.F266];[.H266])/SUM([.C266];[.E266];[.G266];[.I266]))" office:value-type="float" office:value="109.150785023766" calcext:value-type="float">
            <text:p>109.150785023766</text:p>
          </table:table-cell>
          <table:table-cell table:formula="of:=(SUM([.B266];[.D266];[.F266];[.H266])/SUM([.C266];[.E266];[.G266];[.I266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67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7];[.D267];[.F267];[.H267])/SUM([.C267];[.E267];[.G267];[.I267]))" office:value-type="float" office:value="81.8576920665088" calcext:value-type="float">
            <text:p>81.8576920665088</text:p>
          </table:table-cell>
          <table:table-cell table:formula="of:=(SUM([.B267];[.D267];[.F267];[.H267])/SUM([.C267];[.E267];[.G267];[.I267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68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8];[.D268];[.F268];[.H268])/SUM([.C268];[.E268];[.G268];[.I268]))" office:value-type="float" office:value="107.55005165191" calcext:value-type="float">
            <text:p>107.55005165191</text:p>
          </table:table-cell>
          <table:table-cell table:formula="of:=(SUM([.B268];[.D268];[.F268];[.H268])/SUM([.C268];[.E268];[.G268];[.I268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62:.K268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75];[.D275];[.F275];[.H275])/SUM([.C275];[.E275];[.G275];[.I275]))" office:value-type="float" office:value="56.0454545454545" calcext:value-type="float">
            <text:p>56.0454545454545</text:p>
          </table:table-cell>
          <table:table-cell table:formula="of:=(SUM([.B275];[.D275];[.F275];[.H275])/SUM([.C275];[.E275];[.G275];[.I275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75]/[.L275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76];[.D276];[.F276];[.H276])/SUM([.C276];[.E276];[.G276];[.I276]))" office:value-type="float" office:value="62.9756097560976" calcext:value-type="float">
            <text:p>62.9756097560976</text:p>
          </table:table-cell>
          <table:table-cell table:formula="of:=(SUM([.B276];[.D276];[.F276];[.H276])/SUM([.C276];[.E276];[.G276];[.I276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76]/[.L276]" office:value-type="float" office:value="1.58791634391944" calcext:value-type="float">
            <text:p>1.587916343919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77];[.D277];[.F277];[.H277])/SUM([.C277];[.E277];[.G277];[.I277]))" office:value-type="float" office:value="78.2424242424243" calcext:value-type="float">
            <text:p>78.2424242424243</text:p>
          </table:table-cell>
          <table:table-cell table:formula="of:=(SUM([.B277];[.D277];[.F277];[.H277])/SUM([.C277];[.E277];[.G277];[.I277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77]/[.L277]" office:value-type="float" office:value="1.27807900852053" calcext:value-type="float">
            <text:p>1.2780790085205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78];[.D278];[.F278];[.H278])/SUM([.C278];[.E278];[.G278];[.I278]))" office:value-type="float" office:value="47.7142857142857" calcext:value-type="float">
            <text:p>47.7142857142857</text:p>
          </table:table-cell>
          <table:table-cell table:formula="of:=(SUM([.B278];[.D278];[.F278];[.H278])/SUM([.C278];[.E278];[.G278];[.I278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78]/[.L278]" office:value-type="float" office:value="1.04790419161677" calcext:value-type="float">
            <text:p>1.04790419161677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79];[.D279];[.F279];[.H279])/SUM([.C279];[.E279];[.G279];[.I279]))" office:value-type="float" office:value="76.1818181818182" calcext:value-type="float">
            <text:p>76.1818181818182</text:p>
          </table:table-cell>
          <table:table-cell table:formula="of:=(SUM([.B279];[.D279];[.F279];[.H279])/SUM([.C279];[.E279];[.G279];[.I279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79]/[.L279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80];[.D280];[.F280];[.H280])/SUM([.C280];[.E280];[.G280];[.I280]))" office:value-type="float" office:value="6.60358056265985" calcext:value-type="float">
            <text:p>6.60358056265985</text:p>
          </table:table-cell>
          <table:table-cell table:formula="of:=(SUM([.B280];[.D280];[.F280];[.H280])/SUM([.C280];[.E280];[.G280];[.I280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80]/[.L280]" office:value-type="float" office:value="1.68258886306911" calcext:value-type="float">
            <text:p>1.6825888630691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81];[.D281];[.F281];[.H281])/SUM([.C281];[.E281];[.G281];[.I281]))" office:value-type="float" office:value="4.52892561983471" calcext:value-type="float">
            <text:p>4.52892561983471</text:p>
          </table:table-cell>
          <table:table-cell table:formula="of:=(SUM([.B281];[.D281];[.F281];[.H281])/SUM([.C281];[.E281];[.G281];[.I281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81]/[.L281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82];[.D282];[.F282];[.H282])/SUM([.C282];[.E282];[.G282];[.I282]))" office:value-type="float" office:value="9.15027829313544" calcext:value-type="float">
            <text:p>9.15027829313544</text:p>
          </table:table-cell>
          <table:table-cell table:formula="of:=(SUM([.B282];[.D282];[.F282];[.H282])/SUM([.C282];[.E282];[.G282];[.I282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82]/[.L282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83];[.D283];[.F283];[.H283])/SUM([.C283];[.E283];[.G283];[.I283]))" office:value-type="float" office:value="30.3636363636364" calcext:value-type="float">
            <text:p>30.3636363636364</text:p>
          </table:table-cell>
          <table:table-cell table:formula="of:=(SUM([.B283];[.D283];[.F283];[.H283])/SUM([.C283];[.E283];[.G283];[.I283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83]/[.L283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table:formula="of:=[.C288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88];[.D288];[.F288];[.H288])/SUM([.C288];[.E288];[.G288];[.I288]))" office:value-type="float" office:value="111.111111111111" calcext:value-type="float">
            <text:p>111.111111111111</text:p>
          </table:table-cell>
          <table:table-cell table:formula="of:=(SUM([.B288];[.D288];[.F288];[.H288])/SUM([.C288];[.E288];[.G288];[.I288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88]/[.L288]" office:value-type="float" office:value="0.1" calcext:value-type="float">
            <text:p>0.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9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89];[.D289];[.F289];[.H289])/SUM([.C289];[.E289];[.G289];[.I289]))" office:value-type="float" office:value="69.4444444444444" calcext:value-type="float">
            <text:p>69.4444444444444</text:p>
          </table:table-cell>
          <table:table-cell table:formula="of:=(SUM([.B289];[.D289];[.F289];[.H289])/SUM([.C289];[.E289];[.G289];[.I289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89]/[.L289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90];[.D290];[.F290];[.H290])/SUM([.C290];[.E290];[.G290];[.I290]))" office:value-type="float" office:value="31.3846153846154" calcext:value-type="float">
            <text:p>31.3846153846154</text:p>
          </table:table-cell>
          <table:table-cell table:formula="of:=(SUM([.B290];[.D290];[.F290];[.H290])/SUM([.C290];[.E290];[.G290];[.I290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90]/[.L290]" office:value-type="float" office:value="0.187427912341407" calcext:value-type="float">
            <text:p>0.187427912341407</text:p>
          </table:table-cell>
          <table:table-cell table:formula="of:=([.K290]-([.M291]*([.L290]-4)))/4" office:value-type="float" office:value="0.16226397966594" calcext:value-type="float">
            <text:p>0.16226397966594</text:p>
          </table:table-cell>
          <table:table-cell table:style-name="ce23" table:formula="of:=1/(4*[.N290])" office:value-type="float" office:value="1.5406993006993" calcext:value-type="float">
            <text:p>1.5406993006993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91];[.D291];[.F291];[.H291])/SUM([.C291];[.E291];[.G291];[.I291]))" office:value-type="float" office:value="85.3953488372093" calcext:value-type="float">
            <text:p>85.3953488372093</text:p>
          </table:table-cell>
          <table:table-cell table:formula="of:=(SUM([.B291];[.D291];[.F291];[.H291])/SUM([.C291];[.E291];[.G291];[.I291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91]/[.L291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table:formula="of:=[.C292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92];[.D292];[.F292];[.H292])/SUM([.C292];[.E292];[.G292];[.I292]))" office:value-type="float" office:value="8.28006904735545" calcext:value-type="float">
            <text:p>8.28006904735545</text:p>
          </table:table-cell>
          <table:table-cell table:formula="of:=(SUM([.B292];[.D292];[.F292];[.H292])/SUM([.C292];[.E292];[.G292];[.I292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92]/[.L292]" office:value-type="float" office:value="0.710423174919685" calcext:value-type="float">
            <text:p>0.710423174919685</text:p>
          </table:table-cell>
          <table:table-cell table:formula="of:=1/([.M291]*([.L290]-4))" office:value-type="float" office:value="0.394132379248658" calcext:value-type="float">
            <text:p>0.394132379248658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03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03];[.D303];[.F303];[.H303])/SUM([.C303];[.E303];[.G303];[.I303]))" office:value-type="float" office:value="31.8471337579618" calcext:value-type="float">
            <text:p>31.8471337579618</text:p>
          </table:table-cell>
          <table:table-cell table:formula="of:=(SUM([.B303];[.D303];[.F303];[.H303])/SUM([.C303];[.E303];[.G303];[.I303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303]/[.L303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04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04];[.D304];[.F304];[.H304])/SUM([.C304];[.E304];[.G304];[.I304]))" office:value-type="float" office:value="79.3650793650794" calcext:value-type="float">
            <text:p>79.3650793650794</text:p>
          </table:table-cell>
          <table:table-cell table:formula="of:=(SUM([.B304];[.D304];[.F304];[.H304])/SUM([.C304];[.E304];[.G304];[.I304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304]/[.L304]" office:value-type="float" office:value="0.1575" calcext:value-type="float">
            <text:p>0.15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10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10];[.D310];[.F310];[.H310])/SUM([.C310];[.E310];[.G310];[.I310]))" office:value-type="float" office:value="47.8468899521531" calcext:value-type="float">
            <text:p>47.8468899521531</text:p>
          </table:table-cell>
          <table:table-cell table:formula="of:=(SUM([.B310];[.D310];[.F310];[.H310])/SUM([.C310];[.E310];[.G310];[.I310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310]/[.L310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11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11];[.D311];[.F311];[.H311])/SUM([.C311];[.E311];[.G311];[.I311]))" office:value-type="float" office:value="59.1715976331361" calcext:value-type="float">
            <text:p>59.1715976331361</text:p>
          </table:table-cell>
          <table:table-cell table:formula="of:=(SUM([.B311];[.D311];[.F311];[.H311])/SUM([.C311];[.E311];[.G311];[.I311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311]/[.L311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15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15];[.D315];[.F315];[.H315])/SUM([.C315];[.E315];[.G315];[.I315]))" office:value-type="float" office:value="43.6681222707424" calcext:value-type="float">
            <text:p>43.6681222707424</text:p>
          </table:table-cell>
          <table:table-cell table:formula="of:=(SUM([.B315];[.D315];[.F315];[.H315])/SUM([.C315];[.E315];[.G315];[.I315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315]/[.L315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16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16];[.D316];[.F316];[.H316])/SUM([.C316];[.E316];[.G316];[.I316]))" office:value-type="float" office:value="78.740157480315" calcext:value-type="float">
            <text:p>78.740157480315</text:p>
          </table:table-cell>
          <table:table-cell table:formula="of:=(SUM([.B316];[.D316];[.F316];[.H316])/SUM([.C316];[.E316];[.G316];[.I316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316]/[.L316]" office:value-type="float" office:value="0.3175" calcext:value-type="float">
            <text:p>0.31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0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20];[.D320];[.F320];[.H320])/SUM([.C320];[.E320];[.G320];[.I320]))" office:value-type="float" office:value="42.9184549356223" calcext:value-type="float">
            <text:p>42.9184549356223</text:p>
          </table:table-cell>
          <table:table-cell table:formula="of:=(SUM([.B320];[.D320];[.F320];[.H320])/SUM([.C320];[.E320];[.G320];[.I320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320]/[.L320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1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21];[.D321];[.F321];[.H321])/SUM([.C321];[.E321];[.G321];[.I321]))" office:value-type="float" office:value="50.761421319797" calcext:value-type="float">
            <text:p>50.761421319797</text:p>
          </table:table-cell>
          <table:table-cell table:formula="of:=(SUM([.B321];[.D321];[.F321];[.H321])/SUM([.C321];[.E321];[.G321];[.I321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21]/[.L321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5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25];[.D325];[.F325];[.H325])/SUM([.C325];[.E325];[.G325];[.I325]))" office:value-type="float" office:value="30.5810397553517" calcext:value-type="float">
            <text:p>30.5810397553517</text:p>
          </table:table-cell>
          <table:table-cell table:formula="of:=(SUM([.B325];[.D325];[.F325];[.H325])/SUM([.C325];[.E325];[.G325];[.I325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25]/[.L325]" office:value-type="float" office:value="0.40875" calcext:value-type="float">
            <text:p>0.40875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6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26];[.D326];[.F326];[.H326])/SUM([.C326];[.E326];[.G326];[.I326]))" office:value-type="float" office:value="84.7457627118644" calcext:value-type="float">
            <text:p>84.7457627118644</text:p>
          </table:table-cell>
          <table:table-cell table:formula="of:=(SUM([.B326];[.D326];[.F326];[.H326])/SUM([.C326];[.E326];[.G326];[.I326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26]/[.L326]" office:value-type="float" office:value="0.393333333333333" calcext:value-type="float">
            <text:p>0.393333333333333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0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30];[.D330];[.F330];[.H330])/SUM([.C330];[.E330];[.G330];[.I330]))" office:value-type="float" office:value="35.7142857142857" calcext:value-type="float">
            <text:p>35.7142857142857</text:p>
          </table:table-cell>
          <table:table-cell table:formula="of:=(SUM([.B330];[.D330];[.F330];[.H330])/SUM([.C330];[.E330];[.G330];[.I330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30]/[.L330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1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31];[.D331];[.F331];[.H331])/SUM([.C331];[.E331];[.G331];[.I331]))" office:value-type="float" office:value="85.4700854700855" calcext:value-type="float">
            <text:p>85.4700854700855</text:p>
          </table:table-cell>
          <table:table-cell table:formula="of:=(SUM([.B331];[.D331];[.F331];[.H331])/SUM([.C331];[.E331];[.G331];[.I331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31]/[.L331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35];[.D335];[.F335];[.H335])/SUM([.C335];[.E335];[.G335];[.I335]))" office:value-type="float" office:value="37.2222222222222" calcext:value-type="float">
            <text:p>37.2222222222222</text:p>
          </table:table-cell>
          <table:table-cell table:formula="of:=(SUM([.B335];[.D335];[.F335];[.H335])/SUM([.C335];[.E335];[.G335];[.I335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35]/[.L335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36];[.D336];[.F336];[.H336])/SUM([.C336];[.E336];[.G336];[.I336]))" office:value-type="float" office:value="80.4" calcext:value-type="float">
            <text:p>80.4</text:p>
          </table:table-cell>
          <table:table-cell table:formula="of:=(SUM([.B336];[.D336];[.F336];[.H336])/SUM([.C336];[.E336];[.G336];[.I336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36]/[.L336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37];[.D337];[.F337];[.H337])/SUM([.C337];[.E337];[.G337];[.I337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40];[.D340];[.F340];[.H340])/SUM([.C340];[.E340];[.G340];[.I340]))" office:value-type="float" office:value="34.8" calcext:value-type="float">
            <text:p>34.8</text:p>
          </table:table-cell>
          <table:table-cell table:formula="of:=(SUM([.B340];[.D340];[.F340];[.H340])/SUM([.C340];[.E340];[.G340];[.I340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40]/[.L340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41];[.D341];[.F341];[.H341])/SUM([.C341];[.E341];[.G341];[.I341]))" office:value-type="float" office:value="139.2" calcext:value-type="float">
            <text:p>139.2</text:p>
          </table:table-cell>
          <table:table-cell table:formula="of:=(SUM([.B341];[.D341];[.F341];[.H341])/SUM([.C341];[.E341];[.G341];[.I341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41]/[.L34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42];[.D342];[.F342];[.H342])/SUM([.C342];[.E342];[.G342];[.I342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47]+[.B348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47]+[.D348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45];[.D345];[.F345];[.H345])/SUM([.C345];[.E345];[.G345];[.I345]))" office:value-type="float" office:value="23.8064447866825" calcext:value-type="float">
            <text:p>23.8064447866825</text:p>
          </table:table-cell>
          <table:table-cell table:formula="of:=(SUM([.B345];[.D345];[.F345];[.H345])/SUM([.C345];[.E345];[.G345];[.I345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45]/[.L345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table:formula="of:=[.C346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46];[.D346];[.F346];[.H346])/SUM([.C346];[.E346];[.G346];[.I346]))" office:value-type="float" office:value="121.145045018097" calcext:value-type="float">
            <text:p>121.145045018097</text:p>
          </table:table-cell>
          <table:table-cell table:formula="of:=(SUM([.B346];[.D346];[.F346];[.H346])/SUM([.C346];[.E346];[.G346];[.I346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46]/[.L346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7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47];[.D347];[.F347];[.H347])/SUM([.C347];[.E347];[.G347];[.I347]))" office:value-type="float" office:value="35.5319260935937" calcext:value-type="float">
            <text:p>35.5319260935937</text:p>
          </table:table-cell>
          <table:table-cell table:formula="of:=(SUM([.B347];[.D347];[.F347];[.H347])/SUM([.C347];[.E347];[.G347];[.I347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47]/[.L347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8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48];[.D348];[.F348];[.H348])/SUM([.C348];[.E348];[.G348];[.I348]))" office:value-type="float" office:value="72.1410758817243" calcext:value-type="float">
            <text:p>72.1410758817243</text:p>
          </table:table-cell>
          <table:table-cell table:formula="of:=(SUM([.B348];[.D348];[.F348];[.H348])/SUM([.C348];[.E348];[.G348];[.I348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48]/[.L348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X</text:p>
          </table:table-cell>
          <table:table-cell table:formula="of:=[.C349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49];[.D349];[.F349];[.H349])/SUM([.C349];[.E349];[.G349];[.I349]))" office:value-type="float" office:value="8.97278255956931" calcext:value-type="float">
            <text:p>8.97278255956931</text:p>
          </table:table-cell>
          <table:table-cell table:formula="of:=(SUM([.B349];[.D349];[.F349];[.H349])/SUM([.C349];[.E349];[.G349];[.I349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49]/[.L349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50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50];[.D350];[.F350];[.H350])/SUM([.C350];[.E350];[.G350];[.I350]))" office:value-type="float" office:value="69.1161663566394" calcext:value-type="float">
            <text:p>69.1161663566394</text:p>
          </table:table-cell>
          <table:table-cell table:formula="of:=(SUM([.B350];[.D350];[.F350];[.H350])/SUM([.C350];[.E350];[.G350];[.I350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50]/[.L350]" office:value-type="float" office:value="0.180854938271605" calcext:value-type="float">
            <text:p>0.180854938271605</text:p>
          </table:table-cell>
          <table:table-cell/>
          <table:table-cell table:style-name="ce23" table:formula="of:=SUM([.O353:.O411])" office:value-type="float" office:value="22" calcext:value-type="float">
            <text:p>22</text:p>
          </table:table-cell>
          <table:table-cell table:style-name="ce23" table:formula="of:=1/([.O350]/56)" office:value-type="float" office:value="2.54545454545455" calcext:value-type="float">
            <text:p>2.54545454545455</text:p>
          </table:table-cell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51];[.D351];[.F351];[.H351])/SUM([.C351];[.E351];[.G351];[.I351]))" office:value-type="float" office:value="6.27906976744186" calcext:value-type="float">
            <text:p>6.27906976744186</text:p>
          </table:table-cell>
          <table:table-cell table:formula="of:=(SUM([.B351];[.D351];[.F351];[.H351])/SUM([.C351];[.E351];[.G351];[.I351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4"/>
          <table:table-cell office:value-type="string" calcext:value-type="string">
            <text:p>https://www.youtube.com/watch?v=esOnNu5alc8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46:.K351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1" table:number-columns-repeated="2"/>
          <table:table-cell table:style-name="ce24"/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8"/>
          <table:table-cell office:value-type="string" calcext:value-type="string">
            <text:p>https://www.youtube.com/watch?v=TwzM1fN97e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62:.K365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62];[.D362];[.F362];[.H362])/SUM([.C362];[.E362];[.G362];[.I362]))" office:value-type="float" office:value="14.4597701149425" calcext:value-type="float">
            <text:p>14.4597701149425</text:p>
          </table:table-cell>
          <table:table-cell table:formula="of:=(SUM([.B362];[.D362];[.F362];[.H362])/SUM([.C362];[.E362];[.G362];[.I362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63];[.D363];[.F363];[.H363])/SUM([.C363];[.E363];[.G363];[.I363]))" office:value-type="float" office:value="4.95609756097561" calcext:value-type="float">
            <text:p>4.95609756097561</text:p>
          </table:table-cell>
          <table:table-cell table:formula="of:=(SUM([.B363];[.D363];[.F363];[.H363])/SUM([.C363];[.E363];[.G363];[.I363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64];[.D364];[.F364];[.H364])/SUM([.C364];[.E364];[.G364];[.I364]))" office:value-type="float" office:value="132.421052631579" calcext:value-type="float">
            <text:p>132.421052631579</text:p>
          </table:table-cell>
          <table:table-cell table:formula="of:=(SUM([.B364];[.D364];[.F364];[.H364])/SUM([.C364];[.E364];[.G364];[.I364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65];[.D365];[.F365];[.H365])/SUM([.C365];[.E365];[.G365];[.I365]))" office:value-type="float" office:value="17.7183098591549" calcext:value-type="float">
            <text:p>17.7183098591549</text:p>
          </table:table-cell>
          <table:table-cell table:formula="of:=(SUM([.B365];[.D365];[.F365];[.H365])/SUM([.C365];[.E365];[.G365];[.I365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66];[.D366];[.F366];[.H366])/SUM([.C366];[.E366];[.G366];[.I366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66];[.D366];[.F366];[.H366])/(SUM([.C366];[.E366];[.G366];[.I366])*(1-([.K361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71:.K374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71];[.D371];[.F371];[.H371])/SUM([.C371];[.E371];[.G371];[.I371]))" office:value-type="float" office:value="7.65957446808511" calcext:value-type="float">
            <text:p>7.65957446808511</text:p>
          </table:table-cell>
          <table:table-cell table:formula="of:=(SUM([.B371];[.D371];[.F371];[.H371])/SUM([.C371];[.E371];[.G371];[.I371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72];[.D372];[.F372];[.H372])/SUM([.C372];[.E372];[.G372];[.I372]))" office:value-type="float" office:value="7.12871287128713" calcext:value-type="float">
            <text:p>7.12871287128713</text:p>
          </table:table-cell>
          <table:table-cell table:formula="of:=(SUM([.B372];[.D372];[.F372];[.H372])/SUM([.C372];[.E372];[.G372];[.I372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73];[.D373];[.F373];[.H373])/SUM([.C373];[.E373];[.G373];[.I373]))" office:value-type="float" office:value="102.857142857143" calcext:value-type="float">
            <text:p>102.857142857143</text:p>
          </table:table-cell>
          <table:table-cell table:formula="of:=(SUM([.B373];[.D373];[.F373];[.H373])/SUM([.C373];[.E373];[.G373];[.I373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74];[.D374];[.F374];[.H374])/SUM([.C374];[.E374];[.G374];[.I374]))" office:value-type="float" office:value="18" calcext:value-type="float">
            <text:p>18</text:p>
          </table:table-cell>
          <table:table-cell table:formula="of:=(SUM([.B374];[.D374];[.F374];[.H374])/SUM([.C374];[.E374];[.G374];[.I374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75];[.D375];[.F375];[.H375])/SUM([.C375];[.E375];[.G375];[.I375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75];[.D375];[.F375];[.H375])/(SUM([.C375];[.E375];[.G375];[.I375])*(1-([.K370]/100))))" office:value-type="float" office:value="10.1702127659574" calcext:value-type="float">
            <text:p>10.1702127659574</text:p>
          </table:table-cell>
          <table:table-cell table:number-columns-repeated="7"/>
          <table:table-cell office:value-type="string" calcext:value-type="string">
            <text:p>https://www.youtube.com/watch?v=AbLxi4VIr3s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0:.K38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80];[.D380];[.F380];[.H380])/SUM([.C380];[.E380];[.G380];[.I380]))" office:value-type="float" office:value="10.5263157894737" calcext:value-type="float">
            <text:p>10.5263157894737</text:p>
          </table:table-cell>
          <table:table-cell table:formula="of:=(SUM([.B380];[.D380];[.F380];[.H380])/SUM([.C380];[.E380];[.G380];[.I380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81];[.D381];[.F381];[.H381])/SUM([.C381];[.E381];[.G381];[.I381]))" office:value-type="string" office:string-value="" calcext:value-type="error">
            <text:p>#DIV/0!</text:p>
          </table:table-cell>
          <table:table-cell table:formula="of:=(SUM([.B381];[.D381];[.F381];[.H381])/SUM([.C381];[.E381];[.G381];[.I38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82];[.D382];[.F382];[.H382])/SUM([.C382];[.E382];[.G382];[.I382]))" office:value-type="float" office:value="166.666666666667" calcext:value-type="float">
            <text:p>166.666666666667</text:p>
          </table:table-cell>
          <table:table-cell table:formula="of:=(SUM([.B382];[.D382];[.F382];[.H382])/SUM([.C382];[.E382];[.G382];[.I382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83];[.D383];[.F383];[.H383])/SUM([.C383];[.E383];[.G383];[.I383]))" office:value-type="float" office:value="20.4081632653061" calcext:value-type="float">
            <text:p>20.4081632653061</text:p>
          </table:table-cell>
          <table:table-cell table:formula="of:=(SUM([.B383];[.D383];[.F383];[.H383])/SUM([.C383];[.E383];[.G383];[.I383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84];[.D384];[.F384];[.H384])/SUM([.C384];[.E384];[.G384];[.I384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84];[.D384];[.F384];[.H384])/(SUM([.C384];[.E384];[.G384];[.I384])*(1-([.K37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9:.K392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89];[.D389];[.F389];[.H389])/SUM([.C389];[.E389];[.G389];[.I389]))" office:value-type="float" office:value="11.1111111111111" calcext:value-type="float">
            <text:p>11.1111111111111</text:p>
          </table:table-cell>
          <table:table-cell table:formula="of:=(SUM([.B389];[.D389];[.F389];[.H389])/SUM([.C389];[.E389];[.G389];[.I389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90];[.D390];[.F390];[.H390])/SUM([.C390];[.E390];[.G390];[.I390]))" office:value-type="string" office:string-value="" calcext:value-type="error">
            <text:p>#DIV/0!</text:p>
          </table:table-cell>
          <table:table-cell table:formula="of:=(SUM([.B390];[.D390];[.F390];[.H390])/SUM([.C390];[.E390];[.G390];[.I390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91];[.D391];[.F391];[.H391])/SUM([.C391];[.E391];[.G391];[.I391]))" office:value-type="float" office:value="136.363636363636" calcext:value-type="float">
            <text:p>136.363636363636</text:p>
          </table:table-cell>
          <table:table-cell table:formula="of:=(SUM([.B391];[.D391];[.F391];[.H391])/SUM([.C391];[.E391];[.G391];[.I391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92];[.D392];[.F392];[.H392])/SUM([.C392];[.E392];[.G392];[.I392]))" office:value-type="float" office:value="18.5185185185185" calcext:value-type="float">
            <text:p>18.5185185185185</text:p>
          </table:table-cell>
          <table:table-cell table:formula="of:=(SUM([.B392];[.D392];[.F392];[.H392])/SUM([.C392];[.E392];[.G392];[.I392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93];[.D393];[.F393];[.H393])/SUM([.C393];[.E393];[.G393];[.I393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93];[.D393];[.F393];[.H393])/(SUM([.C393];[.E393];[.G393];[.I393])*(1-([.K388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98:.K401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98];[.D398];[.F398];[.H398])/SUM([.C398];[.E398];[.G398];[.I398]))" office:value-type="float" office:value="8.84955752212389" calcext:value-type="float">
            <text:p>8.84955752212389</text:p>
          </table:table-cell>
          <table:table-cell table:formula="of:=(SUM([.B398];[.D398];[.F398];[.H398])/SUM([.C398];[.E398];[.G398];[.I398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99];[.D399];[.F399];[.H399])/SUM([.C399];[.E399];[.G399];[.I399]))" office:value-type="string" office:string-value="" calcext:value-type="error">
            <text:p>#DIV/0!</text:p>
          </table:table-cell>
          <table:table-cell table:formula="of:=(SUM([.B399];[.D399];[.F399];[.H399])/SUM([.C399];[.E399];[.G399];[.I399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0];[.D400];[.F400];[.H400])/SUM([.C400];[.E400];[.G400];[.I400]))" office:value-type="float" office:value="111.111111111111" calcext:value-type="float">
            <text:p>111.111111111111</text:p>
          </table:table-cell>
          <table:table-cell table:formula="of:=(SUM([.B400];[.D400];[.F400];[.H400])/SUM([.C400];[.E400];[.G400];[.I400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1];[.D401];[.F401];[.H401])/SUM([.C401];[.E401];[.G401];[.I401]))" office:value-type="float" office:value="18.8679245283019" calcext:value-type="float">
            <text:p>18.8679245283019</text:p>
          </table:table-cell>
          <table:table-cell table:formula="of:=(SUM([.B401];[.D401];[.F401];[.H401])/SUM([.C401];[.E401];[.G401];[.I401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8" table:default-cell-style-name="ce35"/>
        <table:table-column table:style-name="co20" table:number-columns-repeated="2" table:default-cell-style-name="ce35"/>
        <table:table-column table:style-name="co8" table:default-cell-style-name="ce35"/>
        <table:table-column table:style-name="co9" table:default-cell-style-name="ce35"/>
        <table:table-column table:style-name="co21" table:default-cell-style-name="ce35"/>
        <table:table-column table:style-name="co8" table:number-columns-repeated="28" table:default-cell-style-name="ce35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37" office:value-type="string" calcext:value-type="string">
            <text:p>holo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table:formula="of:=1/([.O13]/[.P13])" office:value-type="float" office:value="9.63934426229508" calcext:value-type="float">
            <text:p>9.63934426229508</text:p>
          </table:table-cell>
          <table:table-cell table:style-name="ce3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37" office:value-type="string" calcext:value-type="string">
            <text:p>FA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37"/>
          <table:table-cell table:style-name="ce38"/>
          <table:table-cell table:style-name="ce3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3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36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2" table:default-cell-style-name="Default"/>
        <table:table-column table:style-name="co23" table:default-cell-style-name="Default"/>
        <table:table-column table:style-name="co8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number-columns-repeated="6"/>
          <table:table-cell table:style-name="ce3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break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holo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number-columns-repeated="6"/>
          <table:table-cell table:style-name="ce3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8+14+13+12+10+8" office:value-type="float" office:value="75" calcext:value-type="float">
            <text:p>7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Mega EX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5-[.D10]" office:value-type="float" office:value="50" calcext:value-type="float">
            <text:p>50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combined EX</text:p>
          </table:table-cell>
          <table:table-cell table:style-name="ce37" table:formula="of:=[.B11]+[.B10]" office:value-type="float" office:value="81" calcext:value-type="float">
            <text:p>8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[.D11]+[.D10]" office:value-type="float" office:value="125" calcext:value-type="float">
            <text:p>12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Gold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+49" office:value-type="float" office:value="61" calcext:value-type="float">
            <text:p>61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secret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https://cardzard.com/blogs/news/xy-evolutions-etb-pull-rates</text:p>
          </table:table-cell>
          <table:table-cell table:style-name="ce37" table:number-columns-repeated="2"/>
          <table:table-cell table:style-name="ce37" office:value-type="string" calcext:value-type="string">
            <text:p>https://docs.google.com/spreadsheets/d/1Qct7IOTe7W1CamyYBwKgImGBituap8QwnuFJ7xl1m9E/edit#gid=0</text:p>
          </table:table-cell>
          <table:table-cell table:style-name="ce37" table:number-columns-repeated="5"/>
          <table:table-cell table:number-columns-repeated="9"/>
        </table:table-row>
        <table:table-row table:style-name="ro1">
          <table:table-cell table:style-name="ce37" table:number-columns-repeated="10"/>
          <table:table-cell table:number-columns-repeated="9"/>
        </table:table-row>
        <table:table-row table:style-name="ro1">
          <table:table-cell table:style-name="ce37" office:value-type="string" calcext:value-type="string">
            <text:p>proof of multiple secrets per pack being possible</text:p>
          </table:table-cell>
          <table:table-cell table:style-name="ce3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8+14+13+12+10+8" office:value-type="float" office:value="75" calcext:value-type="float">
            <text:p>75</text:p>
          </table:table-cell>
          <table:table-cell table:style-name="ce3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Mega EX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5-[.D22]" office:value-type="float" office:value="50" calcext:value-type="float">
            <text:p>50</text:p>
          </table:table-cell>
          <table:table-cell table:style-name="ce3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37" office:value-type="float" office:value="41" calcext:value-type="float">
            <text:p>41</text:p>
          </table:table-cell>
          <table:table-cell table:style-name="ce37" table:formula="of:=712-31" office:value-type="float" office:value="681" calcext:value-type="float">
            <text:p>681</text:p>
          </table:table-cell>
          <table:table-cell table:style-name="ce3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37" table:number-columns-repeated="4"/>
          <table:table-cell table:style-name="ce39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3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3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7" office:value-type="string" calcext:value-type="string">
            <text:p>Legendary Treasures:</text:p>
          </table:table-cell>
          <table:table-cell table:style-name="ce37" table:number-columns-repeated="9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holo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gold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main ex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C ex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C FA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number-columns-repeated="3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37" table:number-columns-repeated="10"/>
          <table:table-cell table:number-columns-repeated="20"/>
        </table:table-row>
        <table:table-row table:style-name="ro1"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primal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secret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FA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3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37" office:value-type="float" office:value="1000" calcext:value-type="float">
            <text:p>1000</text:p>
          </table:table-cell>
          <table:table-cell table:number-columns-repeated="6"/>
          <table:table-cell table:style-name="ce3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8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281" calcext:value-type="float">
            <text:p>2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10.4074074074074" calcext:value-type="float">
            <text:p>10.4074074074074</text:p>
          </table:table-cell>
          <table:table-cell table:formula="of:=1/[.G19]" office:value-type="float" office:value="0.096085409252669" calcext:value-type="float">
            <text:p>0.096085409252669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2])/SUM([.F22])" office:value-type="float" office:value="10.375" calcext:value-type="float">
            <text:p>10.375</text:p>
          </table:table-cell>
          <table:table-cell table:formula="of:=1/[.G22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7:.D27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29:.F29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1:.K31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8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7" calcext:value-type="float">
            <text:p>8.64197530864197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8" calcext:value-type="float">
            <text:p>3.59281437125748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" calcext:value-type="float">
            <text:p>4.0983606557377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3" calcext:value-type="float">
            <text:p>2.94117647058823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3" calcext:value-type="float">
            <text:p>4.85436893203883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3" calcext:value-type="float">
            <text:p>4.85436893203883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3" calcext:value-type="float">
            <text:p>2.94117647058823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silver tempest" table:style-name="ta1">
        <table:table-column table:style-name="co8" table:number-columns-repeated="12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2]/[.D2]" office:value-type="float" office:value="9.11111111111111" calcext:value-type="float">
            <text:p>9.11111111111111</text:p>
          </table:table-cell>
          <table:table-cell table:formula="of:=SUM([.C2:.I2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4:.M4])"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TG sup</text:p>
          </table:table-cell>
          <table:table-cell table:number-columns-repeated="3"/>
        </table:table-row>
        <table:table-row table:style-name="ro1">
          <table:table-cell/>
          <table:table-cell table:formula="of:=SUM([.C6:.I6])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misc data collection'.A136:'misc data collection'.K16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11-21T22:13:50.889567033</dc:date>
    <meta:editing-duration>P16DT6M25S</meta:editing-duration>
    <meta:editing-cycles>170</meta:editing-cycles>
    <meta:generator>LibreOffice/7.3.6.2$Linux_X86_64 LibreOffice_project/30$Build-2</meta:generator>
    <meta:document-statistic meta:table-count="15" meta:cell-count="13626" meta:object-count="0"/>
    <meta:user-defined meta:name="sheets-banding"/>
    <meta:user-defined meta:name="sheets-original-selection"/>
  </office:meta>
</office:document-meta>
</file>